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3796B955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9.287cm"/>
    </style:style>
    <style:style style:name="co15" style:family="table-column">
      <style:table-column-properties fo:break-before="auto" style:column-width="3.725cm"/>
    </style:style>
    <style:style style:name="co16" style:family="table-column">
      <style:table-column-properties fo:break-before="auto" style:column-width="9.116cm"/>
    </style:style>
    <style:style style:name="co17" style:family="table-column">
      <style:table-column-properties fo:break-before="auto" style:column-width="3.926cm"/>
    </style:style>
    <style:style style:name="co18" style:family="table-column">
      <style:table-column-properties fo:break-before="auto" style:column-width="2.263cm"/>
    </style:style>
    <style:style style:name="co19" style:family="table-column">
      <style:table-column-properties fo:break-before="auto" style:column-width="2.693cm"/>
    </style:style>
    <style:style style:name="co20" style:family="table-column">
      <style:table-column-properties fo:break-before="auto" style:column-width="2.579cm"/>
    </style:style>
    <style:style style:name="co21" style:family="table-column">
      <style:table-column-properties fo:break-before="auto" style:column-width="3.468cm"/>
    </style:style>
    <style:style style:name="co22" style:family="table-column">
      <style:table-column-properties fo:break-before="auto" style:column-width="2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" style:family="table-cell" style:parent-style-name="Default">
      <style:table-cell-properties fo:background-color="#111111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 style:data-style-name="N81"/>
    <style:style style:name="ce8" style:family="table-cell" style:parent-style-name="Default">
      <style:text-properties fo:font-size="20pt" fo:font-weight="bold" style:font-size-asian="20pt" style:font-weight-asian="bold" style:font-size-complex="20pt" style:font-weight-complex="bold"/>
      <style:map style:condition="cell-content()&gt;10000" style:apply-style-name="Warning" style:base-cell-address="consegna.A1"/>
    </style:style>
    <style:style style:name="ce9" style:family="table-cell" style:parent-style-name="Default">
      <style:map style:condition="cell-content()&gt;10000" style:apply-style-name="Warning" style:base-cell-address="consegna.A1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sort" table:style-name="ta1">
        <table:shapes>
          <draw:frame draw:z-index="0" draw:name="Insertion_sort" draw:style-name="gr1" draw:text-style-name="P1" svg:width="16.001cm" svg:height="9.005cm" svg:x="20.392cm" svg:y="1.089cm">
            <draw:object draw:notify-on-update-of-ranges="insertion_sort.D1:insertion_sort.D1 insertion_sort.D2:insertion_sort.D101 insertion_sort.F1:insertion_sort.F1 insertion_sort.F2:insertion_sort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1.469cm" svg:height="6.454cm" svg:x="21.936cm" svg:y="10.89cm">
            <draw:object draw:notify-on-update-of-ranges="insertion_sort.C1:insertion_sort.C1 insertion_sort.C2:insertion_sort.C101 insertion_sort.D1:insertion_sort.D1 insertion_sort.D2:insertion_sort.D101 insertion_sort.E1:insertion_sort.E1 insertion_sort.E2:insertion_sort.E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1.746cm" svg:height="7.039cm" svg:x="37.299cm" svg:y="10.837cm">
            <draw:object draw:notify-on-update-of-ranges="insertion_sort.G1:insertion_sort.G1 insertion_sort.G2:insertion_sort.G101 insertion_sort.H1:insertion_sort.H1 insertion_sort.H2:insertion_sort.H101 insertion_sort.I1:insertion_sort.I1 insertion_sort.I2:insertion_sort.I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ripetizioni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expected_worst_case_swap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282" calcext:value-type="float">
            <text:p>28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380" calcext:value-type="float">
            <text:p>38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433" calcext:value-type="float">
            <text:p>43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491" calcext:value-type="float">
            <text:p>49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52" calcext:value-type="float">
            <text:p>55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326" calcext:value-type="float">
            <text:p>326</text:p>
          </table:table-cell>
          <table:table-cell office:value-type="float" office:value="683" calcext:value-type="float">
            <text:p>68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office:value-type="float" office:value="756" calcext:value-type="float">
            <text:p>75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424" calcext:value-type="float">
            <text:p>424</text:p>
          </table:table-cell>
          <table:table-cell office:value-type="float" office:value="910" calcext:value-type="float">
            <text:p>91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office:value-type="float" office:value="485" calcext:value-type="float">
            <text:p>485</text:p>
          </table:table-cell>
          <table:table-cell office:value-type="float" office:value="989" calcext:value-type="float">
            <text:p>9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276" calcext:value-type="float">
            <text:p>276</text:p>
          </table:table-cell>
          <table:table-cell office:value-type="float" office:value="620" calcext:value-type="float">
            <text:p>620</text:p>
          </table:table-cell>
          <table:table-cell office:value-type="float" office:value="1076" calcext:value-type="float">
            <text:p>10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68" calcext:value-type="float">
            <text:p>116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639" calcext:value-type="float">
            <text:p>639</text:p>
          </table:table-cell>
          <table:table-cell office:value-type="float" office:value="1258" calcext:value-type="float">
            <text:p>125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732" calcext:value-type="float">
            <text:p>732</text:p>
          </table:table-cell>
          <table:table-cell office:value-type="float" office:value="1355" calcext:value-type="float">
            <text:p>135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837" calcext:value-type="float">
            <text:p>837</text:p>
          </table:table-cell>
          <table:table-cell office:value-type="float" office:value="1454" calcext:value-type="float">
            <text:p>1454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96" calcext:value-type="float">
            <text:p>296</text:p>
          </table:table-cell>
          <table:table-cell office:value-type="float" office:value="406" calcext:value-type="float">
            <text:p>406</text:p>
          </table:table-cell>
          <table:table-cell office:value-type="float" office:value="902" calcext:value-type="float">
            <text:p>902</text:p>
          </table:table-cell>
          <table:table-cell office:value-type="float" office:value="1556" calcext:value-type="float">
            <text:p>155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float" office:value="435" calcext:value-type="float">
            <text:p>435</text:p>
          </table:table-cell>
          <table:table-cell office:value-type="float" office:value="1014" calcext:value-type="float">
            <text:p>1014</text:p>
          </table:table-cell>
          <table:table-cell office:value-type="float" office:value="1662" calcext:value-type="float">
            <text:p>1662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335" calcext:value-type="float">
            <text:p>335</text:p>
          </table:table-cell>
          <table:table-cell office:value-type="float" office:value="465" calcext:value-type="float">
            <text:p>465</text:p>
          </table:table-cell>
          <table:table-cell office:value-type="float" office:value="1014" calcext:value-type="float">
            <text:p>1014</text:p>
          </table:table-cell>
          <table:table-cell office:value-type="float" office:value="1774" calcext:value-type="float">
            <text:p>177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0" calcext:value-type="float">
            <text:p>240</text:p>
          </table:table-cell>
          <table:table-cell office:value-type="float" office:value="356" calcext:value-type="float">
            <text:p>356</text:p>
          </table:table-cell>
          <table:table-cell office:value-type="float" office:value="496" calcext:value-type="float">
            <text:p>496</text:p>
          </table:table-cell>
          <table:table-cell office:value-type="float" office:value="1048" calcext:value-type="float">
            <text:p>1048</text:p>
          </table:table-cell>
          <table:table-cell office:value-type="float" office:value="1888" calcext:value-type="float">
            <text:p>1888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office:value-type="float" office:value="379" calcext:value-type="float">
            <text:p>379</text:p>
          </table:table-cell>
          <table:table-cell office:value-type="float" office:value="528" calcext:value-type="float">
            <text:p>528</text:p>
          </table:table-cell>
          <table:table-cell office:value-type="float" office:value="1207" calcext:value-type="float">
            <text:p>1207</text:p>
          </table:table-cell>
          <table:table-cell office:value-type="float" office:value="2005" calcext:value-type="float">
            <text:p>2005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412" calcext:value-type="float">
            <text:p>412</text:p>
          </table:table-cell>
          <table:table-cell office:value-type="float" office:value="561" calcext:value-type="float">
            <text:p>561</text:p>
          </table:table-cell>
          <table:table-cell office:value-type="float" office:value="1273" calcext:value-type="float">
            <text:p>1273</text:p>
          </table:table-cell>
          <table:table-cell office:value-type="float" office:value="2126" calcext:value-type="float">
            <text:p>212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89" calcext:value-type="float">
            <text:p>289</text:p>
          </table:table-cell>
          <table:table-cell office:value-type="float" office:value="423" calcext:value-type="float">
            <text:p>423</text:p>
          </table:table-cell>
          <table:table-cell office:value-type="float" office:value="595" calcext:value-type="float">
            <text:p>595</text:p>
          </table:table-cell>
          <table:table-cell office:value-type="float" office:value="1360" calcext:value-type="float">
            <text:p>1360</text:p>
          </table:table-cell>
          <table:table-cell office:value-type="float" office:value="2250" calcext:value-type="float">
            <text:p>225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177" calcext:value-type="float">
            <text:p>177</text:p>
          </table:table-cell>
          <table:table-cell office:value-type="float" office:value="306" calcext:value-type="float">
            <text:p>306</text:p>
          </table:table-cell>
          <table:table-cell office:value-type="float" office:value="446" calcext:value-type="float">
            <text:p>446</text:p>
          </table:table-cell>
          <table:table-cell office:value-type="float" office:value="630" calcext:value-type="float">
            <text:p>630</text:p>
          </table:table-cell>
          <table:table-cell office:value-type="float" office:value="1486" calcext:value-type="float">
            <text:p>1486</text:p>
          </table:table-cell>
          <table:table-cell office:value-type="float" office:value="2378" calcext:value-type="float">
            <text:p>2378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" calcext:value-type="float">
            <text:p>174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  <table:table-cell office:value-type="float" office:value="666" calcext:value-type="float">
            <text:p>666</text:p>
          </table:table-cell>
          <table:table-cell office:value-type="float" office:value="1462" calcext:value-type="float">
            <text:p>1462</text:p>
          </table:table-cell>
          <table:table-cell office:value-type="float" office:value="2508" calcext:value-type="float">
            <text:p>2508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196" calcext:value-type="float">
            <text:p>196</text:p>
          </table:table-cell>
          <table:table-cell office:value-type="float" office:value="342" calcext:value-type="float">
            <text:p>342</text:p>
          </table:table-cell>
          <table:table-cell office:value-type="float" office:value="475" calcext:value-type="float">
            <text:p>475</text:p>
          </table:table-cell>
          <table:table-cell office:value-type="float" office:value="703" calcext:value-type="float">
            <text:p>703</text:p>
          </table:table-cell>
          <table:table-cell office:value-type="float" office:value="1628" calcext:value-type="float">
            <text:p>1628</text:p>
          </table:table-cell>
          <table:table-cell office:value-type="float" office:value="2639" calcext:value-type="float">
            <text:p>263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office:value-type="float" office:value="741" calcext:value-type="float">
            <text:p>741</text:p>
          </table:table-cell>
          <table:table-cell office:value-type="float" office:value="1731" calcext:value-type="float">
            <text:p>1731</text:p>
          </table:table-cell>
          <table:table-cell office:value-type="float" office:value="2779" calcext:value-type="float">
            <text:p>2779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232" calcext:value-type="float">
            <text:p>232</text:p>
          </table:table-cell>
          <table:table-cell office:value-type="float" office:value="380" calcext:value-type="float">
            <text:p>380</text:p>
          </table:table-cell>
          <table:table-cell office:value-type="float" office:value="548" calcext:value-type="float">
            <text:p>548</text:p>
          </table:table-cell>
          <table:table-cell office:value-type="float" office:value="780" calcext:value-type="float">
            <text:p>780</text:p>
          </table:table-cell>
          <table:table-cell office:value-type="float" office:value="1894" calcext:value-type="float">
            <text:p>1894</text:p>
          </table:table-cell>
          <table:table-cell office:value-type="float" office:value="2924" calcext:value-type="float">
            <text:p>2924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" calcext:value-type="float">
            <text:p>10000</text:p>
          </table:table-cell>
          <table:table-cell office:value-type="float" office:value="234" calcext:value-type="float">
            <text:p>234</text:p>
          </table:table-cell>
          <table:table-cell office:value-type="float" office:value="400" calcext:value-type="float">
            <text:p>400</text:p>
          </table:table-cell>
          <table:table-cell office:value-type="float" office:value="554" calcext:value-type="float">
            <text:p>554</text:p>
          </table:table-cell>
          <table:table-cell office:value-type="float" office:value="820" calcext:value-type="float">
            <text:p>820</text:p>
          </table:table-cell>
          <table:table-cell office:value-type="float" office:value="1910" calcext:value-type="float">
            <text:p>1910</text:p>
          </table:table-cell>
          <table:table-cell office:value-type="float" office:value="3068" calcext:value-type="float">
            <text:p>306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248" calcext:value-type="float">
            <text:p>248</text:p>
          </table:table-cell>
          <table:table-cell office:value-type="float" office:value="421" calcext:value-type="float">
            <text:p>421</text:p>
          </table:table-cell>
          <table:table-cell office:value-type="float" office:value="579" calcext:value-type="float">
            <text:p>579</text:p>
          </table:table-cell>
          <table:table-cell office:value-type="float" office:value="861" calcext:value-type="float">
            <text:p>861</text:p>
          </table:table-cell>
          <table:table-cell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office:value-type="float" office:value="622" calcext:value-type="float">
            <text:p>622</text:p>
          </table:table-cell>
          <table:table-cell office:value-type="float" office:value="903" calcext:value-type="float">
            <text:p>903</text:p>
          </table:table-cell>
          <table:table-cell office:value-type="float" office:value="2113" calcext:value-type="float">
            <text:p>2113</text:p>
          </table:table-cell>
          <table:table-cell office:value-type="float" office:value="3369" calcext:value-type="float">
            <text:p>3369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301" calcext:value-type="float">
            <text:p>301</text:p>
          </table:table-cell>
          <table:table-cell office:value-type="float" office:value="463" calcext:value-type="float">
            <text:p>463</text:p>
          </table:table-cell>
          <table:table-cell office:value-type="float" office:value="651" calcext:value-type="float">
            <text:p>651</text:p>
          </table:table-cell>
          <table:table-cell office:value-type="float" office:value="946" calcext:value-type="float">
            <text:p>946</text:p>
          </table:table-cell>
          <table:table-cell office:value-type="float" office:value="2395" calcext:value-type="float">
            <text:p>2395</text:p>
          </table:table-cell>
          <table:table-cell office:value-type="float" office:value="3530" calcext:value-type="float">
            <text:p>353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294" calcext:value-type="float">
            <text:p>294</text:p>
          </table:table-cell>
          <table:table-cell office:value-type="float" office:value="484" calcext:value-type="float">
            <text:p>484</text:p>
          </table:table-cell>
          <table:table-cell office:value-type="float" office:value="700" calcext:value-type="float">
            <text:p>700</text:p>
          </table:table-cell>
          <table:table-cell office:value-type="float" office:value="990" calcext:value-type="float">
            <text:p>990</text:p>
          </table:table-cell>
          <table:table-cell office:value-type="float" office:value="2363" calcext:value-type="float">
            <text:p>2363</text:p>
          </table:table-cell>
          <table:table-cell office:value-type="float" office:value="3682" calcext:value-type="float">
            <text:p>3682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327" calcext:value-type="float">
            <text:p>327</text:p>
          </table:table-cell>
          <table:table-cell office:value-type="float" office:value="506" calcext:value-type="float">
            <text:p>506</text:p>
          </table:table-cell>
          <table:table-cell office:value-type="float" office:value="732" calcext:value-type="float">
            <text:p>732</text:p>
          </table:table-cell>
          <table:table-cell office:value-type="float" office:value="1035" calcext:value-type="float">
            <text:p>1035</text:p>
          </table:table-cell>
          <table:table-cell office:value-type="float" office:value="2596" calcext:value-type="float">
            <text:p>2596</text:p>
          </table:table-cell>
          <table:table-cell office:value-type="float" office:value="3846" calcext:value-type="float">
            <text:p>384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529" calcext:value-type="float">
            <text:p>529</text:p>
          </table:table-cell>
          <table:table-cell office:value-type="float" office:value="732" calcext:value-type="float">
            <text:p>732</text:p>
          </table:table-cell>
          <table:table-cell office:value-type="float" office:value="1081" calcext:value-type="float">
            <text:p>1081</text:p>
          </table:table-cell>
          <table:table-cell office:value-type="float" office:value="2587" calcext:value-type="float">
            <text:p>2587</text:p>
          </table:table-cell>
          <table:table-cell office:value-type="float" office:value="4013" calcext:value-type="float">
            <text:p>4013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350" calcext:value-type="float">
            <text:p>350</text:p>
          </table:table-cell>
          <table:table-cell office:value-type="float" office:value="552" calcext:value-type="float">
            <text:p>552</text:p>
          </table:table-cell>
          <table:table-cell office:value-type="float" office:value="780" calcext:value-type="float">
            <text:p>780</text:p>
          </table:table-cell>
          <table:table-cell office:value-type="float" office:value="1128" calcext:value-type="float">
            <text:p>1128</text:p>
          </table:table-cell>
          <table:table-cell office:value-type="float" office:value="2766" calcext:value-type="float">
            <text:p>2766</text:p>
          </table:table-cell>
          <table:table-cell office:value-type="float" office:value="4182" calcext:value-type="float">
            <text:p>4182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" calcext:value-type="float">
            <text:p>10000</text:p>
          </table:table-cell>
          <table:table-cell office:value-type="float" office:value="331" calcext:value-type="float">
            <text:p>331</text:p>
          </table:table-cell>
          <table:table-cell office:value-type="float" office:value="576" calcext:value-type="float">
            <text:p>576</text:p>
          </table:table-cell>
          <table:table-cell office:value-type="float" office:value="809" calcext:value-type="float">
            <text:p>809</text:p>
          </table:table-cell>
          <table:table-cell office:value-type="float" office:value="1176" calcext:value-type="float">
            <text:p>1176</text:p>
          </table:table-cell>
          <table:table-cell office:value-type="float" office:value="2650" calcext:value-type="float">
            <text:p>2650</text:p>
          </table:table-cell>
          <table:table-cell office:value-type="float" office:value="4356" calcext:value-type="float">
            <text:p>4356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600" calcext:value-type="float">
            <text:p>600</text:p>
          </table:table-cell>
          <table:table-cell office:value-type="float" office:value="824" calcext:value-type="float">
            <text:p>824</text:p>
          </table:table-cell>
          <table:table-cell office:value-type="float" office:value="1225" calcext:value-type="float">
            <text:p>1225</text:p>
          </table:table-cell>
          <table:table-cell office:value-type="float" office:value="2887" calcext:value-type="float">
            <text:p>2887</text:p>
          </table:table-cell>
          <table:table-cell office:value-type="float" office:value="4528" calcext:value-type="float">
            <text:p>4528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405" calcext:value-type="float">
            <text:p>405</text:p>
          </table:table-cell>
          <table:table-cell office:value-type="float" office:value="625" calcext:value-type="float">
            <text:p>625</text:p>
          </table:table-cell>
          <table:table-cell office:value-type="float" office:value="843" calcext:value-type="float">
            <text:p>843</text:p>
          </table:table-cell>
          <table:table-cell office:value-type="float" office:value="1275" calcext:value-type="float">
            <text:p>1275</text:p>
          </table:table-cell>
          <table:table-cell office:value-type="float" office:value="3172" calcext:value-type="float">
            <text:p>3172</text:p>
          </table:table-cell>
          <table:table-cell office:value-type="float" office:value="4713" calcext:value-type="float">
            <text:p>4713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414" calcext:value-type="float">
            <text:p>414</text:p>
          </table:table-cell>
          <table:table-cell office:value-type="float" office:value="651" calcext:value-type="float">
            <text:p>651</text:p>
          </table:table-cell>
          <table:table-cell office:value-type="float" office:value="901" calcext:value-type="float">
            <text:p>901</text:p>
          </table:table-cell>
          <table:table-cell office:value-type="float" office:value="1326" calcext:value-type="float">
            <text:p>1326</text:p>
          </table:table-cell>
          <table:table-cell office:value-type="float" office:value="3257" calcext:value-type="float">
            <text:p>3257</text:p>
          </table:table-cell>
          <table:table-cell office:value-type="float" office:value="4898" calcext:value-type="float">
            <text:p>4898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677" calcext:value-type="float">
            <text:p>677</text:p>
          </table:table-cell>
          <table:table-cell office:value-type="float" office:value="896" calcext:value-type="float">
            <text:p>896</text:p>
          </table:table-cell>
          <table:table-cell office:value-type="float" office:value="1378" calcext:value-type="float">
            <text:p>1378</text:p>
          </table:table-cell>
          <table:table-cell office:value-type="float" office:value="3546" calcext:value-type="float">
            <text:p>3546</text:p>
          </table:table-cell>
          <table:table-cell office:value-type="float" office:value="5090" calcext:value-type="float">
            <text:p>5090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703" calcext:value-type="float">
            <text:p>703</text:p>
          </table:table-cell>
          <table:table-cell office:value-type="float" office:value="940" calcext:value-type="float">
            <text:p>940</text:p>
          </table:table-cell>
          <table:table-cell office:value-type="float" office:value="1431" calcext:value-type="float">
            <text:p>1431</text:p>
          </table:table-cell>
          <table:table-cell office:value-type="float" office:value="3548" calcext:value-type="float">
            <text:p>3548</text:p>
          </table:table-cell>
          <table:table-cell office:value-type="float" office:value="5279" calcext:value-type="float">
            <text:p>5279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456" calcext:value-type="float">
            <text:p>456</text:p>
          </table:table-cell>
          <table:table-cell office:value-type="float" office:value="728" calcext:value-type="float">
            <text:p>728</text:p>
          </table:table-cell>
          <table:table-cell office:value-type="float" office:value="1003" calcext:value-type="float">
            <text:p>1003</text:p>
          </table:table-cell>
          <table:table-cell office:value-type="float" office:value="1485" calcext:value-type="float">
            <text:p>1485</text:p>
          </table:table-cell>
          <table:table-cell office:value-type="float" office:value="3562" calcext:value-type="float">
            <text:p>3562</text:p>
          </table:table-cell>
          <table:table-cell office:value-type="float" office:value="5463" calcext:value-type="float">
            <text:p>5463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520" calcext:value-type="float">
            <text:p>520</text:p>
          </table:table-cell>
          <table:table-cell office:value-type="float" office:value="757" calcext:value-type="float">
            <text:p>757</text:p>
          </table:table-cell>
          <table:table-cell office:value-type="float" office:value="1019" calcext:value-type="float">
            <text:p>1019</text:p>
          </table:table-cell>
          <table:table-cell office:value-type="float" office:value="1540" calcext:value-type="float">
            <text:p>1540</text:p>
          </table:table-cell>
          <table:table-cell office:value-type="float" office:value="4017" calcext:value-type="float">
            <text:p>4017</text:p>
          </table:table-cell>
          <table:table-cell office:value-type="float" office:value="5667" calcext:value-type="float">
            <text:p>5667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  <table:table-cell office:value-type="float" office:value="785" calcext:value-type="float">
            <text:p>785</text:p>
          </table:table-cell>
          <table:table-cell office:value-type="float" office:value="1068" calcext:value-type="float">
            <text:p>1068</text:p>
          </table:table-cell>
          <table:table-cell office:value-type="float" office:value="1596" calcext:value-type="float">
            <text:p>1596</text:p>
          </table:table-cell>
          <table:table-cell office:value-type="float" office:value="3737" calcext:value-type="float">
            <text:p>3737</text:p>
          </table:table-cell>
          <table:table-cell office:value-type="float" office:value="5875" calcext:value-type="float">
            <text:p>587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535" calcext:value-type="float">
            <text:p>535</text:p>
          </table:table-cell>
          <table:table-cell office:value-type="float" office:value="812" calcext:value-type="float">
            <text:p>812</text:p>
          </table:table-cell>
          <table:table-cell office:value-type="float" office:value="1078" calcext:value-type="float">
            <text:p>1078</text:p>
          </table:table-cell>
          <table:table-cell office:value-type="float" office:value="1653" calcext:value-type="float">
            <text:p>1653</text:p>
          </table:table-cell>
          <table:table-cell office:value-type="float" office:value="4131" calcext:value-type="float">
            <text:p>4131</text:p>
          </table:table-cell>
          <table:table-cell office:value-type="float" office:value="6070" calcext:value-type="float">
            <text:p>6070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840" calcext:value-type="float">
            <text:p>840</text:p>
          </table:table-cell>
          <table:table-cell office:value-type="float" office:value="1126" calcext:value-type="float">
            <text:p>1126</text:p>
          </table:table-cell>
          <table:table-cell office:value-type="float" office:value="1711" calcext:value-type="float">
            <text:p>1711</text:p>
          </table:table-cell>
          <table:table-cell office:value-type="float" office:value="4199" calcext:value-type="float">
            <text:p>4199</text:p>
          </table:table-cell>
          <table:table-cell office:value-type="float" office:value="6273" calcext:value-type="float">
            <text:p>6273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870" calcext:value-type="float">
            <text:p>870</text:p>
          </table:table-cell>
          <table:table-cell office:value-type="float" office:value="1182" calcext:value-type="float">
            <text:p>1182</text:p>
          </table:table-cell>
          <table:table-cell office:value-type="float" office:value="1770" calcext:value-type="float">
            <text:p>1770</text:p>
          </table:table-cell>
          <table:table-cell office:value-type="float" office:value="4440" calcext:value-type="float">
            <text:p>4440</text:p>
          </table:table-cell>
          <table:table-cell office:value-type="float" office:value="6489" calcext:value-type="float">
            <text:p>6489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623" calcext:value-type="float">
            <text:p>623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office:value-type="float" office:value="1830" calcext:value-type="float">
            <text:p>1830</text:p>
          </table:table-cell>
          <table:table-cell office:value-type="float" office:value="4773" calcext:value-type="float">
            <text:p>4773</text:p>
          </table:table-cell>
          <table:table-cell office:value-type="float" office:value="6717" calcext:value-type="float">
            <text:p>6717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29" calcext:value-type="float">
            <text:p>929</text:p>
          </table:table-cell>
          <table:table-cell office:value-type="float" office:value="1237" calcext:value-type="float">
            <text:p>1237</text:p>
          </table:table-cell>
          <table:table-cell office:value-type="float" office:value="1891" calcext:value-type="float">
            <text:p>1891</text:p>
          </table:table-cell>
          <table:table-cell office:value-type="float" office:value="4848" calcext:value-type="float">
            <text:p>4848</text:p>
          </table:table-cell>
          <table:table-cell office:value-type="float" office:value="6917" calcext:value-type="float">
            <text:p>6917</text:p>
          </table:table-cell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627" calcext:value-type="float">
            <text:p>627</text:p>
          </table:table-cell>
          <table:table-cell office:value-type="float" office:value="961" calcext:value-type="float">
            <text:p>961</text:p>
          </table:table-cell>
          <table:table-cell office:value-type="float" office:value="1272" calcext:value-type="float">
            <text:p>1272</text:p>
          </table:table-cell>
          <table:table-cell office:value-type="float" office:value="1953" calcext:value-type="float">
            <text:p>1953</text:p>
          </table:table-cell>
          <table:table-cell office:value-type="float" office:value="4810" calcext:value-type="float">
            <text:p>4810</text:p>
          </table:table-cell>
          <table:table-cell office:value-type="float" office:value="7148" calcext:value-type="float">
            <text:p>7148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91" calcext:value-type="float">
            <text:p>991</text:p>
          </table:table-cell>
          <table:table-cell office:value-type="float" office:value="1302" calcext:value-type="float">
            <text:p>1302</text:p>
          </table:table-cell>
          <table:table-cell office:value-type="float" office:value="2016" calcext:value-type="float">
            <text:p>2016</text:p>
          </table:table-cell>
          <table:table-cell office:value-type="float" office:value="4862" calcext:value-type="float">
            <text:p>4862</text:p>
          </table:table-cell>
          <table:table-cell office:value-type="float" office:value="7366" calcext:value-type="float">
            <text:p>736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699" calcext:value-type="float">
            <text:p>699</text:p>
          </table:table-cell>
          <table:table-cell office:value-type="float" office:value="1024" calcext:value-type="float">
            <text:p>1024</text:p>
          </table:table-cell>
          <table:table-cell office:value-type="float" office:value="1328" calcext:value-type="float">
            <text:p>1328</text:p>
          </table:table-cell>
          <table:table-cell office:value-type="float" office:value="2080" calcext:value-type="float">
            <text:p>2080</text:p>
          </table:table-cell>
          <table:table-cell office:value-type="float" office:value="5328" calcext:value-type="float">
            <text:p>5328</text:p>
          </table:table-cell>
          <table:table-cell office:value-type="float" office:value="7601" calcext:value-type="float">
            <text:p>7601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693" calcext:value-type="float">
            <text:p>693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2145" calcext:value-type="float">
            <text:p>2145</text:p>
          </table:table-cell>
          <table:table-cell office:value-type="float" office:value="5298" calcext:value-type="float">
            <text:p>5298</text:p>
          </table:table-cell>
          <table:table-cell office:value-type="float" office:value="7815" calcext:value-type="float">
            <text:p>7815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" calcext:value-type="float">
            <text:p>10000</text:p>
          </table:table-cell>
          <table:table-cell office:value-type="float" office:value="696" calcext:value-type="float">
            <text:p>696</text:p>
          </table:table-cell>
          <table:table-cell office:value-type="float" office:value="1089" calcext:value-type="float">
            <text:p>1089</text:p>
          </table:table-cell>
          <table:table-cell office:value-type="float" office:value="1404" calcext:value-type="float">
            <text:p>1404</text:p>
          </table:table-cell>
          <table:table-cell office:value-type="float" office:value="2211" calcext:value-type="float">
            <text:p>2211</text:p>
          </table:table-cell>
          <table:table-cell office:value-type="float" office:value="5336" calcext:value-type="float">
            <text:p>5336</text:p>
          </table:table-cell>
          <table:table-cell office:value-type="float" office:value="8070" calcext:value-type="float">
            <text:p>8070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" calcext:value-type="float">
            <text:p>10000</text:p>
          </table:table-cell>
          <table:table-cell office:value-type="float" office:value="779" calcext:value-type="float">
            <text:p>779</text:p>
          </table:table-cell>
          <table:table-cell office:value-type="float" office:value="1122" calcext:value-type="float">
            <text:p>1122</text:p>
          </table:table-cell>
          <table:table-cell office:value-type="float" office:value="1462" calcext:value-type="float">
            <text:p>1462</text:p>
          </table:table-cell>
          <table:table-cell office:value-type="float" office:value="2278" calcext:value-type="float">
            <text:p>2278</text:p>
          </table:table-cell>
          <table:table-cell office:value-type="float" office:value="5909" calcext:value-type="float">
            <text:p>5909</text:p>
          </table:table-cell>
          <table:table-cell office:value-type="float" office:value="8308" calcext:value-type="float">
            <text:p>8308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" calcext:value-type="float">
            <text:p>10000</text:p>
          </table:table-cell>
          <table:table-cell office:value-type="float" office:value="794" calcext:value-type="float">
            <text:p>794</text:p>
          </table:table-cell>
          <table:table-cell office:value-type="float" office:value="1155" calcext:value-type="float">
            <text:p>1155</text:p>
          </table:table-cell>
          <table:table-cell office:value-type="float" office:value="1543" calcext:value-type="float">
            <text:p>1543</text:p>
          </table:table-cell>
          <table:table-cell office:value-type="float" office:value="2346" calcext:value-type="float">
            <text:p>2346</text:p>
          </table:table-cell>
          <table:table-cell office:value-type="float" office:value="6031" calcext:value-type="float">
            <text:p>6031</text:p>
          </table:table-cell>
          <table:table-cell office:value-type="float" office:value="8547" calcext:value-type="float">
            <text:p>8547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office:value-type="float" office:value="818" calcext:value-type="float">
            <text:p>818</text:p>
          </table:table-cell>
          <table:table-cell office:value-type="float" office:value="1193" calcext:value-type="float">
            <text:p>1193</text:p>
          </table:table-cell>
          <table:table-cell office:value-type="float" office:value="1556" calcext:value-type="float">
            <text:p>1556</text:p>
          </table:table-cell>
          <table:table-cell office:value-type="float" office:value="2415" calcext:value-type="float">
            <text:p>2415</text:p>
          </table:table-cell>
          <table:table-cell office:value-type="float" office:value="6201" calcext:value-type="float">
            <text:p>6201</text:p>
          </table:table-cell>
          <table:table-cell office:value-type="float" office:value="8820" calcext:value-type="float">
            <text:p>8820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" calcext:value-type="float">
            <text:p>10000</text:p>
          </table:table-cell>
          <table:table-cell office:value-type="float" office:value="813" calcext:value-type="float">
            <text:p>813</text:p>
          </table:table-cell>
          <table:table-cell office:value-type="float" office:value="1223" calcext:value-type="float">
            <text:p>1223</text:p>
          </table:table-cell>
          <table:table-cell office:value-type="float" office:value="1625" calcext:value-type="float">
            <text:p>1625</text:p>
          </table:table-cell>
          <table:table-cell office:value-type="float" office:value="2485" calcext:value-type="float">
            <text:p>2485</text:p>
          </table:table-cell>
          <table:table-cell office:value-type="float" office:value="6168" calcext:value-type="float">
            <text:p>6168</text:p>
          </table:table-cell>
          <table:table-cell office:value-type="float" office:value="9034" calcext:value-type="float">
            <text:p>9034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" calcext:value-type="float">
            <text:p>10000</text:p>
          </table:table-cell>
          <table:table-cell office:value-type="float" office:value="873" calcext:value-type="float">
            <text:p>873</text:p>
          </table:table-cell>
          <table:table-cell office:value-type="float" office:value="1260" calcext:value-type="float">
            <text:p>1260</text:p>
          </table:table-cell>
          <table:table-cell office:value-type="float" office:value="1633" calcext:value-type="float">
            <text:p>1633</text:p>
          </table:table-cell>
          <table:table-cell office:value-type="float" office:value="2556" calcext:value-type="float">
            <text:p>2556</text:p>
          </table:table-cell>
          <table:table-cell office:value-type="float" office:value="6590" calcext:value-type="float">
            <text:p>6590</text:p>
          </table:table-cell>
          <table:table-cell office:value-type="float" office:value="9305" calcext:value-type="float">
            <text:p>9305</text:p>
          </table:table-cell>
          <table:table-cell office:value-type="float" office:value="11905" calcext:value-type="float">
            <text:p>119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" calcext:value-type="float">
            <text:p>10000</text:p>
          </table:table-cell>
          <table:table-cell office:value-type="float" office:value="878" calcext:value-type="float">
            <text:p>878</text:p>
          </table:table-cell>
          <table:table-cell office:value-type="float" office:value="1296" calcext:value-type="float">
            <text:p>1296</text:p>
          </table:table-cell>
          <table:table-cell office:value-type="float" office:value="1712" calcext:value-type="float">
            <text:p>1712</text:p>
          </table:table-cell>
          <table:table-cell office:value-type="float" office:value="2628" calcext:value-type="float">
            <text:p>2628</text:p>
          </table:table-cell>
          <table:table-cell office:value-type="float" office:value="6637" calcext:value-type="float">
            <text:p>6637</text:p>
          </table:table-cell>
          <table:table-cell office:value-type="float" office:value="9563" calcext:value-type="float">
            <text:p>9563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" calcext:value-type="float">
            <text:p>10000</text:p>
          </table:table-cell>
          <table:table-cell office:value-type="float" office:value="925" calcext:value-type="float">
            <text:p>925</text:p>
          </table:table-cell>
          <table:table-cell office:value-type="float" office:value="1333" calcext:value-type="float">
            <text:p>1333</text:p>
          </table:table-cell>
          <table:table-cell office:value-type="float" office:value="1738" calcext:value-type="float">
            <text:p>1738</text:p>
          </table:table-cell>
          <table:table-cell office:value-type="float" office:value="2701" calcext:value-type="float">
            <text:p>2701</text:p>
          </table:table-cell>
          <table:table-cell office:value-type="float" office:value="6988" calcext:value-type="float">
            <text:p>6988</text:p>
          </table:table-cell>
          <table:table-cell office:value-type="float" office:value="9827" calcext:value-type="float">
            <text:p>9827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979" calcext:value-type="float">
            <text:p>979</text:p>
          </table:table-cell>
          <table:table-cell office:value-type="float" office:value="1368" calcext:value-type="float">
            <text:p>1368</text:p>
          </table:table-cell>
          <table:table-cell office:value-type="float" office:value="1741" calcext:value-type="float">
            <text:p>1741</text:p>
          </table:table-cell>
          <table:table-cell office:value-type="float" office:value="2775" calcext:value-type="float">
            <text:p>2775</text:p>
          </table:table-cell>
          <table:table-cell office:value-type="float" office:value="7358" calcext:value-type="float">
            <text:p>7358</text:p>
          </table:table-cell>
          <table:table-cell office:value-type="float" office:value="10082" calcext:value-type="float">
            <text:p>10082</text:p>
          </table:table-cell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" calcext:value-type="float">
            <text:p>10000</text:p>
          </table:table-cell>
          <table:table-cell office:value-type="float" office:value="953" calcext:value-type="float">
            <text:p>953</text:p>
          </table:table-cell>
          <table:table-cell office:value-type="float" office:value="1406" calcext:value-type="float">
            <text:p>1406</text:p>
          </table:table-cell>
          <table:table-cell office:value-type="float" office:value="1819" calcext:value-type="float">
            <text:p>1819</text:p>
          </table:table-cell>
          <table:table-cell office:value-type="float" office:value="2850" calcext:value-type="float">
            <text:p>2850</text:p>
          </table:table-cell>
          <table:table-cell office:value-type="float" office:value="7188" calcext:value-type="float">
            <text:p>7188</text:p>
          </table:table-cell>
          <table:table-cell office:value-type="float" office:value="10353" calcext:value-type="float">
            <text:p>10353</text:p>
          </table:table-cell>
          <table:table-cell office:value-type="float" office:value="13245" calcext:value-type="float">
            <text:p>132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" calcext:value-type="float">
            <text:p>10000</text:p>
          </table:table-cell>
          <table:table-cell office:value-type="float" office:value="992" calcext:value-type="float">
            <text:p>992</text:p>
          </table:table-cell>
          <table:table-cell office:value-type="float" office:value="1444" calcext:value-type="float">
            <text:p>1444</text:p>
          </table:table-cell>
          <table:table-cell office:value-type="float" office:value="1863" calcext:value-type="float">
            <text:p>1863</text:p>
          </table:table-cell>
          <table:table-cell office:value-type="float" office:value="2926" calcext:value-type="float">
            <text:p>2926</text:p>
          </table:table-cell>
          <table:table-cell office:value-type="float" office:value="7478" calcext:value-type="float">
            <text:p>7478</text:p>
          </table:table-cell>
          <table:table-cell office:value-type="float" office:value="10623" calcext:value-type="float">
            <text:p>10623</text:p>
          </table:table-cell>
          <table:table-cell office:value-type="float" office:value="13555" calcext:value-type="float">
            <text:p>135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" calcext:value-type="float">
            <text:p>10000</text:p>
          </table:table-cell>
          <table:table-cell office:value-type="float" office:value="973" calcext:value-type="float">
            <text:p>973</text:p>
          </table:table-cell>
          <table:table-cell office:value-type="float" office:value="1482" calcext:value-type="float">
            <text:p>1482</text:p>
          </table:table-cell>
          <table:table-cell office:value-type="float" office:value="1923" calcext:value-type="float">
            <text:p>1923</text:p>
          </table:table-cell>
          <table:table-cell office:value-type="float" office:value="3003" calcext:value-type="float">
            <text:p>3003</text:p>
          </table:table-cell>
          <table:table-cell office:value-type="float" office:value="7337" calcext:value-type="float">
            <text:p>7337</text:p>
          </table:table-cell>
          <table:table-cell office:value-type="float" office:value="10899" calcext:value-type="float">
            <text:p>10899</text:p>
          </table:table-cell>
          <table:table-cell office:value-type="float" office:value="13962" calcext:value-type="float">
            <text:p>139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" calcext:value-type="float">
            <text:p>10000</text:p>
          </table:table-cell>
          <table:table-cell office:value-type="float" office:value="1078" calcext:value-type="float">
            <text:p>1078</text:p>
          </table:table-cell>
          <table:table-cell office:value-type="float" office:value="1521" calcext:value-type="float">
            <text:p>1521</text:p>
          </table:table-cell>
          <table:table-cell office:value-type="float" office:value="1948" calcext:value-type="float">
            <text:p>1948</text:p>
          </table:table-cell>
          <table:table-cell office:value-type="float" office:value="3081" calcext:value-type="float">
            <text:p>3081</text:p>
          </table:table-cell>
          <table:table-cell office:value-type="float" office:value="8089" calcext:value-type="float">
            <text:p>8089</text:p>
          </table:table-cell>
          <table:table-cell office:value-type="float" office:value="11178" calcext:value-type="float">
            <text:p>11178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" calcext:value-type="float">
            <text:p>1121</text:p>
          </table:table-cell>
          <table:table-cell office:value-type="float" office:value="1560" calcext:value-type="float">
            <text:p>1560</text:p>
          </table:table-cell>
          <table:table-cell office:value-type="float" office:value="2024" calcext:value-type="float">
            <text:p>2024</text:p>
          </table:table-cell>
          <table:table-cell office:value-type="float" office:value="3160" calcext:value-type="float">
            <text:p>3160</text:p>
          </table:table-cell>
          <table:table-cell office:value-type="float" office:value="8387" calcext:value-type="float">
            <text:p>8387</text:p>
          </table:table-cell>
          <table:table-cell office:value-type="float" office:value="11459" calcext:value-type="float">
            <text:p>11459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" calcext:value-type="float">
            <text:p>1140</text:p>
          </table:table-cell>
          <table:table-cell office:value-type="float" office:value="1599" calcext:value-type="float">
            <text:p>1599</text:p>
          </table:table-cell>
          <table:table-cell office:value-type="float" office:value="2090" calcext:value-type="float">
            <text:p>2090</text:p>
          </table:table-cell>
          <table:table-cell office:value-type="float" office:value="3240" calcext:value-type="float">
            <text:p>3240</text:p>
          </table:table-cell>
          <table:table-cell office:value-type="float" office:value="8517" calcext:value-type="float">
            <text:p>8517</text:p>
          </table:table-cell>
          <table:table-cell office:value-type="float" office:value="11740" calcext:value-type="float">
            <text:p>11740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" calcext:value-type="float">
            <text:p>10000</text:p>
          </table:table-cell>
          <table:table-cell office:value-type="float" office:value="1199" calcext:value-type="float">
            <text:p>1199</text:p>
          </table:table-cell>
          <table:table-cell office:value-type="float" office:value="1642" calcext:value-type="float">
            <text:p>1642</text:p>
          </table:table-cell>
          <table:table-cell office:value-type="float" office:value="2116" calcext:value-type="float">
            <text:p>2116</text:p>
          </table:table-cell>
          <table:table-cell office:value-type="float" office:value="3321" calcext:value-type="float">
            <text:p>3321</text:p>
          </table:table-cell>
          <table:table-cell office:value-type="float" office:value="8952" calcext:value-type="float">
            <text:p>8952</text:p>
          </table:table-cell>
          <table:table-cell office:value-type="float" office:value="12044" calcext:value-type="float">
            <text:p>12044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" calcext:value-type="float">
            <text:p>10000</text:p>
          </table:table-cell>
          <table:table-cell office:value-type="float" office:value="1195" calcext:value-type="float">
            <text:p>1195</text:p>
          </table:table-cell>
          <table:table-cell office:value-type="float" office:value="1683" calcext:value-type="float">
            <text:p>1683</text:p>
          </table:table-cell>
          <table:table-cell office:value-type="float" office:value="2218" calcext:value-type="float">
            <text:p>2218</text:p>
          </table:table-cell>
          <table:table-cell office:value-type="float" office:value="3403" calcext:value-type="float">
            <text:p>3403</text:p>
          </table:table-cell>
          <table:table-cell office:value-type="float" office:value="8911" calcext:value-type="float">
            <text:p>8911</text:p>
          </table:table-cell>
          <table:table-cell office:value-type="float" office:value="12336" calcext:value-type="float">
            <text:p>12336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" calcext:value-type="float">
            <text:p>10000</text:p>
          </table:table-cell>
          <table:table-cell office:value-type="float" office:value="1186" calcext:value-type="float">
            <text:p>1186</text:p>
          </table:table-cell>
          <table:table-cell office:value-type="float" office:value="1720" calcext:value-type="float">
            <text:p>1720</text:p>
          </table:table-cell>
          <table:table-cell office:value-type="float" office:value="2175" calcext:value-type="float">
            <text:p>2175</text:p>
          </table:table-cell>
          <table:table-cell office:value-type="float" office:value="3486" calcext:value-type="float">
            <text:p>3486</text:p>
          </table:table-cell>
          <table:table-cell office:value-type="float" office:value="8875" calcext:value-type="float">
            <text:p>8875</text:p>
          </table:table-cell>
          <table:table-cell office:value-type="float" office:value="12604" calcext:value-type="float">
            <text:p>12604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1327" calcext:value-type="float">
            <text:p>1327</text:p>
          </table:table-cell>
          <table:table-cell office:value-type="float" office:value="1763" calcext:value-type="float">
            <text:p>1763</text:p>
          </table:table-cell>
          <table:table-cell office:value-type="float" office:value="2263" calcext:value-type="float">
            <text:p>2263</text:p>
          </table:table-cell>
          <table:table-cell office:value-type="float" office:value="3570" calcext:value-type="float">
            <text:p>3570</text:p>
          </table:table-cell>
          <table:table-cell office:value-type="float" office:value="9859" calcext:value-type="float">
            <text:p>9859</text:p>
          </table:table-cell>
          <table:table-cell office:value-type="float" office:value="12916" calcext:value-type="float">
            <text:p>12916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4" calcext:value-type="float">
            <text:p>1284</text:p>
          </table:table-cell>
          <table:table-cell office:value-type="float" office:value="1807" calcext:value-type="float">
            <text:p>1807</text:p>
          </table:table-cell>
          <table:table-cell office:value-type="float" office:value="2250" calcext:value-type="float">
            <text:p>2250</text:p>
          </table:table-cell>
          <table:table-cell office:value-type="float" office:value="3655" calcext:value-type="float">
            <text:p>3655</text:p>
          </table:table-cell>
          <table:table-cell office:value-type="float" office:value="9580" calcext:value-type="float">
            <text:p>9580</text:p>
          </table:table-cell>
          <table:table-cell office:value-type="float" office:value="13228" calcext:value-type="float">
            <text:p>13228</text:p>
          </table:table-cell>
          <table:table-cell office:value-type="float" office:value="16317" calcext:value-type="float">
            <text:p>163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" calcext:value-type="float">
            <text:p>10000</text:p>
          </table:table-cell>
          <table:table-cell office:value-type="float" office:value="1348" calcext:value-type="float">
            <text:p>1348</text:p>
          </table:table-cell>
          <table:table-cell office:value-type="float" office:value="1850" calcext:value-type="float">
            <text:p>1850</text:p>
          </table:table-cell>
          <table:table-cell office:value-type="float" office:value="2344" calcext:value-type="float">
            <text:p>2344</text:p>
          </table:table-cell>
          <table:table-cell office:value-type="float" office:value="3741" calcext:value-type="float">
            <text:p>3741</text:p>
          </table:table-cell>
          <table:table-cell office:value-type="float" office:value="10025" calcext:value-type="float">
            <text:p>10025</text:p>
          </table:table-cell>
          <table:table-cell office:value-type="float" office:value="13538" calcext:value-type="float">
            <text:p>13538</text:p>
          </table:table-cell>
          <table:table-cell office:value-type="float" office:value="16972" calcext:value-type="float">
            <text:p>169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" calcext:value-type="float">
            <text:p>10000</text:p>
          </table:table-cell>
          <table:table-cell office:value-type="float" office:value="1396" calcext:value-type="float">
            <text:p>1396</text:p>
          </table:table-cell>
          <table:table-cell office:value-type="float" office:value="1893" calcext:value-type="float">
            <text:p>1893</text:p>
          </table:table-cell>
          <table:table-cell office:value-type="float" office:value="2465" calcext:value-type="float">
            <text:p>2465</text:p>
          </table:table-cell>
          <table:table-cell office:value-type="float" office:value="3828" calcext:value-type="float">
            <text:p>3828</text:p>
          </table:table-cell>
          <table:table-cell office:value-type="float" office:value="10363" calcext:value-type="float">
            <text:p>10363</text:p>
          </table:table-cell>
          <table:table-cell office:value-type="float" office:value="13846" calcext:value-type="float">
            <text:p>13846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" calcext:value-type="float">
            <text:p>10000</text:p>
          </table:table-cell>
          <table:table-cell office:value-type="float" office:value="1398" calcext:value-type="float">
            <text:p>1398</text:p>
          </table:table-cell>
          <table:table-cell office:value-type="float" office:value="1936" calcext:value-type="float">
            <text:p>1936</text:p>
          </table:table-cell>
          <table:table-cell office:value-type="float" office:value="2427" calcext:value-type="float">
            <text:p>2427</text:p>
          </table:table-cell>
          <table:table-cell office:value-type="float" office:value="3916" calcext:value-type="float">
            <text:p>3916</text:p>
          </table:table-cell>
          <table:table-cell office:value-type="float" office:value="10384" calcext:value-type="float">
            <text:p>10384</text:p>
          </table:table-cell>
          <table:table-cell office:value-type="float" office:value="14155" calcext:value-type="float">
            <text:p>14155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" calcext:value-type="float">
            <text:p>10000</text:p>
          </table:table-cell>
          <table:table-cell office:value-type="float" office:value="1443" calcext:value-type="float">
            <text:p>1443</text:p>
          </table:table-cell>
          <table:table-cell office:value-type="float" office:value="1982" calcext:value-type="float">
            <text:p>1982</text:p>
          </table:table-cell>
          <table:table-cell office:value-type="float" office:value="2501" calcext:value-type="float">
            <text:p>2501</text:p>
          </table:table-cell>
          <table:table-cell office:value-type="float" office:value="4005" calcext:value-type="float">
            <text:p>4005</text:p>
          </table:table-cell>
          <table:table-cell office:value-type="float" office:value="10711" calcext:value-type="float">
            <text:p>10711</text:p>
          </table:table-cell>
          <table:table-cell office:value-type="float" office:value="14481" calcext:value-type="float">
            <text:p>14481</text:p>
          </table:table-cell>
          <table:table-cell office:value-type="float" office:value="18097" calcext:value-type="float">
            <text:p>18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" calcext:value-type="float">
            <text:p>10000</text:p>
          </table:table-cell>
          <table:table-cell office:value-type="float" office:value="1482" calcext:value-type="float">
            <text:p>1482</text:p>
          </table:table-cell>
          <table:table-cell office:value-type="float" office:value="2022" calcext:value-type="float">
            <text:p>2022</text:p>
          </table:table-cell>
          <table:table-cell office:value-type="float" office:value="2528" calcext:value-type="float">
            <text:p>2528</text:p>
          </table:table-cell>
          <table:table-cell office:value-type="float" office:value="4095" calcext:value-type="float">
            <text:p>4095</text:p>
          </table:table-cell>
          <table:table-cell office:value-type="float" office:value="11001" calcext:value-type="float">
            <text:p>11001</text:p>
          </table:table-cell>
          <table:table-cell office:value-type="float" office:value="14766" calcext:value-type="float">
            <text:p>14766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1479" calcext:value-type="float">
            <text:p>1479</text:p>
          </table:table-cell>
          <table:table-cell office:value-type="float" office:value="2069" calcext:value-type="float">
            <text:p>2069</text:p>
          </table:table-cell>
          <table:table-cell office:value-type="float" office:value="2728" calcext:value-type="float">
            <text:p>2728</text:p>
          </table:table-cell>
          <table:table-cell office:value-type="float" office:value="4186" calcext:value-type="float">
            <text:p>4186</text:p>
          </table:table-cell>
          <table:table-cell office:value-type="float" office:value="10967" calcext:value-type="float">
            <text:p>10967</text:p>
          </table:table-cell>
          <table:table-cell office:value-type="float" office:value="15105" calcext:value-type="float">
            <text:p>15105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1351" calcext:value-type="float">
            <text:p>1351</text:p>
          </table:table-cell>
          <table:table-cell office:value-type="float" office:value="2114" calcext:value-type="float">
            <text:p>2114</text:p>
          </table:table-cell>
          <table:table-cell office:value-type="float" office:value="2763" calcext:value-type="float">
            <text:p>2763</text:p>
          </table:table-cell>
          <table:table-cell office:value-type="float" office:value="4278" calcext:value-type="float">
            <text:p>4278</text:p>
          </table:table-cell>
          <table:table-cell office:value-type="float" office:value="10088" calcext:value-type="float">
            <text:p>10088</text:p>
          </table:table-cell>
          <table:table-cell office:value-type="float" office:value="15427" calcext:value-type="float">
            <text:p>15427</text:p>
          </table:table-cell>
          <table:table-cell office:value-type="float" office:value="19947" calcext:value-type="float">
            <text:p>199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1622" calcext:value-type="float">
            <text:p>1622</text:p>
          </table:table-cell>
          <table:table-cell office:value-type="float" office:value="2162" calcext:value-type="float">
            <text:p>2162</text:p>
          </table:table-cell>
          <table:table-cell office:value-type="float" office:value="2724" calcext:value-type="float">
            <text:p>2724</text:p>
          </table:table-cell>
          <table:table-cell office:value-type="float" office:value="4371" calcext:value-type="float">
            <text:p>4371</text:p>
          </table:table-cell>
          <table:table-cell office:value-type="float" office:value="11987" calcext:value-type="float">
            <text:p>11987</text:p>
          </table:table-cell>
          <table:table-cell office:value-type="float" office:value="15770" calcext:value-type="float">
            <text:p>15770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1686" calcext:value-type="float">
            <text:p>1686</text:p>
          </table:table-cell>
          <table:table-cell office:value-type="float" office:value="2211" calcext:value-type="float">
            <text:p>2211</text:p>
          </table:table-cell>
          <table:table-cell office:value-type="float" office:value="2790" calcext:value-type="float">
            <text:p>2790</text:p>
          </table:table-cell>
          <table:table-cell office:value-type="float" office:value="4465" calcext:value-type="float">
            <text:p>4465</text:p>
          </table:table-cell>
          <table:table-cell office:value-type="float" office:value="12452" calcext:value-type="float">
            <text:p>12452</text:p>
          </table:table-cell>
          <table:table-cell office:value-type="float" office:value="16117" calcext:value-type="float">
            <text:p>16117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1657" calcext:value-type="float">
            <text:p>1657</text:p>
          </table:table-cell>
          <table:table-cell office:value-type="float" office:value="2256" calcext:value-type="float">
            <text:p>2256</text:p>
          </table:table-cell>
          <table:table-cell office:value-type="float" office:value="2835" calcext:value-type="float">
            <text:p>2835</text:p>
          </table:table-cell>
          <table:table-cell office:value-type="float" office:value="4560" calcext:value-type="float">
            <text:p>4560</text:p>
          </table:table-cell>
          <table:table-cell office:value-type="float" office:value="12256" calcext:value-type="float">
            <text:p>12256</text:p>
          </table:table-cell>
          <table:table-cell office:value-type="float" office:value="16441" calcext:value-type="float">
            <text:p>16441</text:p>
          </table:table-cell>
          <table:table-cell office:value-type="float" office:value="20502" calcext:value-type="float">
            <text:p>20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3" calcext:value-type="float">
            <text:p>1743</text:p>
          </table:table-cell>
          <table:table-cell office:value-type="float" office:value="2305" calcext:value-type="float">
            <text:p>2305</text:p>
          </table:table-cell>
          <table:table-cell office:value-type="float" office:value="2981" calcext:value-type="float">
            <text:p>2981</text:p>
          </table:table-cell>
          <table:table-cell office:value-type="float" office:value="4656" calcext:value-type="float">
            <text:p>4656</text:p>
          </table:table-cell>
          <table:table-cell office:value-type="float" office:value="12870" calcext:value-type="float">
            <text:p>12870</text:p>
          </table:table-cell>
          <table:table-cell office:value-type="float" office:value="16790" calcext:value-type="float">
            <text:p>16790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" calcext:value-type="float">
            <text:p>10000</text:p>
          </table:table-cell>
          <table:table-cell office:value-type="float" office:value="1733" calcext:value-type="float">
            <text:p>1733</text:p>
          </table:table-cell>
          <table:table-cell office:value-type="float" office:value="2354" calcext:value-type="float">
            <text:p>2354</text:p>
          </table:table-cell>
          <table:table-cell office:value-type="float" office:value="2900" calcext:value-type="float">
            <text:p>2900</text:p>
          </table:table-cell>
          <table:table-cell office:value-type="float" office:value="4753" calcext:value-type="float">
            <text:p>4753</text:p>
          </table:table-cell>
          <table:table-cell office:value-type="float" office:value="12802" calcext:value-type="float">
            <text:p>12802</text:p>
          </table:table-cell>
          <table:table-cell office:value-type="float" office:value="17144" calcext:value-type="float">
            <text:p>17144</text:p>
          </table:table-cell>
          <table:table-cell office:value-type="float" office:value="20941" calcext:value-type="float">
            <text:p>209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" calcext:value-type="float">
            <text:p>10000</text:p>
          </table:table-cell>
          <table:table-cell office:value-type="float" office:value="1798" calcext:value-type="float">
            <text:p>1798</text:p>
          </table:table-cell>
          <table:table-cell office:value-type="float" office:value="2400" calcext:value-type="float">
            <text:p>2400</text:p>
          </table:table-cell>
          <table:table-cell office:value-type="float" office:value="3132" calcext:value-type="float">
            <text:p>3132</text:p>
          </table:table-cell>
          <table:table-cell office:value-type="float" office:value="4851" calcext:value-type="float">
            <text:p>4851</text:p>
          </table:table-cell>
          <table:table-cell office:value-type="float" office:value="13254" calcext:value-type="float">
            <text:p>13254</text:p>
          </table:table-cell>
          <table:table-cell office:value-type="float" office:value="17467" calcext:value-type="float">
            <text:p>17467</text:p>
          </table:table-cell>
          <table:table-cell office:value-type="float" office:value="22592" calcext:value-type="float">
            <text:p>22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750" calcext:value-type="float">
            <text:p>1750</text:p>
          </table:table-cell>
          <table:table-cell office:value-type="float" office:value="2450" calcext:value-type="float">
            <text:p>2450</text:p>
          </table:table-cell>
          <table:table-cell office:value-type="float" office:value="3066" calcext:value-type="float">
            <text:p>3066</text:p>
          </table:table-cell>
          <table:table-cell office:value-type="float" office:value="4950" calcext:value-type="float">
            <text:p>4950</text:p>
          </table:table-cell>
          <table:table-cell office:value-type="float" office:value="12930" calcext:value-type="float">
            <text:p>12930</text:p>
          </table:table-cell>
          <table:table-cell office:value-type="float" office:value="17826" calcext:value-type="float">
            <text:p>17826</text:p>
          </table:table-cell>
          <table:table-cell office:value-type="float" office:value="22142" calcext:value-type="float">
            <text:p>22142</text:p>
          </table:table-cell>
        </table:table-row>
      </table:table>
      <table:table table:name="merge_sort" table:style-name="ta1">
        <table:shapes>
          <draw:frame draw:z-index="0" draw:style-name="gr1" draw:text-style-name="P1" svg:width="24.643cm" svg:height="13.334cm" svg:x="25.054cm" svg:y="0.027cm">
            <draw:object draw:notify-on-update-of-ranges="merge_sort.H1:merge_sort.H1 merge_sort.H2:merge_sort.H101 merge_sort.J1:merge_sort.J1 merge_sort.J2:merge_sort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2.839cm" svg:y="0.1cm">
            <draw:object draw:notify-on-update-of-ranges="merge_sort.K2:merge_sort.K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worst_case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worst_case_cmp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.2193" calcext:value-type="float">
            <text:p>33,2193</text:p>
          </table:table-cell>
          <table:table-cell table:formula="of:=[.H2]/[.J2]" office:value-type="float" office:value="1.02350139828353" calcext:value-type="float">
            <text:p>1,02350139828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6.4386" calcext:value-type="float">
            <text:p>86,4386</text:p>
          </table:table-cell>
          <table:table-cell table:formula="of:=[.H3]/[.J3]" office:value-type="float" office:value="1.01806368913888" calcext:value-type="float">
            <text:p>1,01806368913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7.207" calcext:value-type="float">
            <text:p>147,207</text:p>
          </table:table-cell>
          <table:table-cell table:formula="of:=[.H4]/[.J4]" office:value-type="float" office:value="1.00538697208693" calcext:value-type="float">
            <text:p>1,00538697208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12.877" calcext:value-type="float">
            <text:p>212,877</text:p>
          </table:table-cell>
          <table:table-cell table:formula="of:=[.H5]/[.J5]" office:value-type="float" office:value="1.01467044349554" calcext:value-type="float">
            <text:p>1,014670443495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.193" calcext:value-type="float">
            <text:p>282,193</text:p>
          </table:table-cell>
          <table:table-cell table:formula="of:=[.H6]/[.J6]" office:value-type="float" office:value="1.01349076695737" calcext:value-type="float">
            <text:p>1,013490766957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6" calcext:value-type="float">
            <text:p>356</text:p>
          </table:table-cell>
          <table:table-cell office:value-type="float" office:value="354.413" calcext:value-type="float">
            <text:p>354,413</text:p>
          </table:table-cell>
          <table:table-cell table:formula="of:=[.H7]/[.J7]" office:value-type="float" office:value="1.00447782671629" calcext:value-type="float">
            <text:p>1,004477826716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2" calcext:value-type="float">
            <text:p>432</text:p>
          </table:table-cell>
          <table:table-cell office:value-type="float" office:value="429.05" calcext:value-type="float">
            <text:p>429,05</text:p>
          </table:table-cell>
          <table:table-cell table:formula="of:=[.H8]/[.J8]" office:value-type="float" office:value="1.00687565551801" calcext:value-type="float">
            <text:p>1,006875655518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505.754" calcext:value-type="float">
            <text:p>505,754</text:p>
          </table:table-cell>
          <table:table-cell table:formula="of:=[.H9]/[.J9]" office:value-type="float" office:value="1.01234987760848" calcext:value-type="float">
            <text:p>1,012349877608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2" calcext:value-type="float">
            <text:p>592</text:p>
          </table:table-cell>
          <table:table-cell office:value-type="float" office:value="584.267" calcext:value-type="float">
            <text:p>584,267</text:p>
          </table:table-cell>
          <table:table-cell table:formula="of:=[.H10]/[.J10]" office:value-type="float" office:value="1.0132353872459" calcext:value-type="float">
            <text:p>1,0132353872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office:value-type="float" office:value="664.386" calcext:value-type="float">
            <text:p>664,386</text:p>
          </table:table-cell>
          <table:table-cell table:formula="of:=[.H11]/[.J11]" office:value-type="float" office:value="1.01146020536255" calcext:value-type="float">
            <text:p>1,011460205362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2" calcext:value-type="float">
            <text:p>752</text:p>
          </table:table-cell>
          <table:table-cell office:value-type="float" office:value="745.95" calcext:value-type="float">
            <text:p>745,95</text:p>
          </table:table-cell>
          <table:table-cell table:formula="of:=[.H12]/[.J12]" office:value-type="float" office:value="1.00811046316777" calcext:value-type="float">
            <text:p>1,008110463167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" calcext:value-type="float">
            <text:p>832</text:p>
          </table:table-cell>
          <table:table-cell office:value-type="float" office:value="828.827" calcext:value-type="float">
            <text:p>828,827</text:p>
          </table:table-cell>
          <table:table-cell table:formula="of:=[.H13]/[.J13]" office:value-type="float" office:value="1.00382830192549" calcext:value-type="float">
            <text:p>1,003828301925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14" calcext:value-type="float">
            <text:p>914</text:p>
          </table:table-cell>
          <table:table-cell office:value-type="float" office:value="912.908" calcext:value-type="float">
            <text:p>912,908</text:p>
          </table:table-cell>
          <table:table-cell table:formula="of:=[.H14]/[.J14]" office:value-type="float" office:value="1.00119617748996" calcext:value-type="float">
            <text:p>1,001196177489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04" calcext:value-type="float">
            <text:p>1004</text:p>
          </table:table-cell>
          <table:table-cell office:value-type="float" office:value="998.1" calcext:value-type="float">
            <text:p>998,1</text:p>
          </table:table-cell>
          <table:table-cell table:formula="of:=[.H15]/[.J15]" office:value-type="float" office:value="1.00591123133955" calcext:value-type="float">
            <text:p>1,00591123133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94" calcext:value-type="float">
            <text:p>1094</text:p>
          </table:table-cell>
          <table:table-cell office:value-type="float" office:value="1084.32" calcext:value-type="float">
            <text:p>1084,32</text:p>
          </table:table-cell>
          <table:table-cell table:formula="of:=[.H16]/[.J16]" office:value-type="float" office:value="1.00892725394717" calcext:value-type="float">
            <text:p>1,008927253947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171.51" calcext:value-type="float">
            <text:p>1171,51</text:p>
          </table:table-cell>
          <table:table-cell table:formula="of:=[.H17]/[.J17]" office:value-type="float" office:value="1.01066145402088" calcext:value-type="float">
            <text:p>1,010661454020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274" calcext:value-type="float">
            <text:p>1274</text:p>
          </table:table-cell>
          <table:table-cell office:value-type="float" office:value="1259.6" calcext:value-type="float">
            <text:p>1259,6</text:p>
          </table:table-cell>
          <table:table-cell table:formula="of:=[.H18]/[.J18]" office:value-type="float" office:value="1.01143220069863" calcext:value-type="float">
            <text:p>1,011432200698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364" calcext:value-type="float">
            <text:p>1364</text:p>
          </table:table-cell>
          <table:table-cell office:value-type="float" office:value="1348.53" calcext:value-type="float">
            <text:p>1348,53</text:p>
          </table:table-cell>
          <table:table-cell table:formula="of:=[.H19]/[.J19]" office:value-type="float" office:value="1.01147175072116" calcext:value-type="float">
            <text:p>1,011471750721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54" calcext:value-type="float">
            <text:p>1454</text:p>
          </table:table-cell>
          <table:table-cell office:value-type="float" office:value="1438.27" calcext:value-type="float">
            <text:p>1438,27</text:p>
          </table:table-cell>
          <table:table-cell table:formula="of:=[.H20]/[.J20]" office:value-type="float" office:value="1.01093675040152" calcext:value-type="float">
            <text:p>1,010936750401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44" calcext:value-type="float">
            <text:p>1544</text:p>
          </table:table-cell>
          <table:table-cell office:value-type="float" office:value="1528.77" calcext:value-type="float">
            <text:p>1528,77</text:p>
          </table:table-cell>
          <table:table-cell table:formula="of:=[.H21]/[.J21]" office:value-type="float" office:value="1.00996225723948" calcext:value-type="float">
            <text:p>1,009962257239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634" calcext:value-type="float">
            <text:p>1634</text:p>
          </table:table-cell>
          <table:table-cell office:value-type="float" office:value="1619.99" calcext:value-type="float">
            <text:p>1619,99</text:p>
          </table:table-cell>
          <table:table-cell table:formula="of:=[.H22]/[.J22]" office:value-type="float" office:value="1.00864820153211" calcext:value-type="float">
            <text:p>1,008648201532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724" calcext:value-type="float">
            <text:p>1724</text:p>
          </table:table-cell>
          <table:table-cell office:value-type="float" office:value="1711.9" calcext:value-type="float">
            <text:p>1711,9</text:p>
          </table:table-cell>
          <table:table-cell table:formula="of:=[.H23]/[.J23]" office:value-type="float" office:value="1.00706816986974" calcext:value-type="float">
            <text:p>1,007068169869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814" calcext:value-type="float">
            <text:p>1814</text:p>
          </table:table-cell>
          <table:table-cell office:value-type="float" office:value="1804.46" calcext:value-type="float">
            <text:p>1804,46</text:p>
          </table:table-cell>
          <table:table-cell table:formula="of:=[.H24]/[.J24]" office:value-type="float" office:value="1.00528690023608" calcext:value-type="float">
            <text:p>1,005286900236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04" calcext:value-type="float">
            <text:p>1904</text:p>
          </table:table-cell>
          <table:table-cell office:value-type="float" office:value="1897.65" calcext:value-type="float">
            <text:p>1897,65</text:p>
          </table:table-cell>
          <table:table-cell table:formula="of:=[.H25]/[.J25]" office:value-type="float" office:value="1.00334624403868" calcext:value-type="float">
            <text:p>1,003346244038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1991.45" calcext:value-type="float">
            <text:p>1991,45</text:p>
          </table:table-cell>
          <table:table-cell table:formula="of:=[.H26]/[.J26]" office:value-type="float" office:value="1.00128047402646" calcext:value-type="float">
            <text:p>1,001280474026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088" calcext:value-type="float">
            <text:p>2088</text:p>
          </table:table-cell>
          <table:table-cell office:value-type="float" office:value="2085.82" calcext:value-type="float">
            <text:p>2085,82</text:p>
          </table:table-cell>
          <table:table-cell table:formula="of:=[.H27]/[.J27]" office:value-type="float" office:value="1.00104515250597" calcext:value-type="float">
            <text:p>1,001045152505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88" calcext:value-type="float">
            <text:p>2188</text:p>
          </table:table-cell>
          <table:table-cell office:value-type="float" office:value="2180.74" calcext:value-type="float">
            <text:p>2180,74</text:p>
          </table:table-cell>
          <table:table-cell table:formula="of:=[.H28]/[.J28]" office:value-type="float" office:value="1.00332914515256" calcext:value-type="float">
            <text:p>1,003329145152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288" calcext:value-type="float">
            <text:p>2288</text:p>
          </table:table-cell>
          <table:table-cell office:value-type="float" office:value="2276.2" calcext:value-type="float">
            <text:p>2276,2</text:p>
          </table:table-cell>
          <table:table-cell table:formula="of:=[.H29]/[.J29]" office:value-type="float" office:value="1.0051840787277" calcext:value-type="float">
            <text:p>1,00518407872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388" calcext:value-type="float">
            <text:p>2388</text:p>
          </table:table-cell>
          <table:table-cell office:value-type="float" office:value="2372.17" calcext:value-type="float">
            <text:p>2372,17</text:p>
          </table:table-cell>
          <table:table-cell table:formula="of:=[.H30]/[.J30]" office:value-type="float" office:value="1.00667321482019" calcext:value-type="float">
            <text:p>1,00667321482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488" calcext:value-type="float">
            <text:p>2488</text:p>
          </table:table-cell>
          <table:table-cell office:value-type="float" office:value="2468.65" calcext:value-type="float">
            <text:p>2468,65</text:p>
          </table:table-cell>
          <table:table-cell table:formula="of:=[.H31]/[.J31]" office:value-type="float" office:value="1.00783829218399" calcext:value-type="float">
            <text:p>1,007838292183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88" calcext:value-type="float">
            <text:p>2588</text:p>
          </table:table-cell>
          <table:table-cell office:value-type="float" office:value="2565.6" calcext:value-type="float">
            <text:p>2565,6</text:p>
          </table:table-cell>
          <table:table-cell table:formula="of:=[.H32]/[.J32]" office:value-type="float" office:value="1.00873090115373" calcext:value-type="float">
            <text:p>1,008730901153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688" calcext:value-type="float">
            <text:p>2688</text:p>
          </table:table-cell>
          <table:table-cell office:value-type="float" office:value="2663.02" calcext:value-type="float">
            <text:p>2663,02</text:p>
          </table:table-cell>
          <table:table-cell table:formula="of:=[.H33]/[.J33]" office:value-type="float" office:value="1.00938032759799" calcext:value-type="float">
            <text:p>1,009380327597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788" calcext:value-type="float">
            <text:p>2788</text:p>
          </table:table-cell>
          <table:table-cell office:value-type="float" office:value="2760.89" calcext:value-type="float">
            <text:p>2760,89</text:p>
          </table:table-cell>
          <table:table-cell table:formula="of:=[.H34]/[.J34]" office:value-type="float" office:value="1.00981929740048" calcext:value-type="float">
            <text:p>1,009819297400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88" calcext:value-type="float">
            <text:p>2888</text:p>
          </table:table-cell>
          <table:table-cell office:value-type="float" office:value="2859.19" calcext:value-type="float">
            <text:p>2859,19</text:p>
          </table:table-cell>
          <table:table-cell table:formula="of:=[.H35]/[.J35]" office:value-type="float" office:value="1.01007628034513" calcext:value-type="float">
            <text:p>1,010076280345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988" calcext:value-type="float">
            <text:p>2988</text:p>
          </table:table-cell>
          <table:table-cell office:value-type="float" office:value="2957.92" calcext:value-type="float">
            <text:p>2957,92</text:p>
          </table:table-cell>
          <table:table-cell table:formula="of:=[.H36]/[.J36]" office:value-type="float" office:value="1.01016930816249" calcext:value-type="float">
            <text:p>1,010169308162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088" calcext:value-type="float">
            <text:p>3088</text:p>
          </table:table-cell>
          <table:table-cell office:value-type="float" office:value="3057.07" calcext:value-type="float">
            <text:p>3057,07</text:p>
          </table:table-cell>
          <table:table-cell table:formula="of:=[.H37]/[.J37]" office:value-type="float" office:value="1.01011753083835" calcext:value-type="float">
            <text:p>1,010117530838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188" calcext:value-type="float">
            <text:p>3188</text:p>
          </table:table-cell>
          <table:table-cell office:value-type="float" office:value="3156.61" calcext:value-type="float">
            <text:p>3156,61</text:p>
          </table:table-cell>
          <table:table-cell table:formula="of:=[.H38]/[.J38]" office:value-type="float" office:value="1.00994421230371" calcext:value-type="float">
            <text:p>1,009944212303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288" calcext:value-type="float">
            <text:p>3288</text:p>
          </table:table-cell>
          <table:table-cell office:value-type="float" office:value="3256.55" calcext:value-type="float">
            <text:p>3256,55</text:p>
          </table:table-cell>
          <table:table-cell table:formula="of:=[.H39]/[.J39]" office:value-type="float" office:value="1.00965745958146" calcext:value-type="float">
            <text:p>1,009657459581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388" calcext:value-type="float">
            <text:p>3388</text:p>
          </table:table-cell>
          <table:table-cell office:value-type="float" office:value="3356.86" calcext:value-type="float">
            <text:p>3356,86</text:p>
          </table:table-cell>
          <table:table-cell table:formula="of:=[.H40]/[.J40]" office:value-type="float" office:value="1.00927652627753" calcext:value-type="float">
            <text:p>1,009276526277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88" calcext:value-type="float">
            <text:p>3488</text:p>
          </table:table-cell>
          <table:table-cell office:value-type="float" office:value="3457.54" calcext:value-type="float">
            <text:p>3457,54</text:p>
          </table:table-cell>
          <table:table-cell table:formula="of:=[.H41]/[.J41]" office:value-type="float" office:value="1.00880973177461" calcext:value-type="float">
            <text:p>1,0088097317746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88" calcext:value-type="float">
            <text:p>3588</text:p>
          </table:table-cell>
          <table:table-cell office:value-type="float" office:value="3558.59" calcext:value-type="float">
            <text:p>3558,59</text:p>
          </table:table-cell>
          <table:table-cell table:formula="of:=[.H42]/[.J42]" office:value-type="float" office:value="1.00826450925788" calcext:value-type="float">
            <text:p>1,008264509257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688" calcext:value-type="float">
            <text:p>3688</text:p>
          </table:table-cell>
          <table:table-cell office:value-type="float" office:value="3659.98" calcext:value-type="float">
            <text:p>3659,98</text:p>
          </table:table-cell>
          <table:table-cell table:formula="of:=[.H43]/[.J43]" office:value-type="float" office:value="1.00765577953978" calcext:value-type="float">
            <text:p>1,007655779539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788" calcext:value-type="float">
            <text:p>3788</text:p>
          </table:table-cell>
          <table:table-cell office:value-type="float" office:value="3761.72" calcext:value-type="float">
            <text:p>3761,72</text:p>
          </table:table-cell>
          <table:table-cell table:formula="of:=[.H44]/[.J44]" office:value-type="float" office:value="1.00698616590283" calcext:value-type="float">
            <text:p>1,0069861659028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888" calcext:value-type="float">
            <text:p>3888</text:p>
          </table:table-cell>
          <table:table-cell office:value-type="float" office:value="3863.8" calcext:value-type="float">
            <text:p>3863,8</text:p>
          </table:table-cell>
          <table:table-cell table:formula="of:=[.H45]/[.J45]" office:value-type="float" office:value="1.00626326414411" calcext:value-type="float">
            <text:p>1,006263264144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988" calcext:value-type="float">
            <text:p>3988</text:p>
          </table:table-cell>
          <table:table-cell office:value-type="float" office:value="3966.2" calcext:value-type="float">
            <text:p>3966,2</text:p>
          </table:table-cell>
          <table:table-cell table:formula="of:=[.H46]/[.J46]" office:value-type="float" office:value="1.00549644495991" calcext:value-type="float">
            <text:p>1,005496444959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088" calcext:value-type="float">
            <text:p>4088</text:p>
          </table:table-cell>
          <table:table-cell office:value-type="float" office:value="4068.93" calcext:value-type="float">
            <text:p>4068,93</text:p>
          </table:table-cell>
          <table:table-cell table:formula="of:=[.H47]/[.J47]" office:value-type="float" office:value="1.0046867358249" calcext:value-type="float">
            <text:p>1,00468673582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188" calcext:value-type="float">
            <text:p>4188</text:p>
          </table:table-cell>
          <table:table-cell office:value-type="float" office:value="4171.96" calcext:value-type="float">
            <text:p>4171,96</text:p>
          </table:table-cell>
          <table:table-cell table:formula="of:=[.H48]/[.J48]" office:value-type="float" office:value="1.00384471567321" calcext:value-type="float">
            <text:p>1,003844715673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288" calcext:value-type="float">
            <text:p>4288</text:p>
          </table:table-cell>
          <table:table-cell office:value-type="float" office:value="4275.31" calcext:value-type="float">
            <text:p>4275,31</text:p>
          </table:table-cell>
          <table:table-cell table:formula="of:=[.H49]/[.J49]" office:value-type="float" office:value="1.00296820581432" calcext:value-type="float">
            <text:p>1,0029682058143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88" calcext:value-type="float">
            <text:p>4388</text:p>
          </table:table-cell>
          <table:table-cell office:value-type="float" office:value="4378.95" calcext:value-type="float">
            <text:p>4378,95</text:p>
          </table:table-cell>
          <table:table-cell table:formula="of:=[.H50]/[.J50]" office:value-type="float" office:value="1.00206670548876" calcext:value-type="float">
            <text:p>1,00206670548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488" calcext:value-type="float">
            <text:p>4488</text:p>
          </table:table-cell>
          <table:table-cell office:value-type="float" office:value="4482.89" calcext:value-type="float">
            <text:p>4482,89</text:p>
          </table:table-cell>
          <table:table-cell table:formula="of:=[.H51]/[.J51]" office:value-type="float" office:value="1.00113988966939" calcext:value-type="float">
            <text:p>1,001139889669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588" calcext:value-type="float">
            <text:p>4588</text:p>
          </table:table-cell>
          <table:table-cell office:value-type="float" office:value="4587.12" calcext:value-type="float">
            <text:p>4587,12</text:p>
          </table:table-cell>
          <table:table-cell table:formula="of:=[.H52]/[.J52]" office:value-type="float" office:value="1.00019184150404" calcext:value-type="float">
            <text:p>1,000191841504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696" calcext:value-type="float">
            <text:p>4696</text:p>
          </table:table-cell>
          <table:table-cell office:value-type="float" office:value="4691.63" calcext:value-type="float">
            <text:p>4691,63</text:p>
          </table:table-cell>
          <table:table-cell table:formula="of:=[.H53]/[.J53]" office:value-type="float" office:value="1.00093144600064" calcext:value-type="float">
            <text:p>1,000931446000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806" calcext:value-type="float">
            <text:p>4806</text:p>
          </table:table-cell>
          <table:table-cell office:value-type="float" office:value="4796.42" calcext:value-type="float">
            <text:p>4796,42</text:p>
          </table:table-cell>
          <table:table-cell table:formula="of:=[.H54]/[.J54]" office:value-type="float" office:value="1.00199732300341" calcext:value-type="float">
            <text:p>1,001997323003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916" calcext:value-type="float">
            <text:p>4916</text:p>
          </table:table-cell>
          <table:table-cell office:value-type="float" office:value="4901.48" calcext:value-type="float">
            <text:p>4901,48</text:p>
          </table:table-cell>
          <table:table-cell table:formula="of:=[.H55]/[.J55]" office:value-type="float" office:value="1.0029623705493" calcext:value-type="float">
            <text:p>1,00296237054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026" calcext:value-type="float">
            <text:p>5026</text:p>
          </table:table-cell>
          <table:table-cell office:value-type="float" office:value="5006.81" calcext:value-type="float">
            <text:p>5006,81</text:p>
          </table:table-cell>
          <table:table-cell table:formula="of:=[.H56]/[.J56]" office:value-type="float" office:value="1.00383277975398" calcext:value-type="float">
            <text:p>1,003832779753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36" calcext:value-type="float">
            <text:p>5136</text:p>
          </table:table-cell>
          <table:table-cell office:value-type="float" office:value="5112.4" calcext:value-type="float">
            <text:p>5112,4</text:p>
          </table:table-cell>
          <table:table-cell table:formula="of:=[.H57]/[.J57]" office:value-type="float" office:value="1.00461622721227" calcext:value-type="float">
            <text:p>1,0046162272122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246" calcext:value-type="float">
            <text:p>5246</text:p>
          </table:table-cell>
          <table:table-cell office:value-type="float" office:value="5218.25" calcext:value-type="float">
            <text:p>5218,25</text:p>
          </table:table-cell>
          <table:table-cell table:formula="of:=[.H58]/[.J58]" office:value-type="float" office:value="1.00531787476644" calcext:value-type="float">
            <text:p>1,005317874766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356" calcext:value-type="float">
            <text:p>5356</text:p>
          </table:table-cell>
          <table:table-cell office:value-type="float" office:value="5324.35" calcext:value-type="float">
            <text:p>5324,35</text:p>
          </table:table-cell>
          <table:table-cell table:formula="of:=[.H59]/[.J59]" office:value-type="float" office:value="1.00594438757783" calcext:value-type="float">
            <text:p>1,005944387577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466" calcext:value-type="float">
            <text:p>5466</text:p>
          </table:table-cell>
          <table:table-cell office:value-type="float" office:value="5430.7" calcext:value-type="float">
            <text:p>5430,7</text:p>
          </table:table-cell>
          <table:table-cell table:formula="of:=[.H60]/[.J60]" office:value-type="float" office:value="1.00650008286225" calcext:value-type="float">
            <text:p>1,006500082862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576" calcext:value-type="float">
            <text:p>5576</text:p>
          </table:table-cell>
          <table:table-cell office:value-type="float" office:value="5537.29" calcext:value-type="float">
            <text:p>5537,29</text:p>
          </table:table-cell>
          <table:table-cell table:formula="of:=[.H61]/[.J61]" office:value-type="float" office:value="1.00699078430062" calcext:value-type="float">
            <text:p>1,006990784300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686" calcext:value-type="float">
            <text:p>5686</text:p>
          </table:table-cell>
          <table:table-cell office:value-type="float" office:value="5644.13" calcext:value-type="float">
            <text:p>5644,13</text:p>
          </table:table-cell>
          <table:table-cell table:formula="of:=[.H62]/[.J62]" office:value-type="float" office:value="1.00741832665087" calcext:value-type="float">
            <text:p>1,007418326650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96" calcext:value-type="float">
            <text:p>5796</text:p>
          </table:table-cell>
          <table:table-cell office:value-type="float" office:value="5751.2" calcext:value-type="float">
            <text:p>5751,2</text:p>
          </table:table-cell>
          <table:table-cell table:formula="of:=[.H63]/[.J63]" office:value-type="float" office:value="1.00778967867575" calcext:value-type="float">
            <text:p>1,007789678675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06" calcext:value-type="float">
            <text:p>5906</text:p>
          </table:table-cell>
          <table:table-cell office:value-type="float" office:value="5858.5" calcext:value-type="float">
            <text:p>5858,5</text:p>
          </table:table-cell>
          <table:table-cell table:formula="of:=[.H64]/[.J64]" office:value-type="float" office:value="1.00810787744303" calcext:value-type="float">
            <text:p>1,008107877443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016" calcext:value-type="float">
            <text:p>6016</text:p>
          </table:table-cell>
          <table:table-cell office:value-type="float" office:value="5966.03" calcext:value-type="float">
            <text:p>5966,03</text:p>
          </table:table-cell>
          <table:table-cell table:formula="of:=[.H65]/[.J65]" office:value-type="float" office:value="1.00837575406091" calcext:value-type="float">
            <text:p>1,008375754060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126" calcext:value-type="float">
            <text:p>6126</text:p>
          </table:table-cell>
          <table:table-cell office:value-type="float" office:value="6073.79" calcext:value-type="float">
            <text:p>6073,79</text:p>
          </table:table-cell>
          <table:table-cell table:formula="of:=[.H66]/[.J66]" office:value-type="float" office:value="1.00859595079843" calcext:value-type="float">
            <text:p>1,008595950798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236" calcext:value-type="float">
            <text:p>6236</text:p>
          </table:table-cell>
          <table:table-cell office:value-type="float" office:value="6181.77" calcext:value-type="float">
            <text:p>6181,77</text:p>
          </table:table-cell>
          <table:table-cell table:formula="of:=[.H67]/[.J67]" office:value-type="float" office:value="1.00877256837443" calcext:value-type="float">
            <text:p>1,008772568374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346" calcext:value-type="float">
            <text:p>6346</text:p>
          </table:table-cell>
          <table:table-cell office:value-type="float" office:value="6289.97" calcext:value-type="float">
            <text:p>6289,97</text:p>
          </table:table-cell>
          <table:table-cell table:formula="of:=[.H68]/[.J68]" office:value-type="float" office:value="1.00890783262877" calcext:value-type="float">
            <text:p>1,0089078326287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456" calcext:value-type="float">
            <text:p>6456</text:p>
          </table:table-cell>
          <table:table-cell office:value-type="float" office:value="6398.39" calcext:value-type="float">
            <text:p>6398,39</text:p>
          </table:table-cell>
          <table:table-cell table:formula="of:=[.H69]/[.J69]" office:value-type="float" office:value="1.00900382752536" calcext:value-type="float">
            <text:p>1,009003827525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566" calcext:value-type="float">
            <text:p>6566</text:p>
          </table:table-cell>
          <table:table-cell office:value-type="float" office:value="6507.01" calcext:value-type="float">
            <text:p>6507,01</text:p>
          </table:table-cell>
          <table:table-cell table:formula="of:=[.H70]/[.J70]" office:value-type="float" office:value="1.00906560770615" calcext:value-type="float">
            <text:p>1,009065607706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676" calcext:value-type="float">
            <text:p>6676</text:p>
          </table:table-cell>
          <table:table-cell office:value-type="float" office:value="6615.85" calcext:value-type="float">
            <text:p>6615,85</text:p>
          </table:table-cell>
          <table:table-cell table:formula="of:=[.H71]/[.J71]" office:value-type="float" office:value="1.00909180226275" calcext:value-type="float">
            <text:p>1,009091802262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86" calcext:value-type="float">
            <text:p>6786</text:p>
          </table:table-cell>
          <table:table-cell office:value-type="float" office:value="6724.89" calcext:value-type="float">
            <text:p>6724,89</text:p>
          </table:table-cell>
          <table:table-cell table:formula="of:=[.H72]/[.J72]" office:value-type="float" office:value="1.00908713748478" calcext:value-type="float">
            <text:p>1,0090871374847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896" calcext:value-type="float">
            <text:p>6896</text:p>
          </table:table-cell>
          <table:table-cell office:value-type="float" office:value="6834.13" calcext:value-type="float">
            <text:p>6834,13</text:p>
          </table:table-cell>
          <table:table-cell table:formula="of:=[.H73]/[.J73]" office:value-type="float" office:value="1.00905309088355" calcext:value-type="float">
            <text:p>1,009053090883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006" calcext:value-type="float">
            <text:p>7006</text:p>
          </table:table-cell>
          <table:table-cell office:value-type="float" office:value="6943.58" calcext:value-type="float">
            <text:p>6943,58</text:p>
          </table:table-cell>
          <table:table-cell table:formula="of:=[.H74]/[.J74]" office:value-type="float" office:value="1.00898959902529" calcext:value-type="float">
            <text:p>1,008989599025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116" calcext:value-type="float">
            <text:p>7116</text:p>
          </table:table-cell>
          <table:table-cell office:value-type="float" office:value="7053.22" calcext:value-type="float">
            <text:p>7053,22</text:p>
          </table:table-cell>
          <table:table-cell table:formula="of:=[.H75]/[.J75]" office:value-type="float" office:value="1.00890089916379" calcext:value-type="float">
            <text:p>1,008900899163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226" calcext:value-type="float">
            <text:p>7226</text:p>
          </table:table-cell>
          <table:table-cell office:value-type="float" office:value="7163.06" calcext:value-type="float">
            <text:p>7163,06</text:p>
          </table:table-cell>
          <table:table-cell table:formula="of:=[.H76]/[.J76]" office:value-type="float" office:value="1.00878674756319" calcext:value-type="float">
            <text:p>1,008786747563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336" calcext:value-type="float">
            <text:p>7336</text:p>
          </table:table-cell>
          <table:table-cell office:value-type="float" office:value="7273.09" calcext:value-type="float">
            <text:p>7273,09</text:p>
          </table:table-cell>
          <table:table-cell table:formula="of:=[.H77]/[.J77]" office:value-type="float" office:value="1.00864969359653" calcext:value-type="float">
            <text:p>1,0086496935965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446" calcext:value-type="float">
            <text:p>7446</text:p>
          </table:table-cell>
          <table:table-cell office:value-type="float" office:value="7383.31" calcext:value-type="float">
            <text:p>7383,31</text:p>
          </table:table-cell>
          <table:table-cell table:formula="of:=[.H78]/[.J78]" office:value-type="float" office:value="1.00849077175413" calcext:value-type="float">
            <text:p>1,008490771754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56" calcext:value-type="float">
            <text:p>7556</text:p>
          </table:table-cell>
          <table:table-cell office:value-type="float" office:value="7493.72" calcext:value-type="float">
            <text:p>7493,72</text:p>
          </table:table-cell>
          <table:table-cell table:formula="of:=[.H79]/[.J79]" office:value-type="float" office:value="1.00831095904304" calcext:value-type="float">
            <text:p>1,0083109590430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666" calcext:value-type="float">
            <text:p>7666</text:p>
          </table:table-cell>
          <table:table-cell office:value-type="float" office:value="7604.31" calcext:value-type="float">
            <text:p>7604,31</text:p>
          </table:table-cell>
          <table:table-cell table:formula="of:=[.H80]/[.J80]" office:value-type="float" office:value="1.00811250461909" calcext:value-type="float">
            <text:p>1,008112504619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776" calcext:value-type="float">
            <text:p>7776</text:p>
          </table:table-cell>
          <table:table-cell office:value-type="float" office:value="7715.08" calcext:value-type="float">
            <text:p>7715,08</text:p>
          </table:table-cell>
          <table:table-cell table:formula="of:=[.H81]/[.J81]" office:value-type="float" office:value="1.00789622401842" calcext:value-type="float">
            <text:p>1,0078962240184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886" calcext:value-type="float">
            <text:p>7886</text:p>
          </table:table-cell>
          <table:table-cell office:value-type="float" office:value="7826.04" calcext:value-type="float">
            <text:p>7826,04</text:p>
          </table:table-cell>
          <table:table-cell table:formula="of:=[.H82]/[.J82]" office:value-type="float" office:value="1.00766160152516" calcext:value-type="float">
            <text:p>1,007661601525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996" calcext:value-type="float">
            <text:p>7996</text:p>
          </table:table-cell>
          <table:table-cell office:value-type="float" office:value="7937.17" calcext:value-type="float">
            <text:p>7937,17</text:p>
          </table:table-cell>
          <table:table-cell table:formula="of:=[.H83]/[.J83]" office:value-type="float" office:value="1.00741196169416" calcext:value-type="float">
            <text:p>1,007411961694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106" calcext:value-type="float">
            <text:p>8106</text:p>
          </table:table-cell>
          <table:table-cell office:value-type="float" office:value="8048.48" calcext:value-type="float">
            <text:p>8048,48</text:p>
          </table:table-cell>
          <table:table-cell table:formula="of:=[.H84]/[.J84]" office:value-type="float" office:value="1.00714669105222" calcext:value-type="float">
            <text:p>1,007146691052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216" calcext:value-type="float">
            <text:p>8216</text:p>
          </table:table-cell>
          <table:table-cell office:value-type="float" office:value="8159.97" calcext:value-type="float">
            <text:p>8159,97</text:p>
          </table:table-cell>
          <table:table-cell table:formula="of:=[.H85]/[.J85]" office:value-type="float" office:value="1.00686644681292" calcext:value-type="float">
            <text:p>1,006866446812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6" calcext:value-type="float">
            <text:p>8326</text:p>
          </table:table-cell>
          <table:table-cell office:value-type="float" office:value="8271.62" calcext:value-type="float">
            <text:p>8271,62</text:p>
          </table:table-cell>
          <table:table-cell table:formula="of:=[.H86]/[.J86]" office:value-type="float" office:value="1.00657428653637" calcext:value-type="float">
            <text:p>1,006574286536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436" calcext:value-type="float">
            <text:p>8436</text:p>
          </table:table-cell>
          <table:table-cell office:value-type="float" office:value="8383.45" calcext:value-type="float">
            <text:p>8383,45</text:p>
          </table:table-cell>
          <table:table-cell table:formula="of:=[.H87]/[.J87]" office:value-type="float" office:value="1.00626830242919" calcext:value-type="float">
            <text:p>1,0062683024291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546" calcext:value-type="float">
            <text:p>8546</text:p>
          </table:table-cell>
          <table:table-cell office:value-type="float" office:value="8495.44" calcext:value-type="float">
            <text:p>8495,44</text:p>
          </table:table-cell>
          <table:table-cell table:formula="of:=[.H88]/[.J88]" office:value-type="float" office:value="1.00595142806023" calcext:value-type="float">
            <text:p>1,005951428060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656" calcext:value-type="float">
            <text:p>8656</text:p>
          </table:table-cell>
          <table:table-cell office:value-type="float" office:value="8607.6" calcext:value-type="float">
            <text:p>8607,6</text:p>
          </table:table-cell>
          <table:table-cell table:formula="of:=[.H89]/[.J89]" office:value-type="float" office:value="1.00562293786886" calcext:value-type="float">
            <text:p>1,0056229378688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766" calcext:value-type="float">
            <text:p>8766</text:p>
          </table:table-cell>
          <table:table-cell office:value-type="float" office:value="8719.92" calcext:value-type="float">
            <text:p>8719,92</text:p>
          </table:table-cell>
          <table:table-cell table:formula="of:=[.H90]/[.J90]" office:value-type="float" office:value="1.00528445215094" calcext:value-type="float">
            <text:p>1,005284452150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76" calcext:value-type="float">
            <text:p>8876</text:p>
          </table:table-cell>
          <table:table-cell office:value-type="float" office:value="8832.4" calcext:value-type="float">
            <text:p>8832,4</text:p>
          </table:table-cell>
          <table:table-cell table:formula="of:=[.H91]/[.J91]" office:value-type="float" office:value="1.00493637063539" calcext:value-type="float">
            <text:p>1,004936370635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986" calcext:value-type="float">
            <text:p>8986</text:p>
          </table:table-cell>
          <table:table-cell office:value-type="float" office:value="8945.05" calcext:value-type="float">
            <text:p>8945,05</text:p>
          </table:table-cell>
          <table:table-cell table:formula="of:=[.H92]/[.J92]" office:value-type="float" office:value="1.00457795093376" calcext:value-type="float">
            <text:p>1,004577950933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096" calcext:value-type="float">
            <text:p>9096</text:p>
          </table:table-cell>
          <table:table-cell office:value-type="float" office:value="9057.85" calcext:value-type="float">
            <text:p>9057,85</text:p>
          </table:table-cell>
          <table:table-cell table:formula="of:=[.H93]/[.J93]" office:value-type="float" office:value="1.00421181626987" calcext:value-type="float">
            <text:p>1,0042118162698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206" calcext:value-type="float">
            <text:p>9206</text:p>
          </table:table-cell>
          <table:table-cell office:value-type="float" office:value="9170.81" calcext:value-type="float">
            <text:p>9170,81</text:p>
          </table:table-cell>
          <table:table-cell table:formula="of:=[.H94]/[.J94]" office:value-type="float" office:value="1.00383717468795" calcext:value-type="float">
            <text:p>1,0038371746879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316" calcext:value-type="float">
            <text:p>9316</text:p>
          </table:table-cell>
          <table:table-cell office:value-type="float" office:value="9283.93" calcext:value-type="float">
            <text:p>9283,93</text:p>
          </table:table-cell>
          <table:table-cell table:formula="of:=[.H95]/[.J95]" office:value-type="float" office:value="1.0034543560755" calcext:value-type="float">
            <text:p>1,00345435607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426" calcext:value-type="float">
            <text:p>9426</text:p>
          </table:table-cell>
          <table:table-cell office:value-type="float" office:value="9397.19" calcext:value-type="float">
            <text:p>9397,19</text:p>
          </table:table-cell>
          <table:table-cell table:formula="of:=[.H96]/[.J96]" office:value-type="float" office:value="1.00306581009855" calcext:value-type="float">
            <text:p>1,003065810098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536" calcext:value-type="float">
            <text:p>9536</text:p>
          </table:table-cell>
          <table:table-cell office:value-type="float" office:value="9510.61" calcext:value-type="float">
            <text:p>9510,61</text:p>
          </table:table-cell>
          <table:table-cell table:formula="of:=[.H97]/[.J97]" office:value-type="float" office:value="1.00266965000142" calcext:value-type="float">
            <text:p>1,0026696500014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646" calcext:value-type="float">
            <text:p>9646</text:p>
          </table:table-cell>
          <table:table-cell office:value-type="float" office:value="9624.19" calcext:value-type="float">
            <text:p>9624,19</text:p>
          </table:table-cell>
          <table:table-cell table:formula="of:=[.H98]/[.J98]" office:value-type="float" office:value="1.00226616473698" calcext:value-type="float">
            <text:p>1,002266164736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756" calcext:value-type="float">
            <text:p>9756</text:p>
          </table:table-cell>
          <table:table-cell office:value-type="float" office:value="9737.91" calcext:value-type="float">
            <text:p>9737,91</text:p>
          </table:table-cell>
          <table:table-cell table:formula="of:=[.H99]/[.J99]" office:value-type="float" office:value="1.00185768814869" calcext:value-type="float">
            <text:p>1,0018576881486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866" calcext:value-type="float">
            <text:p>9866</text:p>
          </table:table-cell>
          <table:table-cell office:value-type="float" office:value="9851.77" calcext:value-type="float">
            <text:p>9851,77</text:p>
          </table:table-cell>
          <table:table-cell table:formula="of:=[.H100]/[.J100]" office:value-type="float" office:value="1.00144441049679" calcext:value-type="float">
            <text:p>1,001444410496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976" calcext:value-type="float">
            <text:p>9976</text:p>
          </table:table-cell>
          <table:table-cell office:value-type="float" office:value="9965.78" calcext:value-type="float">
            <text:p>9965,78</text:p>
          </table:table-cell>
          <table:table-cell table:formula="of:=[.H101]/[.J101]" office:value-type="float" office:value="1.0010255092928" calcext:value-type="float">
            <text:p>1,0010255092928</text:p>
          </table:table-cell>
        </table:table-row>
      </table:table>
      <table:table table:name="quick_sort" table:style-name="ta1">
        <table:shapes>
          <draw:frame draw:z-index="0" draw:style-name="gr1" draw:text-style-name="P1" svg:width="15.999cm" svg:height="7.65cm" svg:x="23.874cm" svg:y="0cm">
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number-columns-repeated="16371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3" office:value-type="float" office:value="959" calcext:value-type="float">
            <text:p>959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3" office:value-type="float" office:value="906" calcext:value-type="float">
            <text:p>906</text:p>
          </table:table-cell>
          <table:table-cell table:number-columns-repeated="3" office:value-type="float" office:value="2062" calcext:value-type="float">
            <text:p>2062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3" calcext:value-type="float">
            <text:p>783</text:p>
          </table:table-cell>
          <table:table-cell table:number-columns-repeated="3" office:value-type="float" office:value="1489" calcext:value-type="float">
            <text:p>1489</text:p>
          </table:table-cell>
          <table:table-cell table:number-columns-repeated="3" office:value-type="float" office:value="3182" calcext:value-type="float">
            <text:p>3182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75" calcext:value-type="float">
            <text:p>1075</text:p>
          </table:table-cell>
          <table:table-cell table:number-columns-repeated="3" office:value-type="float" office:value="2140" calcext:value-type="float">
            <text:p>2140</text:p>
          </table:table-cell>
          <table:table-cell table:number-columns-repeated="3" office:value-type="float" office:value="4455" calcext:value-type="float">
            <text:p>4455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number-columns-repeated="1637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45" calcext:value-type="float">
            <text:p>1245</text:p>
          </table:table-cell>
          <table:table-cell table:number-columns-repeated="3" office:value-type="float" office:value="2492" calcext:value-type="float">
            <text:p>2492</text:p>
          </table:table-cell>
          <table:table-cell table:number-columns-repeated="3" office:value-type="float" office:value="5200" calcext:value-type="float">
            <text:p>52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  <table:table-cell table:number-columns-repeated="1637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96" calcext:value-type="float">
            <text:p>1896</text:p>
          </table:table-cell>
          <table:table-cell table:number-columns-repeated="3" office:value-type="float" office:value="3434" calcext:value-type="float">
            <text:p>3434</text:p>
          </table:table-cell>
          <table:table-cell table:number-columns-repeated="3" office:value-type="float" office:value="7480" calcext:value-type="float">
            <text:p>7480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  <table:table-cell table:number-columns-repeated="1637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99" calcext:value-type="float">
            <text:p>2099</text:p>
          </table:table-cell>
          <table:table-cell table:number-columns-repeated="3" office:value-type="float" office:value="4091" calcext:value-type="float">
            <text:p>4091</text:p>
          </table:table-cell>
          <table:table-cell table:number-columns-repeated="3" office:value-type="float" office:value="8575" calcext:value-type="float">
            <text:p>857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  <table:table-cell table:number-columns-repeated="1637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20" calcext:value-type="float">
            <text:p>2720</text:p>
          </table:table-cell>
          <table:table-cell table:number-columns-repeated="3" office:value-type="float" office:value="4778" calcext:value-type="float">
            <text:p>4778</text:p>
          </table:table-cell>
          <table:table-cell table:number-columns-repeated="3" office:value-type="float" office:value="10563" calcext:value-type="float">
            <text:p>105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  <table:table-cell table:number-columns-repeated="1637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18" calcext:value-type="float">
            <text:p>3318</text:p>
          </table:table-cell>
          <table:table-cell table:number-columns-repeated="3" office:value-type="float" office:value="5722" calcext:value-type="float">
            <text:p>5722</text:p>
          </table:table-cell>
          <table:table-cell table:number-columns-repeated="3" office:value-type="float" office:value="12735" calcext:value-type="float">
            <text:p>12735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  <table:table-cell table:number-columns-repeated="1637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80" calcext:value-type="float">
            <text:p>3980</text:p>
          </table:table-cell>
          <table:table-cell table:number-columns-repeated="3" office:value-type="float" office:value="6536" calcext:value-type="float">
            <text:p>6536</text:p>
          </table:table-cell>
          <table:table-cell table:number-columns-repeated="3" office:value-type="float" office:value="14914" calcext:value-type="float">
            <text:p>14914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  <table:table-cell table:number-columns-repeated="1637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35" calcext:value-type="float">
            <text:p>3935</text:p>
          </table:table-cell>
          <table:table-cell table:number-columns-repeated="3" office:value-type="float" office:value="6862" calcext:value-type="float">
            <text:p>6862</text:p>
          </table:table-cell>
          <table:table-cell table:number-columns-repeated="3" office:value-type="float" office:value="15200" calcext:value-type="float">
            <text:p>15200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  <table:table-cell table:number-columns-repeated="1637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198" calcext:value-type="float">
            <text:p>4198</text:p>
          </table:table-cell>
          <table:table-cell table:number-columns-repeated="3" office:value-type="float" office:value="7652" calcext:value-type="float">
            <text:p>7652</text:p>
          </table:table-cell>
          <table:table-cell table:number-columns-repeated="3" office:value-type="float" office:value="16562" calcext:value-type="float">
            <text:p>16562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  <table:table-cell table:number-columns-repeated="1637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89" calcext:value-type="float">
            <text:p>5089</text:p>
          </table:table-cell>
          <table:table-cell table:number-columns-repeated="3" office:value-type="float" office:value="9143" calcext:value-type="float">
            <text:p>9143</text:p>
          </table:table-cell>
          <table:table-cell table:number-columns-repeated="3" office:value-type="float" office:value="19878" calcext:value-type="float">
            <text:p>19878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  <table:table-cell table:number-columns-repeated="1637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286" calcext:value-type="float">
            <text:p>5286</text:p>
          </table:table-cell>
          <table:table-cell table:number-columns-repeated="3" office:value-type="float" office:value="9097" calcext:value-type="float">
            <text:p>9097</text:p>
          </table:table-cell>
          <table:table-cell table:number-columns-repeated="3" office:value-type="float" office:value="20263" calcext:value-type="float">
            <text:p>20263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  <table:table-cell table:number-columns-repeated="1637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034" calcext:value-type="float">
            <text:p>6034</text:p>
          </table:table-cell>
          <table:table-cell table:number-columns-repeated="3" office:value-type="float" office:value="10363" calcext:value-type="float">
            <text:p>10363</text:p>
          </table:table-cell>
          <table:table-cell table:number-columns-repeated="3" office:value-type="float" office:value="23069" calcext:value-type="float">
            <text:p>23069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  <table:table-cell table:number-columns-repeated="1637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44" calcext:value-type="float">
            <text:p>5744</text:p>
          </table:table-cell>
          <table:table-cell table:number-columns-repeated="3" office:value-type="float" office:value="10786" calcext:value-type="float">
            <text:p>10786</text:p>
          </table:table-cell>
          <table:table-cell table:number-columns-repeated="3" office:value-type="float" office:value="22957" calcext:value-type="float">
            <text:p>22957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3" table:number-columns-repeated="16384"/>
        </table:table-row>
        <table:table-row table:style-name="ro2">
          <table:table-cell table:style-name="ce4" office:value-type="string" calcext:value-type="string">
            <text:p>Dati per la consegna</text:p>
          </table:table-cell>
          <table:table-cell table:number-columns-repeated="16383"/>
        </table:table-row>
        <table:table-row table:style-name="ro1">
          <table:table-cell table:style-name="ce3" table:number-columns-repeated="16384"/>
        </table:table-row>
      </table:table>
      <table:table table:name="grafici" table:style-name="ta1">
        <table:table-column table:style-name="co8" table:number-columns-repeated="15" table:default-cell-style-name="Default"/>
        <table:table-row table:style-name="ro1">
          <table:table-cell>
            <draw:frame draw:z-index="0" draw:name="Insertion_sort 1" draw:style-name="gr1" draw:text-style-name="P1" svg:width="16.001cm" svg:height="9.005cm" svg:x="0cm" svg:y="0cm">
              <draw:object draw:notify-on-update-of-ranges="insertion_sort.D1:insertion_sort.D1 insertion_sort.D2:insertion_sort.D101 insertion_sort.F1:insertion_sort.F1 insertion_sort.F2:insertion_sort.F10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15.97cm" svg:height="9.005cm" svg:x="0.221cm" svg:y="0cm">
              <draw:object draw:notify-on-update-of-ranges="merge_sort.H1:merge_sort.H1 merge_sort.H2:merge_sort.H101 merge_sort.J1:merge_sort.J1 merge_sort.J2:merge_sort.J10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15.997cm" svg:height="9.004cm" svg:x="0.414cm" svg:y="0cm">
  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</table:table>
      <table:table table:name="quick_vs_tree" table:style-name="ta1">
        <table:shapes>
          <draw:frame draw:z-index="0" draw:style-name="gr1" draw:text-style-name="P1" svg:width="12.824cm" svg:height="7.252cm" svg:x="31.771cm" svg:y="9.256cm">
            <draw:object draw:notify-on-update-of-ranges="quick_vs_tree.D20:quick_vs_tree.D20 quick_vs_tree.D21:quick_vs_tree.D36 quick_vs_tree.G20:quick_vs_tree.G20 quick_vs_tree.G21:quick_vs_tree.G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94cm" svg:height="8.409cm" svg:x="44.913cm" svg:y="1.016cm">
            <draw:object draw:notify-on-update-of-ranges="quick_vs_tree.J2:quick_vs_tree.J2 quick_vs_tree.J3:quick_vs_tree.J18 quick_vs_tree.M2:quick_vs_tree.M2 quick_vs_tree.M3:quick_vs_tree.M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521cm" svg:height="6.998cm" svg:x="45.115cm" svg:y="9.566cm">
            <draw:object draw:notify-on-update-of-ranges="quick_vs_tree.C20:quick_vs_tree.C20 quick_vs_tree.D20:quick_vs_tree.D20 quick_vs_tree.E20:quick_vs_tree.E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8" table:number-columns-repeated="16377" table:default-cell-style-name="Default"/>
        <table:table-row table:style-name="ro2">
          <table:table-cell table:number-columns-repeated="6"/>
          <table:table-cell table:style-name="ce4" office:value-type="string" calcext:value-type="string">
            <text:p>Benchmark Tree vs Qui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373" calcext:value-type="float">
            <text:p>373</text:p>
          </table:table-cell>
          <table:table-cell office:value-type="float" office:value="531166" calcext:value-type="float">
            <text:p>531166</text:p>
          </table:table-cell>
          <table:table-cell office:value-type="float" office:value="985" calcext:value-type="float">
            <text:p>985</text:p>
          </table:table-cell>
          <table:table-cell office:value-type="float" office:value="729" calcext:value-type="float">
            <text:p>729</text:p>
          </table:table-cell>
          <table:table-cell office:value-type="float" office:value="888718" calcext:value-type="float">
            <text:p>888718</text:p>
          </table:table-cell>
          <table:table-cell office:value-type="float" office:value="1287" calcext:value-type="float">
            <text:p>1287</text:p>
          </table:table-cell>
          <table:table-cell office:value-type="float" office:value="1664" calcext:value-type="float">
            <text:p>1664</text:p>
          </table:table-cell>
          <table:table-cell office:value-type="float" office:value="2036.02" calcext:value-type="float">
            <text:p>2036,02</text:p>
          </table:table-cell>
          <table:table-cell office:value-type="float" office:value="3301" calcext:value-type="float">
            <text:p>3301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1238.36</text:p>
          </table:table-cell>
          <table:table-cell office:value-type="float" office:value="2005" calcext:value-type="float">
            <text:p>2005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2126.35</text:p>
          </table:table-cell>
          <table:table-cell office:value-type="float" office:value="2866" calcext:value-type="float">
            <text:p>2866</text:p>
          </table:table-cell>
          <table:table-cell office:value-type="float" office:value="3933" calcext:value-type="float">
            <text:p>3933</text:p>
          </table:table-cell>
          <table:table-cell office:value-type="float" office:value="4773.46" calcext:value-type="float">
            <text:p>4773,46</text:p>
          </table:table-cell>
          <table:table-cell office:value-type="float" office:value="6926" calcext:value-type="float">
            <text:p>6926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number-columns-repeated="1637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1989.15</text:p>
          </table:table-cell>
          <table:table-cell office:value-type="float" office:value="2909" calcext:value-type="float">
            <text:p>2909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3490.22</text:p>
          </table:table-cell>
          <table:table-cell office:value-type="float" office:value="4541" calcext:value-type="float">
            <text:p>4541</text:p>
          </table:table-cell>
          <table:table-cell office:value-type="float" office:value="6514" calcext:value-type="float">
            <text:p>6514</text:p>
          </table:table-cell>
          <table:table-cell office:value-type="float" office:value="7724.1" calcext:value-type="float">
            <text:p>7724,1</text:p>
          </table:table-cell>
          <table:table-cell office:value-type="float" office:value="10292" calcext:value-type="float">
            <text:p>10292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  <table:table-cell table:number-columns-repeated="1637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2827.11</text:p>
          </table:table-cell>
          <table:table-cell office:value-type="float" office:value="4370" calcext:value-type="float">
            <text:p>4370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4951.48</text:p>
          </table:table-cell>
          <table:table-cell office:value-type="float" office:value="6469" calcext:value-type="float">
            <text:p>6469</text:p>
          </table:table-cell>
          <table:table-cell office:value-type="float" office:value="9132" calcext:value-type="float">
            <text:p>9132</text:p>
          </table:table-cell>
          <table:table-cell office:value-type="float" office:value="10946.8" calcext:value-type="float">
            <text:p>10946,8</text:p>
          </table:table-cell>
          <table:table-cell office:value-type="float" office:value="15545" calcext:value-type="float">
            <text:p>1554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  <table:table-cell table:number-columns-repeated="1637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3678.8</text:p>
          </table:table-cell>
          <table:table-cell office:value-type="float" office:value="5580" calcext:value-type="float">
            <text:p>5580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6489.71</text:p>
          </table:table-cell>
          <table:table-cell office:value-type="float" office:value="8785" calcext:value-type="float">
            <text:p>8785</text:p>
          </table:table-cell>
          <table:table-cell office:value-type="float" office:value="12183" calcext:value-type="float">
            <text:p>12183</text:p>
          </table:table-cell>
          <table:table-cell office:value-type="float" office:value="14273.9" calcext:value-type="float">
            <text:p>14273,9</text:p>
          </table:table-cell>
          <table:table-cell office:value-type="float" office:value="20371" calcext:value-type="float">
            <text:p>20371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  <table:table-cell table:number-columns-repeated="1637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4552.2</text:p>
          </table:table-cell>
          <table:table-cell office:value-type="float" office:value="7146" calcext:value-type="float">
            <text:p>7146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8041.1</text:p>
          </table:table-cell>
          <table:table-cell office:value-type="float" office:value="10875" calcext:value-type="float">
            <text:p>10875</text:p>
          </table:table-cell>
          <table:table-cell office:value-type="float" office:value="14845" calcext:value-type="float">
            <text:p>14845</text:p>
          </table:table-cell>
          <table:table-cell office:value-type="float" office:value="17657.4" calcext:value-type="float">
            <text:p>17657,4</text:p>
          </table:table-cell>
          <table:table-cell office:value-type="float" office:value="25187" calcext:value-type="float">
            <text:p>25187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  <table:table-cell table:number-columns-repeated="1637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5435.2</text:p>
          </table:table-cell>
          <table:table-cell office:value-type="float" office:value="7353" calcext:value-type="float">
            <text:p>7353</text:p>
          </table:table-cell>
          <table:table-cell office:value-type="float" office:value="8507" calcext:value-type="float">
            <text:p>8507</text:p>
          </table:table-cell>
          <table:table-cell office:value-type="string" calcext:value-type="string">
            <text:p>9690.96</text:p>
          </table:table-cell>
          <table:table-cell office:value-type="float" office:value="12096" calcext:value-type="float">
            <text:p>12096</text:p>
          </table:table-cell>
          <table:table-cell office:value-type="float" office:value="17972" calcext:value-type="float">
            <text:p>17972</text:p>
          </table:table-cell>
          <table:table-cell office:value-type="float" office:value="21158.9" calcext:value-type="float">
            <text:p>21158,9</text:p>
          </table:table-cell>
          <table:table-cell office:value-type="float" office:value="27391" calcext:value-type="float">
            <text:p>27391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  <table:table-cell table:number-columns-repeated="1637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4956" calcext:value-type="float">
            <text:p>4956</text:p>
          </table:table-cell>
          <table:table-cell office:value-type="string" calcext:value-type="string">
            <text:p>6345.4</text:p>
          </table:table-cell>
          <table:table-cell office:value-type="float" office:value="8640" calcext:value-type="float">
            <text:p>8640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11342.3</text:p>
          </table:table-cell>
          <table:table-cell office:value-type="float" office:value="14726" calcext:value-type="float">
            <text:p>14726</text:p>
          </table:table-cell>
          <table:table-cell office:value-type="float" office:value="21041" calcext:value-type="float">
            <text:p>21041</text:p>
          </table:table-cell>
          <table:table-cell office:value-type="float" office:value="24715.4" calcext:value-type="float">
            <text:p>24715,4</text:p>
          </table:table-cell>
          <table:table-cell office:value-type="float" office:value="30955" calcext:value-type="float">
            <text:p>30955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  <table:table-cell table:number-columns-repeated="16371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00" calcext:value-type="float">
            <text:p>1000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7252.45</text:p>
          </table:table-cell>
          <table:table-cell office:value-type="float" office:value="10067" calcext:value-type="float">
            <text:p>10067</text:p>
          </table:table-cell>
          <table:table-cell office:value-type="float" office:value="11447" calcext:value-type="float">
            <text:p>11447</text:p>
          </table:table-cell>
          <table:table-cell office:value-type="string" calcext:value-type="string">
            <text:p>12967.8</text:p>
          </table:table-cell>
          <table:table-cell office:value-type="float" office:value="16930" calcext:value-type="float">
            <text:p>16930</text:p>
          </table:table-cell>
          <table:table-cell office:value-type="float" office:value="24067" calcext:value-type="float">
            <text:p>24067</text:p>
          </table:table-cell>
          <table:table-cell office:value-type="float" office:value="28240.3" calcext:value-type="float">
            <text:p>28240,3</text:p>
          </table:table-cell>
          <table:table-cell office:value-type="float" office:value="36803" calcext:value-type="float">
            <text:p>36803</text:p>
          </table:table-cell>
          <table:table-cell office:value-type="string" calcext:value-type="string">
            <text:p>1.3271e+06</text:p>
          </table:table-cell>
          <table:table-cell office:value-type="float" office:value="11715.8" calcext:value-type="float">
            <text:p>11715,8</text:p>
          </table:table-cell>
          <table:table-cell table:number-columns-repeated="16371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8187.74</text:p>
          </table:table-cell>
          <table:table-cell office:value-type="float" office:value="12140" calcext:value-type="float">
            <text:p>12140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14712.8</text:p>
          </table:table-cell>
          <table:table-cell office:value-type="float" office:value="18356" calcext:value-type="float">
            <text:p>18356</text:p>
          </table:table-cell>
          <table:table-cell office:value-type="float" office:value="27889" calcext:value-type="float">
            <text:p>27889</text:p>
          </table:table-cell>
          <table:table-cell office:value-type="float" office:value="31941.4" calcext:value-type="float">
            <text:p>31941,4</text:p>
          </table:table-cell>
          <table:table-cell office:value-type="float" office:value="42356" calcext:value-type="float">
            <text:p>42356</text:p>
          </table:table-cell>
          <table:table-cell office:value-type="string" calcext:value-type="string">
            <text:p>1.6384e+06</text:p>
          </table:table-cell>
          <table:table-cell office:value-type="float" office:value="13212.1" calcext:value-type="float">
            <text:p>13212,1</text:p>
          </table:table-cell>
          <table:table-cell table:number-columns-repeated="16371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000" calcext:value-type="float">
            <text:p>100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9111.23</text:p>
          </table:table-cell>
          <table:table-cell office:value-type="float" office:value="14267" calcext:value-type="float">
            <text:p>14267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16413.3</text:p>
          </table:table-cell>
          <table:table-cell office:value-type="float" office:value="21280" calcext:value-type="float">
            <text:p>21280</text:p>
          </table:table-cell>
          <table:table-cell office:value-type="float" office:value="30783" calcext:value-type="float">
            <text:p>30783</text:p>
          </table:table-cell>
          <table:table-cell office:value-type="float" office:value="35573.7" calcext:value-type="float">
            <text:p>35573,7</text:p>
          </table:table-cell>
          <table:table-cell office:value-type="float" office:value="50748" calcext:value-type="float">
            <text:p>50748</text:p>
          </table:table-cell>
          <table:table-cell office:value-type="string" calcext:value-type="string">
            <text:p>1.98246e+06</text:p>
          </table:table-cell>
          <table:table-cell office:value-type="float" office:value="14726.9" calcext:value-type="float">
            <text:p>14726,9</text:p>
          </table:table-cell>
          <table:table-cell table:number-columns-repeated="16371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00" calcext:value-type="float">
            <text:p>1000</text:p>
          </table:table-cell>
          <table:table-cell office:value-type="float" office:value="8159" calcext:value-type="float">
            <text:p>8159</text:p>
          </table:table-cell>
          <table:table-cell office:value-type="string" calcext:value-type="string">
            <text:p>10141.5</text:p>
          </table:table-cell>
          <table:table-cell office:value-type="float" office:value="13870" calcext:value-type="float">
            <text:p>13870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18190.9</text:p>
          </table:table-cell>
          <table:table-cell office:value-type="float" office:value="21966" calcext:value-type="float">
            <text:p>21966</text:p>
          </table:table-cell>
          <table:table-cell office:value-type="float" office:value="34641" calcext:value-type="float">
            <text:p>34641</text:p>
          </table:table-cell>
          <table:table-cell office:value-type="float" office:value="39497.3" calcext:value-type="float">
            <text:p>39497,3</text:p>
          </table:table-cell>
          <table:table-cell office:value-type="float" office:value="49665" calcext:value-type="float">
            <text:p>49665</text:p>
          </table:table-cell>
          <table:table-cell office:value-type="string" calcext:value-type="string">
            <text:p>2.3593e+06</text:p>
          </table:table-cell>
          <table:table-cell office:value-type="float" office:value="16258.5" calcext:value-type="float">
            <text:p>16258,5</text:p>
          </table:table-cell>
          <table:table-cell table:number-columns-repeated="16371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00" calcext:value-type="float">
            <text:p>1000</text:p>
          </table:table-cell>
          <table:table-cell office:value-type="float" office:value="8382" calcext:value-type="float">
            <text:p>8382</text:p>
          </table:table-cell>
          <table:table-cell office:value-type="float" office:value="11075" calcext:value-type="float">
            <text:p>11075</text:p>
          </table:table-cell>
          <table:table-cell office:value-type="float" office:value="14625" calcext:value-type="float">
            <text:p>14625</text:p>
          </table:table-cell>
          <table:table-cell office:value-type="float" office:value="17606" calcext:value-type="float">
            <text:p>17606</text:p>
          </table:table-cell>
          <table:table-cell office:value-type="string" calcext:value-type="string">
            <text:p>19979.2</text:p>
          </table:table-cell>
          <table:table-cell office:value-type="float" office:value="24466" calcext:value-type="float">
            <text:p>24466</text:p>
          </table:table-cell>
          <table:table-cell office:value-type="float" office:value="37193" calcext:value-type="float">
            <text:p>37193</text:p>
          </table:table-cell>
          <table:table-cell office:value-type="float" office:value="43238.4" calcext:value-type="float">
            <text:p>43238,4</text:p>
          </table:table-cell>
          <table:table-cell office:value-type="float" office:value="52957" calcext:value-type="float">
            <text:p>52957</text:p>
          </table:table-cell>
          <table:table-cell office:value-type="string" calcext:value-type="string">
            <text:p>2.7689e+06</text:p>
          </table:table-cell>
          <table:table-cell office:value-type="float" office:value="17805.5" calcext:value-type="float">
            <text:p>17805,5</text:p>
          </table:table-cell>
          <table:table-cell table:number-columns-repeated="16371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000" calcext:value-type="float">
            <text:p>1000</text:p>
          </table:table-cell>
          <table:table-cell office:value-type="float" office:value="9732" calcext:value-type="float">
            <text:p>9732</text:p>
          </table:table-cell>
          <table:table-cell office:value-type="string" calcext:value-type="string">
            <text:p>12130.5</text:p>
          </table:table-cell>
          <table:table-cell office:value-type="float" office:value="16238" calcext:value-type="float">
            <text:p>16238</text:p>
          </table:table-cell>
          <table:table-cell office:value-type="float" office:value="19108" calcext:value-type="float">
            <text:p>19108</text:p>
          </table:table-cell>
          <table:table-cell office:value-type="string" calcext:value-type="string">
            <text:p>21767.5</text:p>
          </table:table-cell>
          <table:table-cell office:value-type="float" office:value="27491" calcext:value-type="float">
            <text:p>27491</text:p>
          </table:table-cell>
          <table:table-cell office:value-type="float" office:value="41046" calcext:value-type="float">
            <text:p>41046</text:p>
          </table:table-cell>
          <table:table-cell office:value-type="float" office:value="47222.4" calcext:value-type="float">
            <text:p>47222,4</text:p>
          </table:table-cell>
          <table:table-cell office:value-type="float" office:value="58114" calcext:value-type="float">
            <text:p>58114</text:p>
          </table:table-cell>
          <table:table-cell office:value-type="string" calcext:value-type="string">
            <text:p>3.21126e+06</text:p>
          </table:table-cell>
          <table:table-cell office:value-type="float" office:value="19366.8" calcext:value-type="float">
            <text:p>19366,8</text:p>
          </table:table-cell>
          <table:table-cell table:number-columns-repeated="16371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00" calcext:value-type="float">
            <text:p>1000</text:p>
          </table:table-cell>
          <table:table-cell office:value-type="float" office:value="10635" calcext:value-type="float">
            <text:p>10635</text:p>
          </table:table-cell>
          <table:table-cell office:value-type="string" calcext:value-type="string">
            <text:p>13116.2</text:p>
          </table:table-cell>
          <table:table-cell office:value-type="float" office:value="18620" calcext:value-type="float">
            <text:p>18620</text:p>
          </table:table-cell>
          <table:table-cell office:value-type="float" office:value="20997" calcext:value-type="float">
            <text:p>20997</text:p>
          </table:table-cell>
          <table:table-cell office:value-type="string" calcext:value-type="string">
            <text:p>23575.9</text:p>
          </table:table-cell>
          <table:table-cell office:value-type="float" office:value="29209" calcext:value-type="float">
            <text:p>29209</text:p>
          </table:table-cell>
          <table:table-cell office:value-type="float" office:value="44501" calcext:value-type="float">
            <text:p>44501</text:p>
          </table:table-cell>
          <table:table-cell office:value-type="float" office:value="51087.6" calcext:value-type="float">
            <text:p>51087,6</text:p>
          </table:table-cell>
          <table:table-cell office:value-type="float" office:value="66566" calcext:value-type="float">
            <text:p>66566</text:p>
          </table:table-cell>
          <table:table-cell office:value-type="string" calcext:value-type="string">
            <text:p>3.6864e+06</text:p>
          </table:table-cell>
          <table:table-cell office:value-type="float" office:value="20941.2" calcext:value-type="float">
            <text:p>20941,2</text:p>
          </table:table-cell>
          <table:table-cell table:number-columns-repeated="16371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002" calcext:value-type="float">
            <text:p>11002</text:p>
          </table:table-cell>
          <table:table-cell office:value-type="string" calcext:value-type="string">
            <text:p>14123.7</text:p>
          </table:table-cell>
          <table:table-cell office:value-type="float" office:value="19339" calcext:value-type="float">
            <text:p>19339</text:p>
          </table:table-cell>
          <table:table-cell office:value-type="float" office:value="22716" calcext:value-type="float">
            <text:p>22716</text:p>
          </table:table-cell>
          <table:table-cell office:value-type="string" calcext:value-type="string">
            <text:p>25483.3</text:p>
          </table:table-cell>
          <table:table-cell office:value-type="float" office:value="31811" calcext:value-type="float">
            <text:p>31811</text:p>
          </table:table-cell>
          <table:table-cell office:value-type="float" office:value="48302" calcext:value-type="float">
            <text:p>48302</text:p>
          </table:table-cell>
          <table:table-cell office:value-type="float" office:value="55095.7" calcext:value-type="float">
            <text:p>55095,7</text:p>
          </table:table-cell>
          <table:table-cell office:value-type="float" office:value="70537" calcext:value-type="float">
            <text:p>70537</text:p>
          </table:table-cell>
          <table:table-cell office:value-type="string" calcext:value-type="string">
            <text:p>4.1943e+06</text:p>
          </table:table-cell>
          <table:table-cell office:value-type="float" office:value="22528" calcext:value-type="float">
            <text:p>22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986" calcext:value-type="float">
            <text:p>986</text:p>
          </table:table-cell>
          <table:table-cell office:value-type="float" office:value="1131.58" calcext:value-type="float">
            <text:p>1131,58</text:p>
          </table:table-cell>
          <table:table-cell office:value-type="float" office:value="1466" calcext:value-type="float">
            <text:p>1466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  <table:table-cell table:number-columns-repeated="163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2282" calcext:value-type="float">
            <text:p>2282</text:p>
          </table:table-cell>
          <table:table-cell office:value-type="float" office:value="2617.6" calcext:value-type="float">
            <text:p>2617,6</text:p>
          </table:table-cell>
          <table:table-cell office:value-type="float" office:value="3470" calcext:value-type="float">
            <text:p>3470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number-columns-repeated="1637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3713" calcext:value-type="float">
            <text:p>3713</text:p>
          </table:table-cell>
          <table:table-cell office:value-type="float" office:value="4245.73" calcext:value-type="float">
            <text:p>4245,73</text:p>
          </table:table-cell>
          <table:table-cell office:value-type="float" office:value="5145" calcext:value-type="float">
            <text:p>5145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  <table:table-cell table:number-columns-repeated="1637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5217" calcext:value-type="float">
            <text:p>5217</text:p>
          </table:table-cell>
          <table:table-cell office:value-type="float" office:value="5948.73" calcext:value-type="float">
            <text:p>5948,73</text:p>
          </table:table-cell>
          <table:table-cell office:value-type="float" office:value="7361" calcext:value-type="float">
            <text:p>7361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6968" calcext:value-type="float">
            <text:p>6968</text:p>
          </table:table-cell>
          <table:table-cell office:value-type="float" office:value="7701.52" calcext:value-type="float">
            <text:p>7701,52</text:p>
          </table:table-cell>
          <table:table-cell office:value-type="float" office:value="9941" calcext:value-type="float">
            <text:p>9941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  <table:table-cell table:number-columns-repeated="1637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8491" calcext:value-type="float">
            <text:p>8491</text:p>
          </table:table-cell>
          <table:table-cell office:value-type="float" office:value="9547.57" calcext:value-type="float">
            <text:p>9547,57</text:p>
          </table:table-cell>
          <table:table-cell office:value-type="float" office:value="11770" calcext:value-type="float">
            <text:p>11770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  <table:table-cell table:number-columns-repeated="1637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10247" calcext:value-type="float">
            <text:p>10247</text:p>
          </table:table-cell>
          <table:table-cell office:value-type="float" office:value="11407.5" calcext:value-type="float">
            <text:p>11407,5</text:p>
          </table:table-cell>
          <table:table-cell office:value-type="float" office:value="14232" calcext:value-type="float">
            <text:p>14232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  <table:table-cell table:number-columns-repeated="1637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1671" calcext:value-type="float">
            <text:p>11671</text:p>
          </table:table-cell>
          <table:table-cell office:value-type="float" office:value="13295.6" calcext:value-type="float">
            <text:p>13295,6</text:p>
          </table:table-cell>
          <table:table-cell office:value-type="float" office:value="16504" calcext:value-type="float">
            <text:p>16504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  <table:table-cell table:number-columns-repeated="1637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00" calcext:value-type="float">
            <text:p>1000</text:p>
          </table:table-cell>
          <table:table-cell office:value-type="float" office:value="13711" calcext:value-type="float">
            <text:p>13711</text:p>
          </table:table-cell>
          <table:table-cell office:value-type="float" office:value="15180.5" calcext:value-type="float">
            <text:p>15180,5</text:p>
          </table:table-cell>
          <table:table-cell office:value-type="float" office:value="18681" calcext:value-type="float">
            <text:p>18681</text:p>
          </table:table-cell>
          <table:table-cell office:value-type="string" calcext:value-type="string">
            <text:p>1.3271e+06</text:p>
          </table:table-cell>
          <table:table-cell office:value-type="float" office:value="11715.8" calcext:value-type="float">
            <text:p>11715,8</text:p>
          </table:table-cell>
          <table:table-cell table:number-columns-repeated="1637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office:value-type="float" office:value="15537" calcext:value-type="float">
            <text:p>15537</text:p>
          </table:table-cell>
          <table:table-cell office:value-type="float" office:value="17181.2" calcext:value-type="float">
            <text:p>17181,2</text:p>
          </table:table-cell>
          <table:table-cell office:value-type="float" office:value="20636" calcext:value-type="float">
            <text:p>20636</text:p>
          </table:table-cell>
          <table:table-cell office:value-type="string" calcext:value-type="string">
            <text:p>1.6384e+06</text:p>
          </table:table-cell>
          <table:table-cell office:value-type="float" office:value="13212.1" calcext:value-type="float">
            <text:p>13212,1</text:p>
          </table:table-cell>
          <table:table-cell table:number-columns-repeated="1637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000" calcext:value-type="float">
            <text:p>1000</text:p>
          </table:table-cell>
          <table:table-cell office:value-type="float" office:value="17041" calcext:value-type="float">
            <text:p>17041</text:p>
          </table:table-cell>
          <table:table-cell office:value-type="float" office:value="19118.1" calcext:value-type="float">
            <text:p>19118,1</text:p>
          </table:table-cell>
          <table:table-cell office:value-type="float" office:value="23318" calcext:value-type="float">
            <text:p>23318</text:p>
          </table:table-cell>
          <table:table-cell office:value-type="string" calcext:value-type="string">
            <text:p>1.98246e+06</text:p>
          </table:table-cell>
          <table:table-cell office:value-type="float" office:value="14726.9" calcext:value-type="float">
            <text:p>14726,9</text:p>
          </table:table-cell>
          <table:table-cell table:number-columns-repeated="1637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00" calcext:value-type="float">
            <text:p>1000</text:p>
          </table:table-cell>
          <table:table-cell office:value-type="float" office:value="18995" calcext:value-type="float">
            <text:p>18995</text:p>
          </table:table-cell>
          <table:table-cell office:value-type="float" office:value="21179.6" calcext:value-type="float">
            <text:p>21179,6</text:p>
          </table:table-cell>
          <table:table-cell office:value-type="float" office:value="25034" calcext:value-type="float">
            <text:p>25034</text:p>
          </table:table-cell>
          <table:table-cell office:value-type="string" calcext:value-type="string">
            <text:p>2.3593e+06</text:p>
          </table:table-cell>
          <table:table-cell office:value-type="float" office:value="16258.5" calcext:value-type="float">
            <text:p>16258,5</text:p>
          </table:table-cell>
          <table:table-cell table:number-columns-repeated="1637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00" calcext:value-type="float">
            <text:p>1000</text:p>
          </table:table-cell>
          <table:table-cell office:value-type="float" office:value="21019" calcext:value-type="float">
            <text:p>21019</text:p>
          </table:table-cell>
          <table:table-cell office:value-type="float" office:value="23153.1" calcext:value-type="float">
            <text:p>23153,1</text:p>
          </table:table-cell>
          <table:table-cell office:value-type="float" office:value="27170" calcext:value-type="float">
            <text:p>27170</text:p>
          </table:table-cell>
          <table:table-cell office:value-type="string" calcext:value-type="string">
            <text:p>2.7689e+06</text:p>
          </table:table-cell>
          <table:table-cell office:value-type="float" office:value="17805.5" calcext:value-type="float">
            <text:p>17805,5</text:p>
          </table:table-cell>
          <table:table-cell table:number-columns-repeated="1637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000" calcext:value-type="float">
            <text:p>1000</text:p>
          </table:table-cell>
          <table:table-cell office:value-type="float" office:value="22906" calcext:value-type="float">
            <text:p>22906</text:p>
          </table:table-cell>
          <table:table-cell office:value-type="float" office:value="25190.9" calcext:value-type="float">
            <text:p>25190,9</text:p>
          </table:table-cell>
          <table:table-cell office:value-type="float" office:value="30720" calcext:value-type="float">
            <text:p>30720</text:p>
          </table:table-cell>
          <table:table-cell office:value-type="string" calcext:value-type="string">
            <text:p>3.21126e+06</text:p>
          </table:table-cell>
          <table:table-cell office:value-type="float" office:value="19366.8" calcext:value-type="float">
            <text:p>19366,8</text:p>
          </table:table-cell>
          <table:table-cell table:number-columns-repeated="1637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00" calcext:value-type="float">
            <text:p>1000</text:p>
          </table:table-cell>
          <table:table-cell office:value-type="float" office:value="24511" calcext:value-type="float">
            <text:p>24511</text:p>
          </table:table-cell>
          <table:table-cell office:value-type="float" office:value="27278.2" calcext:value-type="float">
            <text:p>27278,2</text:p>
          </table:table-cell>
          <table:table-cell office:value-type="float" office:value="33643" calcext:value-type="float">
            <text:p>33643</text:p>
          </table:table-cell>
          <table:table-cell office:value-type="string" calcext:value-type="string">
            <text:p>3.6864e+06</text:p>
          </table:table-cell>
          <table:table-cell office:value-type="float" office:value="20941.2" calcext:value-type="float">
            <text:p>20941,2</text:p>
          </table:table-cell>
          <table:table-cell table:number-columns-repeated="1637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6429" calcext:value-type="float">
            <text:p>26429</text:p>
          </table:table-cell>
          <table:table-cell office:value-type="float" office:value="29385.5" calcext:value-type="float">
            <text:p>29385,5</text:p>
          </table:table-cell>
          <table:table-cell office:value-type="float" office:value="35267" calcext:value-type="float">
            <text:p>35267</text:p>
          </table:table-cell>
          <table:table-cell office:value-type="string" calcext:value-type="string">
            <text:p>4.1943e+06</text:p>
          </table:table-cell>
          <table:table-cell office:value-type="float" office:value="22528" calcext:value-type="float">
            <text:p>2252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 test: 100, Min: 36892, Med: 98530.5, Max: 189777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ee So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 test: 100, Min: 97987, Med: 107225.0, Max: 116505</text:p>
          </table:table-cell>
          <table:table-cell office:value-type="string" calcext:value-type="string">
            <text:p>root arr[0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 test: 100, Min: 60695, Med: 78986.3, Max: 106918</text:p>
          </table:table-cell>
          <table:table-cell office:value-type="string" calcext:value-type="string">
            <text:p>root in modo random</text:p>
          </table:table-cell>
          <table:table-cell table:number-columns-repeated="16382"/>
        </table:table-row>
        <table:table-row table:style-name="ro1" table:number-rows-repeated="31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"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</table:table>
      <table:table table:name="consegna" table:style-name="ta1">
        <table:table-column table:style-name="co17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ce9"/>
        <table:table-column table:style-name="co1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8" table:number-columns-repeated="16375" table:default-cell-style-name="Default"/>
        <table:table-row table:style-name="ro2">
          <table:table-cell table:style-name="ce8" office:value-type="string" calcext:value-type="string">
            <text:p>Quick Sort</text:p>
          </table:table-cell>
          <table:table-cell table:style-name="ce4" table:number-columns-repeated="4"/>
          <table:table-cell table:style-name="ce8" office:value-type="string" calcext:value-type="string">
            <text:p>Tree Sort</text:p>
          </table:table-cell>
          <table:table-cell table:style-name="ce4" table:number-columns-repeated="16378"/>
        </table:table-row>
        <table:table-row table:style-name="ro2">
          <table:table-cell table:style-name="ce8"/>
          <table:table-cell table:number-columns-repeated="16383"/>
        </table:table-row>
        <table:table-row table:style-name="ro1">
          <table:table-cell office:value-type="string" calcext:value-type="string">
            <text:p>Test 0 156678</text:p>
          </table:table-cell>
          <table:table-cell table:number-columns-repeated="4"/>
          <table:table-cell office:value-type="string" calcext:value-type="string">
            <text:p>Test 0 10594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 137439</text:p>
          </table:table-cell>
          <table:table-cell table:number-columns-repeated="4"/>
          <table:table-cell office:value-type="string" calcext:value-type="string">
            <text:p>Test 1 1115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 53020 </text:p>
          </table:table-cell>
          <table:table-cell table:number-columns-repeated="4"/>
          <table:table-cell office:value-type="string" calcext:value-type="string">
            <text:p>Test 2 1148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 129970</text:p>
          </table:table-cell>
          <table:table-cell table:number-columns-repeated="4"/>
          <table:table-cell office:value-type="string" calcext:value-type="string">
            <text:p>Test 3 1074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 52356</text:p>
          </table:table-cell>
          <table:table-cell table:number-columns-repeated="4"/>
          <table:table-cell office:value-type="string" calcext:value-type="string">
            <text:p>Test 4 1161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 178337</text:p>
          </table:table-cell>
          <table:table-cell table:number-columns-repeated="4"/>
          <table:table-cell office:value-type="string" calcext:value-type="string">
            <text:p>Test 5 1064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 48845</text:p>
          </table:table-cell>
          <table:table-cell table:number-columns-repeated="4"/>
          <table:table-cell office:value-type="string" calcext:value-type="string">
            <text:p>Test 6 1054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 157254</text:p>
          </table:table-cell>
          <table:table-cell table:number-columns-repeated="4"/>
          <table:table-cell office:value-type="string" calcext:value-type="string">
            <text:p>Test 7 1049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 156970</text:p>
          </table:table-cell>
          <table:table-cell table:number-columns-repeated="4"/>
          <table:table-cell office:value-type="string" calcext:value-type="string">
            <text:p>Test 8 1061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 41778</text:p>
          </table:table-cell>
          <table:table-cell table:number-columns-repeated="4"/>
          <table:table-cell office:value-type="string" calcext:value-type="string">
            <text:p>Test 9 1121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0 78024</text:p>
          </table:table-cell>
          <table:table-cell table:number-columns-repeated="4"/>
          <table:table-cell office:value-type="string" calcext:value-type="string">
            <text:p>Test 10 10297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1 174427</text:p>
          </table:table-cell>
          <table:table-cell table:number-columns-repeated="4"/>
          <table:table-cell office:value-type="string" calcext:value-type="string">
            <text:p>Test 11 1097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2 89367</text:p>
          </table:table-cell>
          <table:table-cell table:number-columns-repeated="4"/>
          <table:table-cell office:value-type="string" calcext:value-type="string">
            <text:p>Test 12 10888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3 41383</text:p>
          </table:table-cell>
          <table:table-cell table:number-columns-repeated="4"/>
          <table:table-cell office:value-type="string" calcext:value-type="string">
            <text:p>Test 13 1031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4 143398</text:p>
          </table:table-cell>
          <table:table-cell table:number-columns-repeated="4"/>
          <table:table-cell office:value-type="string" calcext:value-type="string">
            <text:p>Test 14 979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5 115637</text:p>
          </table:table-cell>
          <table:table-cell table:number-columns-repeated="4"/>
          <table:table-cell office:value-type="string" calcext:value-type="string">
            <text:p>Test 15 1124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6 176698</text:p>
          </table:table-cell>
          <table:table-cell table:number-columns-repeated="4"/>
          <table:table-cell office:value-type="string" calcext:value-type="string">
            <text:p>Test 16 1033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7 107695</text:p>
          </table:table-cell>
          <table:table-cell table:number-columns-repeated="4"/>
          <table:table-cell office:value-type="string" calcext:value-type="string">
            <text:p>Test 17 1069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8 43225</text:p>
          </table:table-cell>
          <table:table-cell table:number-columns-repeated="4"/>
          <table:table-cell office:value-type="string" calcext:value-type="string">
            <text:p>Test 18 10774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19 42046</text:p>
          </table:table-cell>
          <table:table-cell table:number-columns-repeated="4"/>
          <table:table-cell office:value-type="string" calcext:value-type="string">
            <text:p>Test 19 105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0 116828</text:p>
          </table:table-cell>
          <table:table-cell table:number-columns-repeated="4"/>
          <table:table-cell office:value-type="string" calcext:value-type="string">
            <text:p>Test 20 1070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1 138740</text:p>
          </table:table-cell>
          <table:table-cell table:number-columns-repeated="4"/>
          <table:table-cell office:value-type="string" calcext:value-type="string">
            <text:p>Test 21 10535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2 72576</text:p>
          </table:table-cell>
          <table:table-cell table:number-columns-repeated="4"/>
          <table:table-cell office:value-type="string" calcext:value-type="string">
            <text:p>Test 22 10809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3 45795</text:p>
          </table:table-cell>
          <table:table-cell table:number-columns-repeated="4"/>
          <table:table-cell office:value-type="string" calcext:value-type="string">
            <text:p>Test 23 10750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4 42997</text:p>
          </table:table-cell>
          <table:table-cell table:number-columns-repeated="4"/>
          <table:table-cell office:value-type="string" calcext:value-type="string">
            <text:p>Test 24 1012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5 46351</text:p>
          </table:table-cell>
          <table:table-cell table:number-columns-repeated="4"/>
          <table:table-cell office:value-type="string" calcext:value-type="string">
            <text:p>Test 25 1100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6 54437</text:p>
          </table:table-cell>
          <table:table-cell table:number-columns-repeated="4"/>
          <table:table-cell office:value-type="string" calcext:value-type="string">
            <text:p>Test 26 10457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7 83755</text:p>
          </table:table-cell>
          <table:table-cell table:number-columns-repeated="4"/>
          <table:table-cell office:value-type="string" calcext:value-type="string">
            <text:p>Test 27 10949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8 42971</text:p>
          </table:table-cell>
          <table:table-cell table:number-columns-repeated="4"/>
          <table:table-cell office:value-type="string" calcext:value-type="string">
            <text:p>Test 28 10657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29 47511</text:p>
          </table:table-cell>
          <table:table-cell table:number-columns-repeated="4"/>
          <table:table-cell office:value-type="string" calcext:value-type="string">
            <text:p>Test 29 1125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0 58593</text:p>
          </table:table-cell>
          <table:table-cell table:number-columns-repeated="4"/>
          <table:table-cell office:value-type="string" calcext:value-type="string">
            <text:p>Test 30 1019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1 43586</text:p>
          </table:table-cell>
          <table:table-cell table:number-columns-repeated="4"/>
          <table:table-cell office:value-type="string" calcext:value-type="string">
            <text:p>Test 31 10819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2 43388</text:p>
          </table:table-cell>
          <table:table-cell table:number-columns-repeated="4"/>
          <table:table-cell office:value-type="string" calcext:value-type="string">
            <text:p>Test 32 11377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3 130213</text:p>
          </table:table-cell>
          <table:table-cell table:number-columns-repeated="4"/>
          <table:table-cell office:value-type="string" calcext:value-type="string">
            <text:p>Test 33 1045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4 70702</text:p>
          </table:table-cell>
          <table:table-cell table:number-columns-repeated="4"/>
          <table:table-cell office:value-type="string" calcext:value-type="string">
            <text:p>Test 34 1063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5 41877</text:p>
          </table:table-cell>
          <table:table-cell table:number-columns-repeated="4"/>
          <table:table-cell office:value-type="string" calcext:value-type="string">
            <text:p>Test 35 1051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6 148063</text:p>
          </table:table-cell>
          <table:table-cell table:number-columns-repeated="4"/>
          <table:table-cell office:value-type="string" calcext:value-type="string">
            <text:p>Test 36 1081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7 50242</text:p>
          </table:table-cell>
          <table:table-cell table:number-columns-repeated="4"/>
          <table:table-cell office:value-type="string" calcext:value-type="string">
            <text:p>Test 37 1058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8 76190</text:p>
          </table:table-cell>
          <table:table-cell table:number-columns-repeated="4"/>
          <table:table-cell office:value-type="string" calcext:value-type="string">
            <text:p>Test 38 1061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39 47331</text:p>
          </table:table-cell>
          <table:table-cell table:number-columns-repeated="4"/>
          <table:table-cell office:value-type="string" calcext:value-type="string">
            <text:p>Test 39 1014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0 79559</text:p>
          </table:table-cell>
          <table:table-cell table:number-columns-repeated="4"/>
          <table:table-cell office:value-type="string" calcext:value-type="string">
            <text:p>Test 40 1064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1 51090</text:p>
          </table:table-cell>
          <table:table-cell table:number-columns-repeated="4"/>
          <table:table-cell office:value-type="string" calcext:value-type="string">
            <text:p>Test 41 10465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2 47513</text:p>
          </table:table-cell>
          <table:table-cell table:number-columns-repeated="4"/>
          <table:table-cell office:value-type="string" calcext:value-type="string">
            <text:p>Test 42 10497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3 61347</text:p>
          </table:table-cell>
          <table:table-cell table:number-columns-repeated="4"/>
          <table:table-cell office:value-type="string" calcext:value-type="string">
            <text:p>Test 43 1059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4 89742</text:p>
          </table:table-cell>
          <table:table-cell table:number-columns-repeated="4"/>
          <table:table-cell office:value-type="string" calcext:value-type="string">
            <text:p>Test 44 1087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5 175965</text:p>
          </table:table-cell>
          <table:table-cell table:number-columns-repeated="4"/>
          <table:table-cell office:value-type="string" calcext:value-type="string">
            <text:p>Test 45 10656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6 109926</text:p>
          </table:table-cell>
          <table:table-cell table:number-columns-repeated="4"/>
          <table:table-cell office:value-type="string" calcext:value-type="string">
            <text:p>Test 46 1074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7 43344</text:p>
          </table:table-cell>
          <table:table-cell table:number-columns-repeated="4"/>
          <table:table-cell office:value-type="string" calcext:value-type="string">
            <text:p>Test 47 9974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8 117175</text:p>
          </table:table-cell>
          <table:table-cell table:number-columns-repeated="4"/>
          <table:table-cell office:value-type="string" calcext:value-type="string">
            <text:p>Test 48 10423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49 141142</text:p>
          </table:table-cell>
          <table:table-cell table:number-columns-repeated="4"/>
          <table:table-cell office:value-type="string" calcext:value-type="string">
            <text:p>Test 49 10434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0 43109</text:p>
          </table:table-cell>
          <table:table-cell table:number-columns-repeated="4"/>
          <table:table-cell office:value-type="string" calcext:value-type="string">
            <text:p>Test 50 11004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1 174915</text:p>
          </table:table-cell>
          <table:table-cell table:number-columns-repeated="4"/>
          <table:table-cell office:value-type="string" calcext:value-type="string">
            <text:p>Test 51 1085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2 189028</text:p>
          </table:table-cell>
          <table:table-cell table:number-columns-repeated="4"/>
          <table:table-cell office:value-type="string" calcext:value-type="string">
            <text:p>Test 52 11558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3 117854</text:p>
          </table:table-cell>
          <table:table-cell table:number-columns-repeated="4"/>
          <table:table-cell office:value-type="string" calcext:value-type="string">
            <text:p>Test 53 1094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4 71494</text:p>
          </table:table-cell>
          <table:table-cell table:number-columns-repeated="4"/>
          <table:table-cell office:value-type="string" calcext:value-type="string">
            <text:p>Test 54 1064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5 36892</text:p>
          </table:table-cell>
          <table:table-cell table:number-columns-repeated="4"/>
          <table:table-cell office:value-type="string" calcext:value-type="string">
            <text:p>Test 55 10329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6 67331</text:p>
          </table:table-cell>
          <table:table-cell table:number-columns-repeated="4"/>
          <table:table-cell office:value-type="string" calcext:value-type="string">
            <text:p>Test 56 1062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7 157048</text:p>
          </table:table-cell>
          <table:table-cell table:number-columns-repeated="4"/>
          <table:table-cell office:value-type="string" calcext:value-type="string">
            <text:p>Test 57 1087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8 78552</text:p>
          </table:table-cell>
          <table:table-cell table:number-columns-repeated="4"/>
          <table:table-cell office:value-type="string" calcext:value-type="string">
            <text:p>Test 58 1165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59 78306</text:p>
          </table:table-cell>
          <table:table-cell table:number-columns-repeated="4"/>
          <table:table-cell office:value-type="string" calcext:value-type="string">
            <text:p>Test 59 1026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0 179143</text:p>
          </table:table-cell>
          <table:table-cell table:number-columns-repeated="4"/>
          <table:table-cell office:value-type="string" calcext:value-type="string">
            <text:p>Test 60 1078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1 136933</text:p>
          </table:table-cell>
          <table:table-cell table:number-columns-repeated="4"/>
          <table:table-cell office:value-type="string" calcext:value-type="string">
            <text:p>Test 61 10676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2 40701</text:p>
          </table:table-cell>
          <table:table-cell table:number-columns-repeated="4"/>
          <table:table-cell office:value-type="string" calcext:value-type="string">
            <text:p>Test 62 11188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3 86786</text:p>
          </table:table-cell>
          <table:table-cell table:number-columns-repeated="4"/>
          <table:table-cell office:value-type="string" calcext:value-type="string">
            <text:p>Test 63 10784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4 39049</text:p>
          </table:table-cell>
          <table:table-cell table:number-columns-repeated="4"/>
          <table:table-cell office:value-type="string" calcext:value-type="string">
            <text:p>Test 64 1102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5 163705</text:p>
          </table:table-cell>
          <table:table-cell table:number-columns-repeated="4"/>
          <table:table-cell office:value-type="string" calcext:value-type="string">
            <text:p>Test 65 1098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6 41797</text:p>
          </table:table-cell>
          <table:table-cell table:number-columns-repeated="4"/>
          <table:table-cell office:value-type="string" calcext:value-type="string">
            <text:p>Test 66 1045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7 119147</text:p>
          </table:table-cell>
          <table:table-cell table:number-columns-repeated="4"/>
          <table:table-cell office:value-type="string" calcext:value-type="string">
            <text:p>Test 67 10679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8 186221</text:p>
          </table:table-cell>
          <table:table-cell table:number-columns-repeated="4"/>
          <table:table-cell office:value-type="string" calcext:value-type="string">
            <text:p>Test 68 1109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69 42007</text:p>
          </table:table-cell>
          <table:table-cell table:number-columns-repeated="4"/>
          <table:table-cell office:value-type="string" calcext:value-type="string">
            <text:p>Test 69 1073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0 122907</text:p>
          </table:table-cell>
          <table:table-cell table:number-columns-repeated="4"/>
          <table:table-cell office:value-type="string" calcext:value-type="string">
            <text:p>Test 70 11248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1 160474</text:p>
          </table:table-cell>
          <table:table-cell table:number-columns-repeated="4"/>
          <table:table-cell office:value-type="string" calcext:value-type="string">
            <text:p>Test 71 1111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2 174272</text:p>
          </table:table-cell>
          <table:table-cell table:number-columns-repeated="4"/>
          <table:table-cell office:value-type="string" calcext:value-type="string">
            <text:p>Test 72 11044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3 60742</text:p>
          </table:table-cell>
          <table:table-cell table:number-columns-repeated="4"/>
          <table:table-cell office:value-type="string" calcext:value-type="string">
            <text:p>Test 73 10536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4 179652</text:p>
          </table:table-cell>
          <table:table-cell table:number-columns-repeated="4"/>
          <table:table-cell office:value-type="string" calcext:value-type="string">
            <text:p>Test 74 10454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5 45306</text:p>
          </table:table-cell>
          <table:table-cell table:number-columns-repeated="4"/>
          <table:table-cell office:value-type="string" calcext:value-type="string">
            <text:p>Test 75 10828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6 152399</text:p>
          </table:table-cell>
          <table:table-cell table:number-columns-repeated="4"/>
          <table:table-cell office:value-type="string" calcext:value-type="string">
            <text:p>Test 76 10426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7 178206</text:p>
          </table:table-cell>
          <table:table-cell table:number-columns-repeated="4"/>
          <table:table-cell office:value-type="string" calcext:value-type="string">
            <text:p>Test 77 10506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8 147384</text:p>
          </table:table-cell>
          <table:table-cell table:number-columns-repeated="4"/>
          <table:table-cell office:value-type="string" calcext:value-type="string">
            <text:p>Test 78 10748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79 171603</text:p>
          </table:table-cell>
          <table:table-cell table:number-columns-repeated="4"/>
          <table:table-cell office:value-type="string" calcext:value-type="string">
            <text:p>Test 79 10245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0 57334</text:p>
          </table:table-cell>
          <table:table-cell table:number-columns-repeated="4"/>
          <table:table-cell office:value-type="string" calcext:value-type="string">
            <text:p>Test 80 10553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1 41378</text:p>
          </table:table-cell>
          <table:table-cell table:number-columns-repeated="4"/>
          <table:table-cell office:value-type="string" calcext:value-type="string">
            <text:p>Test 81 10288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2 164484</text:p>
          </table:table-cell>
          <table:table-cell table:number-columns-repeated="4"/>
          <table:table-cell office:value-type="string" calcext:value-type="string">
            <text:p>Test 82 10436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3 76689</text:p>
          </table:table-cell>
          <table:table-cell table:number-columns-repeated="4"/>
          <table:table-cell office:value-type="string" calcext:value-type="string">
            <text:p>Test 83 10510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4 58057</text:p>
          </table:table-cell>
          <table:table-cell table:number-columns-repeated="4"/>
          <table:table-cell office:value-type="string" calcext:value-type="string">
            <text:p>Test 84 10558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5 83102</text:p>
          </table:table-cell>
          <table:table-cell table:number-columns-repeated="4"/>
          <table:table-cell office:value-type="string" calcext:value-type="string">
            <text:p>Test 85 1058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6 131075</text:p>
          </table:table-cell>
          <table:table-cell table:number-columns-repeated="4"/>
          <table:table-cell office:value-type="string" calcext:value-type="string">
            <text:p>Test 86 11039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7 76675</text:p>
          </table:table-cell>
          <table:table-cell table:number-columns-repeated="4"/>
          <table:table-cell office:value-type="string" calcext:value-type="string">
            <text:p>Test 87 1077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8 189777</text:p>
          </table:table-cell>
          <table:table-cell table:number-columns-repeated="4"/>
          <table:table-cell office:value-type="string" calcext:value-type="string">
            <text:p>Test 88 1071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89 70191</text:p>
          </table:table-cell>
          <table:table-cell table:number-columns-repeated="4"/>
          <table:table-cell office:value-type="string" calcext:value-type="string">
            <text:p>Test 89 10435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0 82391</text:p>
          </table:table-cell>
          <table:table-cell table:number-columns-repeated="4"/>
          <table:table-cell office:value-type="string" calcext:value-type="string">
            <text:p>Test 90 1095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1 38439</text:p>
          </table:table-cell>
          <table:table-cell table:number-columns-repeated="4"/>
          <table:table-cell office:value-type="string" calcext:value-type="string">
            <text:p>Test 91 10653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2 87735</text:p>
          </table:table-cell>
          <table:table-cell table:number-columns-repeated="4"/>
          <table:table-cell office:value-type="string" calcext:value-type="string">
            <text:p>Test 92 1123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3 92252</text:p>
          </table:table-cell>
          <table:table-cell table:number-columns-repeated="4"/>
          <table:table-cell office:value-type="string" calcext:value-type="string">
            <text:p>Test 93 1037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4 158256</text:p>
          </table:table-cell>
          <table:table-cell table:number-columns-repeated="4"/>
          <table:table-cell office:value-type="string" calcext:value-type="string">
            <text:p>Test 94 1103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5 50948</text:p>
          </table:table-cell>
          <table:table-cell table:number-columns-repeated="4"/>
          <table:table-cell office:value-type="string" calcext:value-type="string">
            <text:p>Test 95 1101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6 180775</text:p>
          </table:table-cell>
          <table:table-cell table:number-columns-repeated="4"/>
          <table:table-cell office:value-type="string" calcext:value-type="string">
            <text:p>Test 96 10262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7 113644</text:p>
          </table:table-cell>
          <table:table-cell table:number-columns-repeated="4"/>
          <table:table-cell office:value-type="string" calcext:value-type="string">
            <text:p>Test 97 1122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8 102637</text:p>
          </table:table-cell>
          <table:table-cell table:number-columns-repeated="4"/>
          <table:table-cell office:value-type="string" calcext:value-type="string">
            <text:p>Test 98 11114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st 99 110756</text:p>
          </table:table-cell>
          <table:table-cell table:number-columns-repeated="4"/>
          <table:table-cell office:value-type="string" calcext:value-type="string">
            <text:p>Test 99 10515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 test: 100</text:p>
          </table:table-cell>
          <table:table-cell office:value-type="string" calcext:value-type="string">
            <text:p><text:s/>Min: 36892</text:p>
          </table:table-cell>
          <table:table-cell office:value-type="string" calcext:value-type="string">
            <text:p><text:s/>Med: 98530.5</text:p>
          </table:table-cell>
          <table:table-cell office:value-type="string" calcext:value-type="string">
            <text:p><text:s/>Max: 189777</text:p>
          </table:table-cell>
          <table:table-cell/>
          <table:table-cell office:value-type="string" calcext:value-type="string">
            <text:p>N test: 100</text:p>
          </table:table-cell>
          <table:table-cell office:value-type="string" calcext:value-type="string">
            <text:p><text:s/>Min: 97987</text:p>
          </table:table-cell>
          <table:table-cell office:value-type="string" calcext:value-type="string">
            <text:p><text:s/>Med: 107225.0</text:p>
          </table:table-cell>
          <table:table-cell office:value-type="string" calcext:value-type="string">
            <text:p><text:s/>Max: 116505</text:p>
          </table:table-cell>
          <table:table-cell table:number-columns-repeated="16375"/>
        </table:table-row>
        <table:table-row table:style-name="ro1" table:number-rows-repeated="104847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segna.F1:consegna.F1048576 consegna.A1:consegna.A1048576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&gt;10000" calcext:base-cell-address="consegna.A1"/>
          </calcext:conditional-format>
        </calcext:conditional-formats>
      </table:table>
      <table:table table:name="treeSort" table:style-name="ta1">
        <table:shapes>
          <draw:frame draw:z-index="0" draw:style-name="gr1" draw:text-style-name="P1" svg:width="18.757cm" svg:height="9.793cm" svg:x="20.002cm" svg:y="0.198cm">
            <draw:object draw:notify-on-update-of-ranges="treeSort.C1:treeSort.C1 treeSort.C2:treeSort.C17 treeSort.D1:treeSort.D1 treeSort.D2:treeSort.D17 treeSort.E1:treeSort.E1 treeSort.E2:treeSort.E17 treeSort.G1:treeSort.G1 treeSort.G2:treeSort.G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16" calcext:value-type="float">
            <text:p>516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59" calcext:value-type="float">
            <text:p>1059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61" calcext:value-type="float">
            <text:p>1961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26" calcext:value-type="float">
            <text:p>2726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607" calcext:value-type="float">
            <text:p>3607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73" calcext:value-type="float">
            <text:p>3973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765" calcext:value-type="float">
            <text:p>476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985" calcext:value-type="float">
            <text:p>5985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355" calcext:value-type="float">
            <text:p>7355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057" calcext:value-type="float">
            <text:p>7057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712" calcext:value-type="float">
            <text:p>8712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090" calcext:value-type="float">
            <text:p>9090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146" calcext:value-type="float">
            <text:p>10146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039" calcext:value-type="float">
            <text:p>11039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633" calcext:value-type="float">
            <text:p>13633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052" calcext:value-type="float">
            <text:p>13052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15:46:27.07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38:34.990000000</meta:creation-date>
    <dc:date>2024-03-16T17:38:32.325000000</dc:date>
    <meta:editing-duration>PT2H15M28S</meta:editing-duration>
    <meta:editing-cycles>8</meta:editing-cycles>
    <meta:generator>LibreOffice/24.2.0.3$Windows_X86_64 LibreOffice_project/da48488a73ddd66ea24cf16bbc4f7b9c08e9bea1</meta:generator>
    <meta:document-statistic meta:table-count="7" meta:cell-count="2918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merge_sort.K2:merge_sort.K101" svg:x="0.32cm" svg:y="0.18cm" svg:width="12.428cm" svg:height="8.64cm">
          <chart:coordinate-region svg:x="1.418cm" svg:y="0.38cm" svg:width="11.3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K2:merge_sort.K10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350139828353">
                <text:p>1.02350139828353</text:p>
                <draw:g>
                  <svg:desc>merge_sort.K2:merge_sort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806368913888">
                <text:p>1.01806368913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538697208693">
                <text:p>1.0053869720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467044349554">
                <text:p>1.01467044349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349076695737">
                <text:p>1.01349076695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447782671629">
                <text:p>1.00447782671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687565551801">
                <text:p>1.00687565551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234987760848">
                <text:p>1.01234987760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2353872459">
                <text:p>1.0132353872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146020536255">
                <text:p>1.01146020536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811046316777">
                <text:p>1.00811046316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382830192549">
                <text:p>1.00382830192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19617748996">
                <text:p>1.0011961774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591123133955">
                <text:p>1.00591123133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892725394717">
                <text:p>1.0089272539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66145402088">
                <text:p>1.01066145402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143220069863">
                <text:p>1.01143220069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47175072116">
                <text:p>1.01147175072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093675040152">
                <text:p>1.01093675040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996225723948">
                <text:p>1.00996225723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864820153211">
                <text:p>1.00864820153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06816986974">
                <text:p>1.0070681698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528690023608">
                <text:p>1.00528690023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34624403868">
                <text:p>1.00334624403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128047402646">
                <text:p>1.00128047402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104515250597">
                <text:p>1.00104515250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332914515256">
                <text:p>1.00332914515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51840787277">
                <text:p>1.0051840787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667321482019">
                <text:p>1.00667321482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783829218399">
                <text:p>1.00783829218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873090115373">
                <text:p>1.00873090115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938032759799">
                <text:p>1.00938032759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981929740048">
                <text:p>1.0098192974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007628034513">
                <text:p>1.01007628034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016930816249">
                <text:p>1.01016930816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011753083835">
                <text:p>1.01011753083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994421230371">
                <text:p>1.00994421230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965745958146">
                <text:p>1.00965745958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927652627753">
                <text:p>1.00927652627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880973177461">
                <text:p>1.00880973177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826450925788">
                <text:p>1.00826450925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765577953978">
                <text:p>1.00765577953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698616590283">
                <text:p>1.00698616590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626326414411">
                <text:p>1.00626326414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549644495991">
                <text:p>1.00549644495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46867358249">
                <text:p>1.0046867358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384471567321">
                <text:p>1.00384471567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296820581432">
                <text:p>1.00296820581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206670548876">
                <text:p>1.00206670548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113988966939">
                <text:p>1.00113988966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019184150404">
                <text:p>1.00019184150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093144600064">
                <text:p>1.00093144600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199732300341">
                <text:p>1.00199732300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9623705493">
                <text:p>1.0029623705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383277975398">
                <text:p>1.00383277975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461622721227">
                <text:p>1.00461622721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531787476644">
                <text:p>1.00531787476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594438757783">
                <text:p>1.00594438757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650008286225">
                <text:p>1.00650008286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699078430062">
                <text:p>1.00699078430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0741832665087">
                <text:p>1.00741832665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778967867575">
                <text:p>1.00778967867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810787744303">
                <text:p>1.00810787744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837575406091">
                <text:p>1.00837575406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859595079843">
                <text:p>1.00859595079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877256837443">
                <text:p>1.00877256837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890783262877">
                <text:p>1.00890783262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900382752536">
                <text:p>1.00900382752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906560770615">
                <text:p>1.00906560770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09180226275">
                <text:p>1.00909180226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08713748478">
                <text:p>1.00908713748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905309088355">
                <text:p>1.00905309088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98959902529">
                <text:p>1.008989599025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890089916379">
                <text:p>1.00890089916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878674756319">
                <text:p>1.00878674756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864969359653">
                <text:p>1.008649693596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849077175413">
                <text:p>1.00849077175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831095904304">
                <text:p>1.0083109590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811250461909">
                <text:p>1.00811250461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789622401842">
                <text:p>1.00789622401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766160152516">
                <text:p>1.00766160152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741196169416">
                <text:p>1.007411961694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714669105222">
                <text:p>1.00714669105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86644681292">
                <text:p>1.00686644681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657428653637">
                <text:p>1.00657428653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626830242919">
                <text:p>1.00626830242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595142806023">
                <text:p>1.00595142806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562293786886">
                <text:p>1.00562293786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528445215094">
                <text:p>1.00528445215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93637063539">
                <text:p>1.00493637063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457795093376">
                <text:p>1.00457795093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421181626987">
                <text:p>1.00421181626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383717468795">
                <text:p>1.00383717468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34543560755">
                <text:p>1.0034543560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306581009855">
                <text:p>1.00306581009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266965000142">
                <text:p>1.002669650001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226616473698">
                <text:p>1.00226616473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185768814869">
                <text:p>1.00185768814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144441049679">
                <text:p>1.00144441049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10255092928">
                <text:p>1.0010255092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651cm" xlink:href=".." xlink:type="simple" chart:class="chart:line" chart:style-name="ch1">
        <chart:legend chart:legend-position="end" svg:x="13.121cm" svg:y="2.779cm" style:legend-expansion="high" chart:style-name="ch2"/>
        <chart:plot-area chart:style-name="ch3" table:cell-range-address="quick_sort.D1:quick_sort.D17 quick_sort.G1:quick_sort.G17 quick_sort.J1:quick_sort.J17 quick_sort.M1:quick_sort.M17" chart:data-source-has-labels="row" svg:x="0.32cm" svg:y="0.153cm" svg:width="12.481cm" svg:height="7.345cm">
          <chart:coordinate-region svg:x="1.524cm" svg:y="0.353cm" svg:width="11.091cm" svg:height="6.4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sort.D2:quick_sort.D17" chart:label-cell-address="quick_sort.D1:quick_sort.D1" chart:class="chart:line">
            <chart:data-point chart:repeated="16"/>
          </chart:series>
          <chart:series chart:style-name="ch7" chart:values-cell-range-address="quick_sort.G2:quick_sort.G17" chart:label-cell-address="quick_sort.G1:quick_sort.G1" chart:class="chart:line">
            <chart:data-point chart:repeated="16"/>
          </chart:series>
          <chart:series chart:style-name="ch8" chart:values-cell-range-address="quick_sort.J2:quick_sort.J17" chart:label-cell-address="quick_sort.J1:quick_sort.J1" chart:class="chart:line">
            <chart:data-point chart:repeated="16"/>
          </chart:series>
          <chart:series chart:style-name="ch9" chart:values-cell-range-address="quick_sort.M2:quick_sort.M17" chart:label-cell-address="quick_sort.M1:quick_sort.M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44cm" svg:y="0.316cm" chart:style-name="ch2">
          <text:p>Quick_sort</text:p>
        </chart:title>
        <chart:legend chart:legend-position="end" svg:x="13.119cm" svg:y="3.456cm" style:legend-expansion="high" chart:style-name="ch3"/>
        <chart:plot-area chart:style-name="ch4" table:cell-range-address="quick_sort.D1:quick_sort.D17 quick_sort.G1:quick_sort.G17 quick_sort.J1:quick_sort.J17 quick_sort.M1:quick_sort.M17" chart:data-source-has-labels="row" svg:x="0.319cm" svg:y="1.275cm" svg:width="12.481cm" svg:height="7.55cm">
          <chart:coordinate-region svg:x="1.523cm" svg:y="1.474cm" svg:width="11.091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ick_sort.D2:quick_sort.D17" chart:label-cell-address="quick_sort.D1:quick_sort.D1" chart:class="chart:line">
            <chart:data-point chart:repeated="16"/>
          </chart:series>
          <chart:series chart:style-name="ch8" chart:values-cell-range-address="quick_sort.G2:quick_sort.G17" chart:label-cell-address="quick_sort.G1:quick_sort.G1" chart:class="chart:line">
            <chart:data-point chart:repeated="16"/>
          </chart:series>
          <chart:series chart:style-name="ch9" chart:values-cell-range-address="quick_sort.J2:quick_sort.J17" chart:label-cell-address="quick_sort.J1:quick_sort.J1" chart:class="chart:line">
            <chart:data-point chart:repeated="16"/>
          </chart:series>
          <chart:series chart:style-name="ch10" chart:values-cell-range-address="quick_sort.M2:quick_sort.M17" chart:label-cell-address="quick_sort.M1:quick_sort.M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22cm" svg:height="6.999cm" xlink:href=".." xlink:type="simple" chart:class="chart:line" chart:style-name="ch1">
        <chart:legend chart:legend-position="end" svg:x="13.67cm" svg:y="2.702cm" style:legend-expansion="high" chart:style-name="ch2"/>
        <chart:plot-area chart:style-name="ch3" table:cell-range-address="quick_vs_tree.C20:quick_vs_tree.E36 quick_vs_tree.G20:quick_vs_tree.G36 quick_vs_tree.I2:quick_vs_tree.K18" chart:data-source-has-labels="row" svg:x="0.33cm" svg:y="0.139cm" svg:width="13.01cm" svg:height="6.721cm">
          <chart:coordinate-region svg:x="1.534cm" svg:y="0.338cm" svg:width="11.806cm" svg:height="5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vs_tree.C21:quick_vs_tree.C36 quick_vs_tree.G20:quick_vs_tree.G36 quick_vs_tree.I2:quick_vs_tree.I18" chart:label-cell-address="quick_vs_tree.C20:quick_vs_tree.C20" chart:class="chart:line">
            <chart:data-point chart:repeated="50"/>
          </chart:series>
          <chart:series chart:style-name="ch7" chart:values-cell-range-address="quick_vs_tree.D21:quick_vs_tree.D36 quick_vs_tree.J2:quick_vs_tree.J18" chart:label-cell-address="quick_vs_tree.D20:quick_vs_tree.D20" chart:class="chart:line">
            <chart:data-point chart:repeated="33"/>
          </chart:series>
          <chart:series chart:style-name="ch8" chart:values-cell-range-address="quick_vs_tree.E21:quick_vs_tree.E36 quick_vs_tree.K2:quick_vs_tree.K18" chart:label-cell-address="quick_vs_tree.E20:quick_vs_tree.E20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read</text:p>
                <draw:g>
                  <svg:desc>quick_vs_tree.C20:quick_vs_tree.C20</svg:desc>
                </draw:g>
              </table:table-cell>
              <table:table-cell office:value-type="string">
                <text:p>avg_read</text:p>
                <draw:g>
                  <svg:desc>quick_vs_tree.D20:quick_vs_tree.D20</svg:desc>
                </draw:g>
              </table:table-cell>
              <table:table-cell office:value-type="string">
                <text:p>max_read</text:p>
                <draw:g>
                  <svg:desc>quick_vs_tree.E20:quick_vs_tree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6">
                <text:p>986</text:p>
                <draw:g>
                  <svg:desc>quick_vs_tree.C21:quick_vs_tree.C36 quick_vs_tree.G20:quick_vs_tree.G36 quick_vs_tree.I2:quick_vs_tree.I18</svg:desc>
                </draw:g>
              </table:table-cell>
              <table:table-cell office:value-type="float" office:value="1131.58">
                <text:p>1131.58</text:p>
                <draw:g>
                  <svg:desc>quick_vs_tree.D21:quick_vs_tree.D36 quick_vs_tree.J2:quick_vs_tree.J18</svg:desc>
                </draw:g>
              </table:table-cell>
              <table:table-cell office:value-type="float" office:value="1466">
                <text:p>1466</text:p>
                <draw:g>
                  <svg:desc>quick_vs_tree.E21:quick_vs_tree.E36 quick_vs_tree.K2:quick_vs_tree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2">
                <text:p>2282</text:p>
              </table:table-cell>
              <table:table-cell office:value-type="float" office:value="2617.6">
                <text:p>2617.6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13">
                <text:p>3713</text:p>
              </table:table-cell>
              <table:table-cell office:value-type="float" office:value="4245.73">
                <text:p>4245.73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17">
                <text:p>5217</text:p>
              </table:table-cell>
              <table:table-cell office:value-type="float" office:value="5948.73">
                <text:p>5948.73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68">
                <text:p>6968</text:p>
              </table:table-cell>
              <table:table-cell office:value-type="float" office:value="7701.52">
                <text:p>7701.52</text:p>
              </table:table-cell>
              <table:table-cell office:value-type="float" office:value="9941">
                <text:p>9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91">
                <text:p>8491</text:p>
              </table:table-cell>
              <table:table-cell office:value-type="float" office:value="9547.57">
                <text:p>9547.57</text:p>
              </table:table-cell>
              <table:table-cell office:value-type="float" office:value="11770">
                <text:p>117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7">
                <text:p>10247</text:p>
              </table:table-cell>
              <table:table-cell office:value-type="float" office:value="11407.5">
                <text:p>11407.5</text:p>
              </table:table-cell>
              <table:table-cell office:value-type="float" office:value="14232">
                <text:p>14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71">
                <text:p>11671</text:p>
              </table:table-cell>
              <table:table-cell office:value-type="float" office:value="13295.6">
                <text:p>13295.6</text:p>
              </table:table-cell>
              <table:table-cell office:value-type="float" office:value="16504">
                <text:p>16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11">
                <text:p>13711</text:p>
              </table:table-cell>
              <table:table-cell office:value-type="float" office:value="15180.5">
                <text:p>15180.5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37">
                <text:p>15537</text:p>
              </table:table-cell>
              <table:table-cell office:value-type="float" office:value="17181.2">
                <text:p>17181.2</text:p>
              </table:table-cell>
              <table:table-cell office:value-type="float" office:value="20636">
                <text:p>20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41">
                <text:p>17041</text:p>
              </table:table-cell>
              <table:table-cell office:value-type="float" office:value="19118.1">
                <text:p>19118.1</text:p>
              </table:table-cell>
              <table:table-cell office:value-type="float" office:value="23318">
                <text:p>23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5">
                <text:p>18995</text:p>
              </table:table-cell>
              <table:table-cell office:value-type="float" office:value="21179.6">
                <text:p>21179.6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19">
                <text:p>21019</text:p>
              </table:table-cell>
              <table:table-cell office:value-type="float" office:value="23153.1">
                <text:p>23153.1</text:p>
              </table:table-cell>
              <table:table-cell office:value-type="float" office:value="27170">
                <text:p>271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06">
                <text:p>22906</text:p>
              </table:table-cell>
              <table:table-cell office:value-type="float" office:value="25190.9">
                <text:p>25190.9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11">
                <text:p>24511</text:p>
              </table:table-cell>
              <table:table-cell office:value-type="float" office:value="27278.2">
                <text:p>27278.2</text:p>
              </table:table-cell>
              <table:table-cell office:value-type="float" office:value="33643">
                <text:p>33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29">
                <text:p>26429</text:p>
              </table:table-cell>
              <table:table-cell office:value-type="float" office:value="29385.5">
                <text:p>29385.5</text:p>
              </table:table-cell>
              <table:table-cell office:value-type="float" office:value="35267">
                <text:p>35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6">
                <text:p>896</text:p>
              </table:table-cell>
              <table:table-cell office:value-type="float" office:value="2036.02">
                <text:p>2036.02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8">
                <text:p>2048</text:p>
              </table:table-cell>
              <table:table-cell office:value-type="float" office:value="4773.46">
                <text:p>4773.46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6.63">
                <text:p>3296.63</text:p>
              </table:table-cell>
              <table:table-cell office:value-type="float" office:value="7724.1">
                <text:p>7724.1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08">
                <text:p>4608</text:p>
              </table:table-cell>
              <table:table-cell office:value-type="float" office:value="10946.8">
                <text:p>10946.8</text:p>
              </table:table-cell>
              <table:table-cell office:value-type="float" office:value="15545">
                <text:p>15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66.03">
                <text:p>5966.03</text:p>
              </table:table-cell>
              <table:table-cell office:value-type="float" office:value="14273.9">
                <text:p>14273.9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61.25">
                <text:p>7361.25</text:p>
              </table:table-cell>
              <table:table-cell office:value-type="float" office:value="17657.4">
                <text:p>17657.4</text:p>
              </table:table-cell>
              <table:table-cell office:value-type="float" office:value="25187">
                <text:p>25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87.39">
                <text:p>8787.39</text:p>
              </table:table-cell>
              <table:table-cell office:value-type="float" office:value="21158.9">
                <text:p>21158.9</text:p>
              </table:table-cell>
              <table:table-cell office:value-type="float" office:value="27391">
                <text:p>2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40">
                <text:p>10240</text:p>
              </table:table-cell>
              <table:table-cell office:value-type="float" office:value="24715.4">
                <text:p>24715.4</text:p>
              </table:table-cell>
              <table:table-cell office:value-type="float" office:value="30955">
                <text:p>30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15.8">
                <text:p>11715.8</text:p>
              </table:table-cell>
              <table:table-cell office:value-type="float" office:value="28240.3">
                <text:p>28240.3</text:p>
              </table:table-cell>
              <table:table-cell office:value-type="float" office:value="36803">
                <text:p>36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12.1">
                <text:p>13212.1</text:p>
              </table:table-cell>
              <table:table-cell office:value-type="float" office:value="31941.4">
                <text:p>31941.4</text:p>
              </table:table-cell>
              <table:table-cell office:value-type="float" office:value="42356">
                <text:p>42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26.9">
                <text:p>14726.9</text:p>
              </table:table-cell>
              <table:table-cell office:value-type="float" office:value="35573.7">
                <text:p>35573.7</text:p>
              </table:table-cell>
              <table:table-cell office:value-type="float" office:value="50748">
                <text:p>50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58.5">
                <text:p>16258.5</text:p>
              </table:table-cell>
              <table:table-cell office:value-type="float" office:value="39497.3">
                <text:p>39497.3</text:p>
              </table:table-cell>
              <table:table-cell office:value-type="float" office:value="49665">
                <text:p>49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05.5">
                <text:p>17805.5</text:p>
              </table:table-cell>
              <table:table-cell office:value-type="float" office:value="43238.4">
                <text:p>43238.4</text:p>
              </table:table-cell>
              <table:table-cell office:value-type="float" office:value="52957">
                <text:p>52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66.8">
                <text:p>19366.8</text:p>
              </table:table-cell>
              <table:table-cell office:value-type="float" office:value="47222.4">
                <text:p>47222.4</text:p>
              </table:table-cell>
              <table:table-cell office:value-type="float" office:value="58114">
                <text:p>58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41.2">
                <text:p>20941.2</text:p>
              </table:table-cell>
              <table:table-cell office:value-type="float" office:value="51087.6">
                <text:p>51087.6</text:p>
              </table:table-cell>
              <table:table-cell office:value-type="float" office:value="66566">
                <text:p>6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528">
                <text:p>22528</text:p>
              </table:table-cell>
              <table:table-cell office:value-type="float" office:value="55095.7">
                <text:p>55095.7</text:p>
              </table:table-cell>
              <table:table-cell office:value-type="float" office:value="70537">
                <text:p>70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3">
                <text:p>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14">
                <text:p>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32">
                <text:p>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83">
                <text:p>1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45">
                <text:p>1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972">
                <text:p>1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41">
                <text:p>2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67">
                <text:p>2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889">
                <text:p>2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783">
                <text:p>3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41">
                <text:p>3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193">
                <text:p>3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046">
                <text:p>4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302">
                <text:p>4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58cm" svg:height="9.794cm" xlink:href=".." xlink:type="simple" chart:class="chart:line" chart:style-name="ch1">
        <chart:legend chart:legend-position="end" svg:x="15.906cm" svg:y="3.851cm" style:legend-expansion="high" chart:style-name="ch2"/>
        <chart:plot-area chart:style-name="ch3" table:cell-range-address="treeSort.C1:treeSort.E17 treeSort.G1:treeSort.G17" chart:data-source-has-labels="row" svg:x="0.375cm" svg:y="0.195cm" svg:width="15.156cm" svg:height="9.404cm">
          <chart:coordinate-region svg:x="1.579cm" svg:y="0.394cm" svg:width="13.765cm" svg:height="8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eeSort.C2:treeSort.C17" chart:label-cell-address="treeSort.C1:treeSort.C1" chart:class="chart:line">
            <chart:data-point chart:repeated="16"/>
          </chart:series>
          <chart:series chart:style-name="ch7" chart:values-cell-range-address="treeSort.D2:treeSort.D17" chart:label-cell-address="treeSort.D1:treeSort.D1" chart:class="chart:line">
            <chart:data-point chart:repeated="16"/>
          </chart:series>
          <chart:series chart:style-name="ch8" chart:values-cell-range-address="treeSort.E2:treeSort.E17" chart:label-cell-address="treeSort.E1:treeSort.E1" chart:class="chart:line">
            <chart:data-point chart:repeated="16"/>
          </chart:series>
          <chart:series chart:style-name="ch9" chart:values-cell-range-address="treeSort.G2:treeSort.G17" chart:label-cell-address="treeSort.G1:treeSort.G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read</text:p>
                <draw:g>
                  <svg:desc>treeSort.C1:treeSort.C1</svg:desc>
                </draw:g>
              </table:table-cell>
              <table:table-cell office:value-type="string">
                <text:p>avg_read</text:p>
                <draw:g>
                  <svg:desc>treeSort.D1:treeSort.D1</svg:desc>
                </draw:g>
              </table:table-cell>
              <table:table-cell office:value-type="string">
                <text:p>max_read</text:p>
                <draw:g>
                  <svg:desc>treeSort.E1:treeSort.E1</svg:desc>
                </draw:g>
              </table:table-cell>
              <table:table-cell office:value-type="string">
                <text:p>n*log(n)</text:p>
                <draw:g>
                  <svg:desc>treeSort.G1:treeSor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">
                <text:p>516</text:p>
                <draw:g>
                  <svg:desc>treeSort.C2:treeSort.C17</svg:desc>
                </draw:g>
              </table:table-cell>
              <table:table-cell office:value-type="float" office:value="516">
                <text:p>516</text:p>
                <draw:g>
                  <svg:desc>treeSort.D2:treeSort.D17</svg:desc>
                </draw:g>
              </table:table-cell>
              <table:table-cell office:value-type="float" office:value="516">
                <text:p>516</text:p>
                <draw:g>
                  <svg:desc>treeSort.E2:treeSort.E17</svg:desc>
                </draw:g>
              </table:table-cell>
              <table:table-cell office:value-type="float" office:value="384">
                <text:p>384</text:p>
                <draw:g>
                  <svg:desc>treeSort.G2:treeSort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9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1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26">
                <text:p>2726</text:p>
              </table:table-cell>
              <table:table-cell office:value-type="float" office:value="2726">
                <text:p>2726</text:p>
              </table:table-cell>
              <table:table-cell office:value-type="float" office:value="2726">
                <text:p>272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7">
                <text:p>3607</text:p>
              </table:table-cell>
              <table:table-cell office:value-type="float" office:value="3607">
                <text:p>3607</text:p>
              </table:table-cell>
              <table:table-cell office:value-type="float" office:value="3607">
                <text:p>3607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73">
                <text:p>3973</text:p>
              </table:table-cell>
              <table:table-cell office:value-type="float" office:value="3973">
                <text:p>3973</text:p>
              </table:table-cell>
              <table:table-cell office:value-type="float" office:value="3973">
                <text:p>3973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65">
                <text:p>4765</text:p>
              </table:table-cell>
              <table:table-cell office:value-type="float" office:value="4765">
                <text:p>4765</text:p>
              </table:table-cell>
              <table:table-cell office:value-type="float" office:value="4765">
                <text:p>476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85">
                <text:p>5985</text:p>
              </table:table-cell>
              <table:table-cell office:value-type="float" office:value="5985">
                <text:p>5985</text:p>
              </table:table-cell>
              <table:table-cell office:value-type="float" office:value="5985">
                <text:p>5985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55">
                <text:p>7355</text:p>
              </table:table-cell>
              <table:table-cell office:value-type="float" office:value="7355">
                <text:p>7355</text:p>
              </table:table-cell>
              <table:table-cell office:value-type="float" office:value="7355">
                <text:p>735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57">
                <text:p>7057</text:p>
              </table:table-cell>
              <table:table-cell office:value-type="float" office:value="7057">
                <text:p>7057</text:p>
              </table:table-cell>
              <table:table-cell office:value-type="float" office:value="7057">
                <text:p>7057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2">
                <text:p>8712</text:p>
              </table:table-cell>
              <table:table-cell office:value-type="float" office:value="8712">
                <text:p>8712</text:p>
              </table:table-cell>
              <table:table-cell office:value-type="float" office:value="8712">
                <text:p>8712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90">
                <text:p>9090</text:p>
              </table:table-cell>
              <table:table-cell office:value-type="float" office:value="9090">
                <text:p>9090</text:p>
              </table:table-cell>
              <table:table-cell office:value-type="float" office:value="9090">
                <text:p>9090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46">
                <text:p>10146</text:p>
              </table:table-cell>
              <table:table-cell office:value-type="float" office:value="10146">
                <text:p>10146</text:p>
              </table:table-cell>
              <table:table-cell office:value-type="float" office:value="10146">
                <text:p>10146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39">
                <text:p>11039</text:p>
              </table:table-cell>
              <table:table-cell office:value-type="float" office:value="11039">
                <text:p>11039</text:p>
              </table:table-cell>
              <table:table-cell office:value-type="float" office:value="11039">
                <text:p>11039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33">
                <text:p>13633</text:p>
              </table:table-cell>
              <table:table-cell office:value-type="float" office:value="13633">
                <text:p>13633</text:p>
              </table:table-cell>
              <table:table-cell office:value-type="float" office:value="13633">
                <text:p>13633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52">
                <text:p>13052</text:p>
              </table:table-cell>
              <table:table-cell office:value-type="float" office:value="13052">
                <text:p>13052</text:p>
              </table:table-cell>
              <table:table-cell office:value-type="float" office:value="13052">
                <text:p>13052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44cm" svg:height="13.335cm" xlink:href=".." xlink:type="simple" chart:class="chart:line" chart:style-name="ch1">
        <chart:legend chart:legend-position="end" svg:x="20.734cm" svg:y="6.119cm" style:legend-expansion="high" chart:style-name="ch2"/>
        <chart:plot-area chart:style-name="ch3" table:cell-range-address="merge_sort.H1:merge_sort.H101 merge_sort.J1:merge_sort.J101" chart:data-source-has-labels="row" svg:x="0.492cm" svg:y="0.266cm" svg:width="19.75cm" svg:height="12.803cm">
          <chart:coordinate-region svg:x="1.696cm" svg:y="0.465cm" svg:width="18.546cm" svg:height="11.8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H2:merge_sort.H101" chart:label-cell-address="merge_sort.H1:merge_sort.H1" chart:class="chart:line">
            <chart:data-point chart:repeated="100"/>
          </chart:series>
          <chart:series chart:style-name="ch7" chart:values-cell-range-address="merge_sort.J2:merge_sort.J101" chart:label-cell-address="merge_sort.J1:merge_sort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25cm" svg:height="7.253cm" xlink:href=".." xlink:type="simple" chart:class="chart:line" chart:style-name="ch1">
        <chart:legend chart:legend-position="end" svg:x="10.052cm" svg:y="3.078cm" style:legend-expansion="high" chart:style-name="ch2"/>
        <chart:plot-area chart:style-name="ch3" table:cell-range-address="quick_vs_tree.D20:quick_vs_tree.D36 quick_vs_tree.G20:quick_vs_tree.G36" chart:data-source-has-labels="row" svg:x="0.256cm" svg:y="0.145cm" svg:width="9.54cm" svg:height="6.963cm">
          <chart:coordinate-region svg:x="1.46cm" svg:y="0.344cm" svg:width="8.149cm" svg:height="6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vs_tree.D21:quick_vs_tree.D36" chart:label-cell-address="quick_vs_tree.D20:quick_vs_tree.D20" chart:class="chart:line">
            <chart:data-point chart:repeated="16"/>
          </chart:series>
          <chart:series chart:style-name="ch7" chart:values-cell-range-address="quick_vs_tree.G21:quick_vs_tree.G36" chart:label-cell-address="quick_vs_tree.G20:quick_vs_tree.G20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read</text:p>
                <draw:g>
                  <svg:desc>quick_vs_tree.D20:quick_vs_tree.D20</svg:desc>
                </draw:g>
              </table:table-cell>
              <table:table-cell office:value-type="string">
                <text:p>n*log(n)</text:p>
                <draw:g>
                  <svg:desc>quick_vs_tree.G20:quick_vs_tree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1.58">
                <text:p>1131.58</text:p>
                <draw:g>
                  <svg:desc>quick_vs_tree.D21:quick_vs_tree.D36</svg:desc>
                </draw:g>
              </table:table-cell>
              <table:table-cell office:value-type="float" office:value="896">
                <text:p>896</text:p>
                <draw:g>
                  <svg:desc>quick_vs_tree.G21:quick_vs_tree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7.6">
                <text:p>2617.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45.73">
                <text:p>4245.73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8.73">
                <text:p>5948.7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01.52">
                <text:p>7701.52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47.57">
                <text:p>9547.57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07.5">
                <text:p>11407.5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95.6">
                <text:p>13295.6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80.5">
                <text:p>15180.5</text:p>
              </table:table-cell>
              <table:table-cell office:value-type="float" office:value="11715.8">
                <text:p>1171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81.2">
                <text:p>17181.2</text:p>
              </table:table-cell>
              <table:table-cell office:value-type="float" office:value="13212.1">
                <text:p>1321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18.1">
                <text:p>19118.1</text:p>
              </table:table-cell>
              <table:table-cell office:value-type="float" office:value="14726.9">
                <text:p>1472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79.6">
                <text:p>21179.6</text:p>
              </table:table-cell>
              <table:table-cell office:value-type="float" office:value="16258.5">
                <text:p>1625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53.1">
                <text:p>23153.1</text:p>
              </table:table-cell>
              <table:table-cell office:value-type="float" office:value="17805.5">
                <text:p>1780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90.9">
                <text:p>25190.9</text:p>
              </table:table-cell>
              <table:table-cell office:value-type="float" office:value="19366.8">
                <text:p>1936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78.2">
                <text:p>27278.2</text:p>
              </table:table-cell>
              <table:table-cell office:value-type="float" office:value="20941.2">
                <text:p>209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85.5">
                <text:p>29385.5</text:p>
              </table:table-cell>
              <table:table-cell office:value-type="float" office:value="22528">
                <text:p>22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41cm" svg:height="8.41cm" xlink:href=".." xlink:type="simple" chart:class="chart:line" chart:style-name="ch1">
        <chart:legend chart:legend-position="end" svg:x="10.168cm" svg:y="3.657cm" style:legend-expansion="high" chart:style-name="ch2"/>
        <chart:plot-area chart:style-name="ch3" table:cell-range-address="quick_vs_tree.J2:quick_vs_tree.J18 quick_vs_tree.M2:quick_vs_tree.M18" chart:data-source-has-labels="row" svg:x="0.258cm" svg:y="0.168cm" svg:width="9.652cm" svg:height="8.074cm">
          <chart:coordinate-region svg:x="1.462cm" svg:y="0.367cm" svg:width="8.261cm" svg:height="7.2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vs_tree.J3:quick_vs_tree.J18" chart:label-cell-address="quick_vs_tree.J2:quick_vs_tree.J2" chart:class="chart:line">
            <chart:data-point chart:repeated="16"/>
          </chart:series>
          <chart:series chart:style-name="ch7" chart:values-cell-range-address="quick_vs_tree.M3:quick_vs_tree.M18" chart:label-cell-address="quick_vs_tree.M2:quick_vs_tree.M2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read</text:p>
                <draw:g>
                  <svg:desc>quick_vs_tree.J2:quick_vs_tree.J2</svg:desc>
                </draw:g>
              </table:table-cell>
              <table:table-cell office:value-type="string">
                <text:p>n*log(n)</text:p>
                <draw:g>
                  <svg:desc>quick_vs_tree.M2:quick_vs_tree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6.02">
                <text:p>2036.02</text:p>
                <draw:g>
                  <svg:desc>quick_vs_tree.J3:quick_vs_tree.J18</svg:desc>
                </draw:g>
              </table:table-cell>
              <table:table-cell office:value-type="float" office:value="896">
                <text:p>896</text:p>
                <draw:g>
                  <svg:desc>quick_vs_tree.M3:quick_vs_tree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3.46">
                <text:p>4773.4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24.1">
                <text:p>7724.1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46.8">
                <text:p>10946.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73.9">
                <text:p>14273.9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57.4">
                <text:p>17657.4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58.9">
                <text:p>21158.9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15.4">
                <text:p>24715.4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240.3">
                <text:p>28240.3</text:p>
              </table:table-cell>
              <table:table-cell office:value-type="float" office:value="11715.8">
                <text:p>1171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941.4">
                <text:p>31941.4</text:p>
              </table:table-cell>
              <table:table-cell office:value-type="float" office:value="13212.1">
                <text:p>1321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73.7">
                <text:p>35573.7</text:p>
              </table:table-cell>
              <table:table-cell office:value-type="float" office:value="14726.9">
                <text:p>1472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497.3">
                <text:p>39497.3</text:p>
              </table:table-cell>
              <table:table-cell office:value-type="float" office:value="16258.5">
                <text:p>1625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38.4">
                <text:p>43238.4</text:p>
              </table:table-cell>
              <table:table-cell office:value-type="float" office:value="17805.5">
                <text:p>1780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22.4">
                <text:p>47222.4</text:p>
              </table:table-cell>
              <table:table-cell office:value-type="float" office:value="19366.8">
                <text:p>1936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087.6">
                <text:p>51087.6</text:p>
              </table:table-cell>
              <table:table-cell office:value-type="float" office:value="20941.2">
                <text:p>209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095.7">
                <text:p>55095.7</text:p>
              </table:table-cell>
              <table:table-cell office:value-type="float" office:value="22528">
                <text:p>22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cm" svg:height="6.455cm" xlink:href=".." xlink:type="simple" chart:class="chart:line" chart:style-name="ch1">
        <chart:legend chart:legend-position="end" svg:x="8.486cm" svg:y="2.43cm" style:legend-expansion="high" chart:style-name="ch2"/>
        <chart:plot-area chart:style-name="ch3" table:cell-range-address="insertion_sort.C1:insertion_sort.E101" chart:data-source-has-labels="row" svg:x="0.229cm" svg:y="0.129cm" svg:width="8.028cm" svg:height="6.197cm">
          <chart:coordinate-region svg:x="1.221cm" svg:y="0.328cm" svg:width="7.036cm" svg:height="5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C2:insertion_sort.C101" chart:label-cell-address="insertion_sort.C1:insertion_sort.C1" chart:class="chart:line">
            <chart:data-point chart:repeated="100"/>
          </chart:serie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E2:insertion_sort.E101" chart:label-cell-address="insertion_sort.E1:insertion_sort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swap</text:p>
                <draw:g>
                  <svg:desc>insertion_sort.C1:insertion_sort.C1</svg:desc>
                </draw:g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max_swap</text:p>
                <draw:g>
                  <svg:desc>insertion_sort.E1:insertion_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C2:insertion_sort.C101</svg:desc>
                </draw:g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E2:insertion_sor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69">
                <text:p>1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182">
                <text:p>18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10">
                <text:p>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256">
                <text:p>25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272">
                <text:p>27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">
                <text:p>177</text:p>
              </table:table-cell>
              <table:table-cell office:value-type="float" office:value="306">
                <text:p>3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342">
                <text:p>34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">
                <text:p>209</text:p>
              </table:table-cell>
              <table:table-cell office:value-type="float" office:value="361">
                <text:p>3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">
                <text:p>232</text:p>
              </table:table-cell>
              <table:table-cell office:value-type="float" office:value="380">
                <text:p>3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">
                <text:p>248</text:p>
              </table:table-cell>
              <table:table-cell office:value-type="float" office:value="421">
                <text:p>42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">
                <text:p>261</text:p>
              </table:table-cell>
              <table:table-cell office:value-type="float" office:value="441">
                <text:p>44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">
                <text:p>301</text:p>
              </table:table-cell>
              <table:table-cell office:value-type="float" office:value="463">
                <text:p>46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">
                <text:p>294</text:p>
              </table:table-cell>
              <table:table-cell office:value-type="float" office:value="484">
                <text:p>48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">
                <text:p>327</text:p>
              </table:table-cell>
              <table:table-cell office:value-type="float" office:value="506">
                <text:p>5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4">
                <text:p>324</text:p>
              </table:table-cell>
              <table:table-cell office:value-type="float" office:value="529">
                <text:p>52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552">
                <text:p>55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1">
                <text:p>331</text:p>
              </table:table-cell>
              <table:table-cell office:value-type="float" office:value="576">
                <text:p>57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">
                <text:p>366</text:p>
              </table:table-cell>
              <table:table-cell office:value-type="float" office:value="600">
                <text:p>60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">
                <text:p>405</text:p>
              </table:table-cell>
              <table:table-cell office:value-type="float" office:value="625">
                <text:p>62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">
                <text:p>414</text:p>
              </table:table-cell>
              <table:table-cell office:value-type="float" office:value="651">
                <text:p>65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677">
                <text:p>67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703">
                <text:p>70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">
                <text:p>456</text:p>
              </table:table-cell>
              <table:table-cell office:value-type="float" office:value="728">
                <text:p>72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0">
                <text:p>520</text:p>
              </table:table-cell>
              <table:table-cell office:value-type="float" office:value="757">
                <text:p>75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">
                <text:p>479</text:p>
              </table:table-cell>
              <table:table-cell office:value-type="float" office:value="785">
                <text:p>78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">
                <text:p>535</text:p>
              </table:table-cell>
              <table:table-cell office:value-type="float" office:value="812">
                <text:p>81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3">
                <text:p>543</text:p>
              </table:table-cell>
              <table:table-cell office:value-type="float" office:value="840">
                <text:p>8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  <table:table-cell office:value-type="float" office:value="870">
                <text:p>87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3">
                <text:p>623</text:p>
              </table:table-cell>
              <table:table-cell office:value-type="float" office:value="902">
                <text:p>90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2">
                <text:p>632</text:p>
              </table:table-cell>
              <table:table-cell office:value-type="float" office:value="929">
                <text:p>92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7">
                <text:p>627</text:p>
              </table:table-cell>
              <table:table-cell office:value-type="float" office:value="961">
                <text:p>96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2">
                <text:p>632</text:p>
              </table:table-cell>
              <table:table-cell office:value-type="float" office:value="991">
                <text:p>99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1024">
                <text:p>102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3">
                <text:p>693</text:p>
              </table:table-cell>
              <table:table-cell office:value-type="float" office:value="1053">
                <text:p>1053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6">
                <text:p>696</text:p>
              </table:table-cell>
              <table:table-cell office:value-type="float" office:value="1089">
                <text:p>1089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9">
                <text:p>779</text:p>
              </table:table-cell>
              <table:table-cell office:value-type="float" office:value="1122">
                <text:p>11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">
                <text:p>794</text:p>
              </table:table-cell>
              <table:table-cell office:value-type="float" office:value="1155">
                <text:p>115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8">
                <text:p>818</text:p>
              </table:table-cell>
              <table:table-cell office:value-type="float" office:value="1193">
                <text:p>119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3">
                <text:p>813</text:p>
              </table:table-cell>
              <table:table-cell office:value-type="float" office:value="1223">
                <text:p>122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1260">
                <text:p>126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8">
                <text:p>878</text:p>
              </table:table-cell>
              <table:table-cell office:value-type="float" office:value="1296">
                <text:p>129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5">
                <text:p>925</text:p>
              </table:table-cell>
              <table:table-cell office:value-type="float" office:value="1333">
                <text:p>1333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9">
                <text:p>979</text:p>
              </table:table-cell>
              <table:table-cell office:value-type="float" office:value="1368">
                <text:p>136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3">
                <text:p>953</text:p>
              </table:table-cell>
              <table:table-cell office:value-type="float" office:value="1406">
                <text:p>140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2">
                <text:p>992</text:p>
              </table:table-cell>
              <table:table-cell office:value-type="float" office:value="1444">
                <text:p>1444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3">
                <text:p>973</text:p>
              </table:table-cell>
              <table:table-cell office:value-type="float" office:value="1482">
                <text:p>148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8">
                <text:p>1078</text:p>
              </table:table-cell>
              <table:table-cell office:value-type="float" office:value="1521">
                <text:p>1521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1">
                <text:p>1121</text:p>
              </table:table-cell>
              <table:table-cell office:value-type="float" office:value="1560">
                <text:p>156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0">
                <text:p>1140</text:p>
              </table:table-cell>
              <table:table-cell office:value-type="float" office:value="1599">
                <text:p>159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9">
                <text:p>1199</text:p>
              </table:table-cell>
              <table:table-cell office:value-type="float" office:value="1642">
                <text:p>164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5">
                <text:p>1195</text:p>
              </table:table-cell>
              <table:table-cell office:value-type="float" office:value="1683">
                <text:p>168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6">
                <text:p>1186</text:p>
              </table:table-cell>
              <table:table-cell office:value-type="float" office:value="1720">
                <text:p>172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7">
                <text:p>1327</text:p>
              </table:table-cell>
              <table:table-cell office:value-type="float" office:value="1763">
                <text:p>176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4">
                <text:p>1284</text:p>
              </table:table-cell>
              <table:table-cell office:value-type="float" office:value="1807">
                <text:p>180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8">
                <text:p>1348</text:p>
              </table:table-cell>
              <table:table-cell office:value-type="float" office:value="1850">
                <text:p>18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6">
                <text:p>1396</text:p>
              </table:table-cell>
              <table:table-cell office:value-type="float" office:value="1893">
                <text:p>1893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8">
                <text:p>1398</text:p>
              </table:table-cell>
              <table:table-cell office:value-type="float" office:value="1936">
                <text:p>1936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3">
                <text:p>1443</text:p>
              </table:table-cell>
              <table:table-cell office:value-type="float" office:value="1982">
                <text:p>1982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2">
                <text:p>1482</text:p>
              </table:table-cell>
              <table:table-cell office:value-type="float" office:value="2022">
                <text:p>202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9">
                <text:p>1479</text:p>
              </table:table-cell>
              <table:table-cell office:value-type="float" office:value="2069">
                <text:p>2069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51">
                <text:p>1351</text:p>
              </table:table-cell>
              <table:table-cell office:value-type="float" office:value="2114">
                <text:p>2114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2">
                <text:p>1622</text:p>
              </table:table-cell>
              <table:table-cell office:value-type="float" office:value="2162">
                <text:p>2162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6">
                <text:p>1686</text:p>
              </table:table-cell>
              <table:table-cell office:value-type="float" office:value="2211">
                <text:p>221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7">
                <text:p>1657</text:p>
              </table:table-cell>
              <table:table-cell office:value-type="float" office:value="2256">
                <text:p>225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43">
                <text:p>1743</text:p>
              </table:table-cell>
              <table:table-cell office:value-type="float" office:value="2305">
                <text:p>2305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33">
                <text:p>1733</text:p>
              </table:table-cell>
              <table:table-cell office:value-type="float" office:value="2354">
                <text:p>235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98">
                <text:p>1798</text:p>
              </table:table-cell>
              <table:table-cell office:value-type="float" office:value="2400">
                <text:p>240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0">
                <text:p>1750</text:p>
              </table:table-cell>
              <table:table-cell office:value-type="float" office:value="2450">
                <text:p>2450</text:p>
              </table:table-cell>
              <table:table-cell office:value-type="float" office:value="3066">
                <text:p>3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47cm" svg:height="7.04cm" xlink:href=".." xlink:type="simple" chart:class="chart:line" chart:style-name="ch1">
        <chart:legend chart:legend-position="end" svg:x="9.186cm" svg:y="2.723cm" style:legend-expansion="high" chart:style-name="ch2"/>
        <chart:plot-area chart:style-name="ch3" table:cell-range-address="insertion_sort.G1:insertion_sort.I101" chart:data-source-has-labels="row" svg:x="0.234cm" svg:y="0.14cm" svg:width="8.718cm" svg:height="6.76cm">
          <chart:coordinate-region svg:x="1.438cm" svg:y="0.339cm" svg:width="7.514cm" svg:height="5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G2:insertion_sort.G101" chart:label-cell-address="insertion_sort.G1:insertion_sort.G1" chart:class="chart:line">
            <chart:data-point chart:repeated="100"/>
          </chart:series>
          <chart:series chart:style-name="ch7" chart:values-cell-range-address="insertion_sort.H2:insertion_sort.H101" chart:label-cell-address="insertion_sort.H1:insertion_sort.H1" chart:class="chart:line">
            <chart:data-point chart:repeated="100"/>
          </chart:series>
          <chart:series chart:style-name="ch8" chart:values-cell-range-address="insertion_sort.I2:insertion_sort.I101" chart:label-cell-address="insertion_sort.I1:insertion_sort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op</text:p>
                <draw:g>
                  <svg:desc>insertion_sort.G1:insertion_sort.G1</svg:desc>
                </draw:g>
              </table:table-cell>
              <table:table-cell office:value-type="string">
                <text:p>avg_op</text:p>
                <draw:g>
                  <svg:desc>insertion_sort.H1:insertion_sort.H1</svg:desc>
                </draw:g>
              </table:table-cell>
              <table:table-cell office:value-type="string">
                <text:p>max_op</text:p>
                <draw:g>
                  <svg:desc>insertion_sort.I1:insertion_sor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nsertion_sort.G2:insertion_sort.G101</svg:desc>
                </draw:g>
              </table:table-cell>
              <table:table-cell office:value-type="float" office:value="2">
                <text:p>2</text:p>
                <draw:g>
                  <svg:desc>insertion_sort.H2:insertion_sort.H101</svg:desc>
                </draw:g>
              </table:table-cell>
              <table:table-cell office:value-type="float" office:value="2">
                <text:p>2</text:p>
                <draw:g>
                  <svg:desc>insertion_sort.I2:insertion_sort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239">
                <text:p>23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282">
                <text:p>28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330">
                <text:p>3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380">
                <text:p>38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433">
                <text:p>43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">
                <text:p>223</text:p>
              </table:table-cell>
              <table:table-cell office:value-type="float" office:value="491">
                <text:p>49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">
                <text:p>272</text:p>
              </table:table-cell>
              <table:table-cell office:value-type="float" office:value="552">
                <text:p>55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615">
                <text:p>61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">
                <text:p>326</text:p>
              </table:table-cell>
              <table:table-cell office:value-type="float" office:value="683">
                <text:p>68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756">
                <text:p>75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  <table:table-cell office:value-type="float" office:value="830">
                <text:p>83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">
                <text:p>424</text:p>
              </table:table-cell>
              <table:table-cell office:value-type="float" office:value="910">
                <text:p>91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5">
                <text:p>485</text:p>
              </table:table-cell>
              <table:table-cell office:value-type="float" office:value="989">
                <text:p>98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0">
                <text:p>620</text:p>
              </table:table-cell>
              <table:table-cell office:value-type="float" office:value="1076">
                <text:p>107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2">
                <text:p>632</text:p>
              </table:table-cell>
              <table:table-cell office:value-type="float" office:value="1168">
                <text:p>116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">
                <text:p>639</text:p>
              </table:table-cell>
              <table:table-cell office:value-type="float" office:value="1258">
                <text:p>125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2">
                <text:p>732</text:p>
              </table:table-cell>
              <table:table-cell office:value-type="float" office:value="1355">
                <text:p>135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1454">
                <text:p>145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2">
                <text:p>902</text:p>
              </table:table-cell>
              <table:table-cell office:value-type="float" office:value="1556">
                <text:p>155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">
                <text:p>1014</text:p>
              </table:table-cell>
              <table:table-cell office:value-type="float" office:value="1662">
                <text:p>1662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4">
                <text:p>1014</text:p>
              </table:table-cell>
              <table:table-cell office:value-type="float" office:value="1774">
                <text:p>177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8">
                <text:p>1048</text:p>
              </table:table-cell>
              <table:table-cell office:value-type="float" office:value="1888">
                <text:p>1888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7">
                <text:p>1207</text:p>
              </table:table-cell>
              <table:table-cell office:value-type="float" office:value="2005">
                <text:p>200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3">
                <text:p>1273</text:p>
              </table:table-cell>
              <table:table-cell office:value-type="float" office:value="2126">
                <text:p>212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0">
                <text:p>1360</text:p>
              </table:table-cell>
              <table:table-cell office:value-type="float" office:value="2250">
                <text:p>2250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6">
                <text:p>1486</text:p>
              </table:table-cell>
              <table:table-cell office:value-type="float" office:value="2378">
                <text:p>2378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">
                <text:p>1462</text:p>
              </table:table-cell>
              <table:table-cell office:value-type="float" office:value="2508">
                <text:p>2508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8">
                <text:p>1628</text:p>
              </table:table-cell>
              <table:table-cell office:value-type="float" office:value="2639">
                <text:p>2639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1">
                <text:p>1731</text:p>
              </table:table-cell>
              <table:table-cell office:value-type="float" office:value="2779">
                <text:p>2779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4">
                <text:p>1894</text:p>
              </table:table-cell>
              <table:table-cell office:value-type="float" office:value="2924">
                <text:p>2924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0">
                <text:p>1910</text:p>
              </table:table-cell>
              <table:table-cell office:value-type="float" office:value="3068">
                <text:p>306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5">
                <text:p>2015</text:p>
              </table:table-cell>
              <table:table-cell office:value-type="float" office:value="3224">
                <text:p>322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3">
                <text:p>2113</text:p>
              </table:table-cell>
              <table:table-cell office:value-type="float" office:value="3369">
                <text:p>3369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5">
                <text:p>2395</text:p>
              </table:table-cell>
              <table:table-cell office:value-type="float" office:value="3530">
                <text:p>353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3">
                <text:p>2363</text:p>
              </table:table-cell>
              <table:table-cell office:value-type="float" office:value="3682">
                <text:p>3682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96">
                <text:p>2596</text:p>
              </table:table-cell>
              <table:table-cell office:value-type="float" office:value="3846">
                <text:p>3846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7">
                <text:p>2587</text:p>
              </table:table-cell>
              <table:table-cell office:value-type="float" office:value="4013">
                <text:p>4013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6">
                <text:p>2766</text:p>
              </table:table-cell>
              <table:table-cell office:value-type="float" office:value="4182">
                <text:p>4182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0">
                <text:p>2650</text:p>
              </table:table-cell>
              <table:table-cell office:value-type="float" office:value="4356">
                <text:p>4356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7">
                <text:p>2887</text:p>
              </table:table-cell>
              <table:table-cell office:value-type="float" office:value="4528">
                <text:p>4528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2">
                <text:p>3172</text:p>
              </table:table-cell>
              <table:table-cell office:value-type="float" office:value="4713">
                <text:p>4713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7">
                <text:p>3257</text:p>
              </table:table-cell>
              <table:table-cell office:value-type="float" office:value="4898">
                <text:p>4898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6">
                <text:p>3546</text:p>
              </table:table-cell>
              <table:table-cell office:value-type="float" office:value="5090">
                <text:p>5090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48">
                <text:p>3548</text:p>
              </table:table-cell>
              <table:table-cell office:value-type="float" office:value="5279">
                <text:p>5279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62">
                <text:p>3562</text:p>
              </table:table-cell>
              <table:table-cell office:value-type="float" office:value="5463">
                <text:p>5463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7">
                <text:p>4017</text:p>
              </table:table-cell>
              <table:table-cell office:value-type="float" office:value="5667">
                <text:p>5667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7">
                <text:p>3737</text:p>
              </table:table-cell>
              <table:table-cell office:value-type="float" office:value="5875">
                <text:p>587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31">
                <text:p>4131</text:p>
              </table:table-cell>
              <table:table-cell office:value-type="float" office:value="6070">
                <text:p>6070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99">
                <text:p>4199</text:p>
              </table:table-cell>
              <table:table-cell office:value-type="float" office:value="6273">
                <text:p>6273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0">
                <text:p>4440</text:p>
              </table:table-cell>
              <table:table-cell office:value-type="float" office:value="6489">
                <text:p>648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73">
                <text:p>4773</text:p>
              </table:table-cell>
              <table:table-cell office:value-type="float" office:value="6717">
                <text:p>671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48">
                <text:p>4848</text:p>
              </table:table-cell>
              <table:table-cell office:value-type="float" office:value="6917">
                <text:p>6917</text:p>
              </table:table-cell>
              <table:table-cell office:value-type="float" office:value="9068">
                <text:p>9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10">
                <text:p>4810</text:p>
              </table:table-cell>
              <table:table-cell office:value-type="float" office:value="7148">
                <text:p>7148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62">
                <text:p>4862</text:p>
              </table:table-cell>
              <table:table-cell office:value-type="float" office:value="7366">
                <text:p>7366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8">
                <text:p>5328</text:p>
              </table:table-cell>
              <table:table-cell office:value-type="float" office:value="7601">
                <text:p>760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8">
                <text:p>5298</text:p>
              </table:table-cell>
              <table:table-cell office:value-type="float" office:value="7815">
                <text:p>7815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36">
                <text:p>5336</text:p>
              </table:table-cell>
              <table:table-cell office:value-type="float" office:value="8070">
                <text:p>807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09">
                <text:p>5909</text:p>
              </table:table-cell>
              <table:table-cell office:value-type="float" office:value="8308">
                <text:p>8308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31">
                <text:p>6031</text:p>
              </table:table-cell>
              <table:table-cell office:value-type="float" office:value="8547">
                <text:p>8547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01">
                <text:p>6201</text:p>
              </table:table-cell>
              <table:table-cell office:value-type="float" office:value="8820">
                <text:p>8820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8">
                <text:p>6168</text:p>
              </table:table-cell>
              <table:table-cell office:value-type="float" office:value="9034">
                <text:p>9034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90">
                <text:p>6590</text:p>
              </table:table-cell>
              <table:table-cell office:value-type="float" office:value="9305">
                <text:p>9305</text:p>
              </table:table-cell>
              <table:table-cell office:value-type="float" office:value="11905">
                <text:p>11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7">
                <text:p>6637</text:p>
              </table:table-cell>
              <table:table-cell office:value-type="float" office:value="9563">
                <text:p>9563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88">
                <text:p>6988</text:p>
              </table:table-cell>
              <table:table-cell office:value-type="float" office:value="9827">
                <text:p>9827</text:p>
              </table:table-cell>
              <table:table-cell office:value-type="float" office:value="12664">
                <text:p>12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8">
                <text:p>7358</text:p>
              </table:table-cell>
              <table:table-cell office:value-type="float" office:value="10082">
                <text:p>10082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88">
                <text:p>7188</text:p>
              </table:table-cell>
              <table:table-cell office:value-type="float" office:value="10353">
                <text:p>10353</text:p>
              </table:table-cell>
              <table:table-cell office:value-type="float" office:value="13245">
                <text:p>13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78">
                <text:p>7478</text:p>
              </table:table-cell>
              <table:table-cell office:value-type="float" office:value="10623">
                <text:p>10623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37">
                <text:p>7337</text:p>
              </table:table-cell>
              <table:table-cell office:value-type="float" office:value="10899">
                <text:p>10899</text:p>
              </table:table-cell>
              <table:table-cell office:value-type="float" office:value="13962">
                <text:p>13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89">
                <text:p>8089</text:p>
              </table:table-cell>
              <table:table-cell office:value-type="float" office:value="11178">
                <text:p>11178</text:p>
              </table:table-cell>
              <table:table-cell office:value-type="float" office:value="14164">
                <text:p>14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87">
                <text:p>8387</text:p>
              </table:table-cell>
              <table:table-cell office:value-type="float" office:value="11459">
                <text:p>11459</text:p>
              </table:table-cell>
              <table:table-cell office:value-type="float" office:value="14683">
                <text:p>14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7">
                <text:p>8517</text:p>
              </table:table-cell>
              <table:table-cell office:value-type="float" office:value="11740">
                <text:p>11740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52">
                <text:p>8952</text:p>
              </table:table-cell>
              <table:table-cell office:value-type="float" office:value="12044">
                <text:p>12044</text:p>
              </table:table-cell>
              <table:table-cell office:value-type="float" office:value="15336">
                <text:p>15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11">
                <text:p>8911</text:p>
              </table:table-cell>
              <table:table-cell office:value-type="float" office:value="12336">
                <text:p>12336</text:p>
              </table:table-cell>
              <table:table-cell office:value-type="float" office:value="16067">
                <text:p>16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75">
                <text:p>8875</text:p>
              </table:table-cell>
              <table:table-cell office:value-type="float" office:value="12604">
                <text:p>12604</text:p>
              </table:table-cell>
              <table:table-cell office:value-type="float" office:value="15773">
                <text:p>15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59">
                <text:p>9859</text:p>
              </table:table-cell>
              <table:table-cell office:value-type="float" office:value="12916">
                <text:p>12916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80">
                <text:p>9580</text:p>
              </table:table-cell>
              <table:table-cell office:value-type="float" office:value="13228">
                <text:p>13228</text:p>
              </table:table-cell>
              <table:table-cell office:value-type="float" office:value="16317">
                <text:p>16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25">
                <text:p>10025</text:p>
              </table:table-cell>
              <table:table-cell office:value-type="float" office:value="13538">
                <text:p>13538</text:p>
              </table:table-cell>
              <table:table-cell office:value-type="float" office:value="16972">
                <text:p>16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63">
                <text:p>10363</text:p>
              </table:table-cell>
              <table:table-cell office:value-type="float" office:value="13846">
                <text:p>13846</text:p>
              </table:table-cell>
              <table:table-cell office:value-type="float" office:value="17841">
                <text:p>17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84">
                <text:p>10384</text:p>
              </table:table-cell>
              <table:table-cell office:value-type="float" office:value="14155">
                <text:p>14155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11">
                <text:p>10711</text:p>
              </table:table-cell>
              <table:table-cell office:value-type="float" office:value="14481">
                <text:p>14481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1">
                <text:p>11001</text:p>
              </table:table-cell>
              <table:table-cell office:value-type="float" office:value="14766">
                <text:p>14766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67">
                <text:p>10967</text:p>
              </table:table-cell>
              <table:table-cell office:value-type="float" office:value="15105">
                <text:p>15105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88">
                <text:p>10088</text:p>
              </table:table-cell>
              <table:table-cell office:value-type="float" office:value="15427">
                <text:p>15427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87">
                <text:p>11987</text:p>
              </table:table-cell>
              <table:table-cell office:value-type="float" office:value="15770">
                <text:p>15770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52">
                <text:p>12452</text:p>
              </table:table-cell>
              <table:table-cell office:value-type="float" office:value="16117">
                <text:p>16117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56">
                <text:p>12256</text:p>
              </table:table-cell>
              <table:table-cell office:value-type="float" office:value="16441">
                <text:p>16441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70">
                <text:p>12870</text:p>
              </table:table-cell>
              <table:table-cell office:value-type="float" office:value="16790">
                <text:p>16790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02">
                <text:p>12802</text:p>
              </table:table-cell>
              <table:table-cell office:value-type="float" office:value="17144">
                <text:p>17144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54">
                <text:p>13254</text:p>
              </table:table-cell>
              <table:table-cell office:value-type="float" office:value="17467">
                <text:p>17467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30">
                <text:p>12930</text:p>
              </table:table-cell>
              <table:table-cell office:value-type="float" office:value="17826">
                <text:p>17826</text:p>
              </table:table-cell>
              <table:table-cell office:value-type="float" office:value="22142">
                <text:p>221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68cm" svg:y="0.316cm" chart:style-name="ch2">
          <text:p>Insertion_sort</text:p>
        </chart:title>
        <chart:legend chart:legend-position="end" svg:x="10.345cm" svg:y="3.955cm" style:legend-expansion="high" chart:style-name="ch3"/>
        <chart:plot-area chart:style-name="ch4" table:cell-range-address="insertion_sort.D1:insertion_sort.D101 insertion_sort.F1:insertion_sort.F101" chart:data-source-has-labels="row" svg:x="0.32cm" svg:y="1.275cm" svg:width="9.705cm" svg:height="7.551cm">
          <chart:coordinate-region svg:x="1.312cm" svg:y="1.475cm" svg:width="8.713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008000000083796B955.png" xlink:type="simple" xlink:show="embed" xlink:actuate="onLoad"/>
    <draw:fill-image draw:name="ChartBitmap_20_2" draw:display-name="ChartBitmap 2" xlink:href="Pictures/1000000000000008000000083796B955.png" xlink:type="simple" xlink:show="embed" xlink:actuate="onLoad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1cm" svg:height="9.006cm" xlink:href=".." xlink:type="simple" chart:class="chart:line" chart:style-name="ch1">
        <chart:title svg:x="6.777cm" svg:y="0.316cm" chart:style-name="ch2">
          <text:p>Merge_sort</text:p>
        </chart:title>
        <chart:legend chart:legend-position="end" svg:x="12.061cm" svg:y="3.955cm" style:legend-expansion="high" chart:style-name="ch3"/>
        <chart:plot-area chart:style-name="ch4" table:cell-range-address="merge_sort.H1:merge_sort.H101 merge_sort.J1:merge_sort.J101" chart:data-source-has-labels="row" svg:x="0.319cm" svg:y="1.275cm" svg:width="11.423cm" svg:height="7.551cm">
          <chart:coordinate-region svg:x="1.523cm" svg:y="1.475cm" svg:width="10.219cm" svg:height="6.55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erge_sort.H2:merge_sort.H101" chart:label-cell-address="merge_sort.H1:merge_sort.H1" chart:class="chart:line">
            <chart:data-point chart:repeated="100"/>
          </chart:series>
          <chart:series chart:style-name="ch8" chart:values-cell-range-address="merge_sort.J2:merge_sort.J101" chart:label-cell-address="merge_sort.J1:merge_sort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